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Variable Text" svg:font-family="'Segoe UI Variable Text', ui-sans-serif, apple-system, system-ui, 'Segoe UI', Helvetica, 'Apple Color Emoji', Arial, sans-serif, 'Segoe UI Emoji', 'Segoe UI Symbol'"/>
  </office:font-face-decls>
  <office:automatic-styles>
    <style:style style:name="P1" style:family="paragraph" style:parent-style-name="Standard">
      <style:paragraph-properties fo:margin-left="0in" fo:margin-right="0in" fo:margin-top="0in" fo:margin-bottom="0in" style:contextual-spacing="false" fo:text-indent="0in" style:auto-text-indent="false"/>
    </style:style>
    <style:style style:name="P2" style:family="paragraph" style:parent-style-name="Heading_20_2">
      <style:paragraph-properties fo:margin-left="0in" fo:margin-right="0in" fo:margin-top="0in" fo:margin-bottom="0in" style:contextual-spacing="false" fo:orphans="1" fo:text-indent="0in" style:auto-text-indent="false" fo:padding="0in" fo:border="none"/>
      <style:text-properties fo:font-size="15.75pt" fo:font-weight="bold" fo:background-color="#f9f9f9" loext:padding="0.0193in" loext:border="0.06pt solid #0d0d0d"/>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in" style:contextual-spacing="false" fo:orphans="1" fo:text-indent="0in" style:auto-text-indent="false"/>
    </style:style>
    <style:style style:name="P5" style:family="paragraph" style:parent-style-name="Text_20_body">
      <style:paragraph-properties fo:margin-left="0in" fo:margin-right="0in" fo:margin-top="0in" fo:margin-bottom="0in" style:contextual-spacing="false" style:line-height-at-least="0.2083in" fo:text-indent="0in" style:auto-text-indent="false"/>
      <style:text-properties fo:font-variant="normal" fo:text-transform="none" fo:color="#0d0d0d" loext:opacity="100%" style:font-name="Segoe UI Variable Text" fo:font-size="10.5pt" fo:letter-spacing="normal" fo:font-style="normal" fo:font-weight="normal" fo:background-color="#e9e9e9" style:font-name-asian="Segoe UI Variable Text" style:font-size-asian="10.5pt" style:font-style-asian="normal" style:font-weight-asian="normal" style:font-name-complex="Segoe UI Variable Text" style:font-size-complex="10.5pt" style:font-style-complex="normal" style:font-weight-complex="normal" loext:padding="0.0193in" loext:border="0.06pt solid #0d0d0d"/>
    </style:style>
    <style:style style:name="P6" style:family="paragraph" style:parent-style-name="Heading_20_5">
      <style:paragraph-properties fo:margin-left="0in" fo:margin-right="0in" fo:text-indent="0in" style:auto-text-indent="false"/>
    </style:style>
    <style:style style:name="P7" style:family="paragraph" style:parent-style-name="Text_20_body">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8" style:family="paragraph" style:parent-style-name="Heading_20_6">
      <style:paragraph-properties fo:margin-left="0in" fo:margin-right="0in" fo:text-indent="0in" style:auto-text-indent="false"/>
    </style:style>
    <style:style style:name="P9" style:family="paragraph" style:parent-style-name="Text_20_body" style:list-style-name="L1">
      <style:paragraph-properties fo:margin-left="0in" fo:margin-right="0in" fo:margin-top="0in" fo:margin-bottom="0in" style:contextual-spacing="false" style:line-height-at-least="0.2083in" fo:text-indent="0in" style:auto-text-indent="false" fo:padding="0.0193in" fo:border="0.06pt solid #0d0d0d"/>
    </style:style>
    <style:style style:name="P10" style:family="paragraph" style:parent-style-name="Text_20_body" style:list-style-name="L2">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11" style:family="paragraph" style:parent-style-name="Text_20_body">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fo:letter-spacing="normal" loext:padding="0.0193in" loext:border="0.06pt solid #0d0d0d"/>
    </style:style>
    <style:style style:name="P12" style:family="paragraph" style:parent-style-name="Text_20_body">
      <style:paragraph-properties fo:margin-left="0in" fo:margin-right="0in" fo:margin-top="0in" fo:margin-bottom="0in" style:contextual-spacing="false" style:line-height-at-least="0.2083in" fo:text-indent="0in" style:auto-text-indent="false"/>
      <style:text-properties fo:font-variant="normal" fo:text-transform="none" fo:color="#0d0d0d" loext:opacity="100%" style:font-name="Segoe UI Variable Text" fo:font-size="10.5pt" fo:letter-spacing="normal" fo:font-style="normal" fo:font-weight="normal" fo:background-color="#e9e9e9" loext:padding="0.0193in" loext:border="0.06pt solid #0d0d0d"/>
    </style:style>
    <style:style style:name="P13" style:family="paragraph" style:parent-style-name="Text_20_body">
      <style:paragraph-properties fo:margin-left="0in" fo:margin-right="0in" fo:margin-top="0in" fo:margin-bottom="0in" style:contextual-spacing="false" style:line-height-at-least="0.2083in" fo:text-indent="0in" style:auto-text-indent="false" fo:padding="0.0193in" fo:border="0.06pt solid #0d0d0d"/>
    </style:style>
    <style:style style:name="P14" style:family="paragraph" style:parent-style-name="Horizontal_20_Line">
      <style:paragraph-properties fo:margin-left="0in" fo:margin-right="0in" fo:margin-top="0in" fo:margin-bottom="0in" style:contextual-spacing="false" style:line-height-at-least="0.2083in"/>
    </style:style>
    <style:style style:name="P15" style:family="paragraph" style:parent-style-name="Heading_20_3">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fo:letter-spacing="normal" loext:padding="0.0193in" loext:border="0.06pt solid #0d0d0d"/>
    </style:style>
    <style:style style:name="P16" style:family="paragraph" style:parent-style-name="Text_20_body" style:list-style-name="L3">
      <style:paragraph-properties fo:margin-left="0in" fo:margin-right="0in" fo:margin-top="0in" fo:margin-bottom="0in" style:contextual-spacing="false" style:line-height-at-least="0.2083in" fo:text-indent="0in" style:auto-text-indent="false" fo:padding="0.0193in" fo:border="0.06pt solid #0d0d0d"/>
    </style:style>
    <style:style style:name="P17" style:family="paragraph" style:parent-style-name="Text_20_body" style:list-style-name="L4">
      <style:paragraph-properties fo:margin-left="0in" fo:margin-right="0in" fo:margin-top="0in" fo:margin-bottom="0in" style:contextual-spacing="false" style:line-height-at-least="0.2083in" fo:text-indent="0in" style:auto-text-indent="false" fo:padding="0.0193in" fo:border="0.06pt solid #0d0d0d"/>
    </style:style>
    <style:style style:name="P18" style:family="paragraph" style:parent-style-name="Text_20_body" style:list-style-name="L4">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19" style:family="paragraph" style:parent-style-name="Text_20_body" style:list-style-name="L5">
      <style:paragraph-properties fo:margin-left="0in" fo:margin-right="0in" fo:margin-top="0in" fo:margin-bottom="0in" style:contextual-spacing="false" style:line-height-at-least="0.2083in" fo:text-indent="0in" style:auto-text-indent="false" fo:padding="0.0193in" fo:border="0.06pt solid #0d0d0d"/>
    </style:style>
    <style:style style:name="P20" style:family="paragraph" style:parent-style-name="Text_20_body" style:list-style-name="L5">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21" style:family="paragraph" style:parent-style-name="Text_20_body" style:list-style-name="L6">
      <style:paragraph-properties fo:margin-left="0in" fo:margin-right="0in" fo:margin-top="0in" fo:margin-bottom="0in" style:contextual-spacing="false" style:line-height-at-least="0.2083in" fo:text-indent="0in" style:auto-text-indent="false" fo:padding="0.0193in" fo:border="0.06pt solid #0d0d0d"/>
    </style:style>
    <style:style style:name="P22" style:family="paragraph" style:parent-style-name="Text_20_body" style:list-style-name="L6">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23" style:family="paragraph" style:parent-style-name="Text_20_body" style:list-style-name="L7">
      <style:paragraph-properties fo:margin-left="0in" fo:margin-right="0in" fo:margin-top="0in" fo:margin-bottom="0in" style:contextual-spacing="false" style:line-height-at-least="0.2083in" fo:text-indent="0in" style:auto-text-indent="false" fo:padding="0.0193in" fo:border="0.06pt solid #0d0d0d"/>
    </style:style>
    <style:style style:name="P24" style:family="paragraph" style:parent-style-name="Text_20_body" style:list-style-name="L7">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25" style:family="paragraph" style:parent-style-name="Text_20_body" style:list-style-name="L8">
      <style:paragraph-properties fo:margin-left="0in" fo:margin-right="0in" fo:margin-top="0in" fo:margin-bottom="0in" style:contextual-spacing="false" style:line-height-at-least="0.2083in" fo:text-indent="0in" style:auto-text-indent="false" fo:padding="0.0193in" fo:border="0.06pt solid #0d0d0d"/>
    </style:style>
    <style:style style:name="P26" style:family="paragraph" style:parent-style-name="Text_20_body" style:list-style-name="L8">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27" style:family="paragraph" style:parent-style-name="Text_20_body">
      <style:paragraph-properties fo:margin-left="0in" fo:margin-right="0in" fo:margin-top="0in" fo:margin-bottom="0in" style:contextual-spacing="false" style:line-height-at-least="0.2083in" fo:orphans="1" fo:text-indent="0in" style:auto-text-indent="false"/>
      <style:text-properties fo:font-variant="normal" fo:text-transform="none" fo:color="#5d5d5d" loext:opacity="100%" style:font-name="Segoe UI Variable Text" fo:font-size="10.5pt" fo:letter-spacing="normal" fo:font-style="normal" fo:font-weight="normal" loext:padding="0.0193in" loext:border="0.06pt solid #0d0d0d"/>
    </style:style>
    <style:style style:name="P28" style:family="paragraph" style:parent-style-name="Text_20_body" style:list-style-name="L9">
      <style:paragraph-properties fo:margin-left="0in" fo:margin-right="0in" fo:margin-top="0in" fo:margin-bottom="0in" style:contextual-spacing="false" style:line-height-at-least="0.2083in" fo:text-indent="0in" style:auto-text-indent="false" fo:padding="0.0193in" fo:border="0.06pt solid #0d0d0d"/>
    </style:style>
    <style:style style:name="P29" style:family="paragraph" style:parent-style-name="Heading_20_1">
      <style:paragraph-properties fo:margin-left="0in" fo:margin-right="0in" fo:margin-top="0in" fo:margin-bottom="0in" style:contextual-spacing="false" fo:line-height="133%" fo:text-indent="0in" style:auto-text-indent="false" fo:padding="0.0193in" fo:border="0.06pt solid #0d0d0d"/>
    </style:style>
    <style:style style:name="P30" style:family="paragraph" style:parent-style-name="Preformatted_20_Text">
      <loext:graphic-properties draw:fill="none" draw:fill-color="#000000"/>
      <style:paragraph-properties fo:margin-left="0in" fo:margin-right="0in" fo:margin-top="0in" fo:margin-bottom="0in" style:contextual-spacing="false" fo:line-height="150%" fo:text-align="start" style:justify-single-word="false" fo:text-indent="0in" style:auto-text-indent="false" fo:background-color="transparent" fo:padding-left="0.0193in" fo:padding-right="0in" fo:padding-top="0.0193in" fo:padding-bottom="0.0193in" fo:border-left="0.06pt solid #0d0d0d" fo:border-right="none" fo:border-top="0.06pt solid #0d0d0d" fo:border-bottom="0.06pt solid #0d0d0d" style:writing-mode="lr-tb"/>
    </style:style>
    <style:style style:name="P31" style:family="paragraph" style:parent-style-name="Preformatted_20_Text">
      <loext:graphic-properties draw:fill="none" draw:fill-color="#000000"/>
      <style:paragraph-properties fo:margin-left="0in" fo:margin-right="0in" fo:margin-top="0in" fo:margin-bottom="0in" style:contextual-spacing="false" fo:line-height="150%" fo:text-align="start" style:justify-single-word="false" fo:background-color="transparent" fo:padding-left="0.0193in" fo:padding-right="0in" fo:padding-top="0.0193in" fo:padding-bottom="0.0193in" fo:border-left="0.06pt solid #0d0d0d" fo:border-right="none" fo:border-top="0.06pt solid #0d0d0d" fo:border-bottom="0.06pt solid #0d0d0d" style:writing-mode="lr-tb"/>
    </style:style>
    <style:style style:name="P32" style:family="paragraph" style:parent-style-name="Heading_20_1">
      <style:paragraph-properties fo:margin-left="0in" fo:margin-right="0in" fo:margin-top="0in" fo:margin-bottom="0.0728in" style:contextual-spacing="false" fo:line-height="133%" fo:text-indent="0in" style:auto-text-indent="false" fo:padding="0.0193in" fo:border="0.06pt solid #0d0d0d"/>
      <style:text-properties fo:font-variant="normal" fo:text-transform="none" fo:color="#0d0d0d" loext:opacity="100%" style:font-name="Segoe UI Variable Text" fo:font-size="15.75pt" fo:letter-spacing="normal" fo:font-style="normal" fo:font-weight="bold" loext:padding="0.0193in" loext:border="0.06pt solid #0d0d0d"/>
    </style:style>
    <style:style style:name="P33" style:family="paragraph" style:parent-style-name="Text_20_body" style:list-style-name="L10">
      <style:paragraph-properties fo:margin-left="0in" fo:margin-right="0in" fo:margin-top="0in" fo:margin-bottom="0in" style:contextual-spacing="false" style:line-height-at-least="0.2083in" fo:text-indent="0in" style:auto-text-indent="false" fo:padding="0.0193in" fo:border="0.06pt solid #0d0d0d"/>
    </style:style>
    <style:style style:name="P34" style:family="paragraph" style:parent-style-name="Text_20_body" style:list-style-name="L10">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35" style:family="paragraph" style:parent-style-name="Heading_20_2">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fo:letter-spacing="normal" loext:padding="0.0193in" loext:border="0.06pt solid #0d0d0d"/>
    </style:style>
    <style:style style:name="P36" style:family="paragraph" style:parent-style-name="Text_20_body">
      <style:paragraph-properties fo:margin-left="0in" fo:margin-right="0in" fo:margin-top="0in" fo:margin-bottom="0.1457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37" style:family="paragraph" style:parent-style-name="Heading_20_3">
      <style:paragraph-properties fo:margin-left="0in" fo:margin-right="0in" fo:margin-top="0.1457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1.25pt" fo:letter-spacing="normal" fo:font-style="normal" fo:font-weight="bold" loext:padding="0.0193in" loext:border="0.06pt solid #0d0d0d"/>
    </style:style>
    <style:style style:name="P38" style:family="paragraph" style:parent-style-name="Text_20_body" style:list-style-name="L11">
      <style:paragraph-properties fo:margin-left="0in" fo:margin-right="0in" fo:margin-top="0in" fo:margin-bottom="0in" style:contextual-spacing="false" style:line-height-at-least="0.2083in" fo:text-indent="0in" style:auto-text-indent="false" fo:padding="0.0193in" fo:border="0.06pt solid #0d0d0d"/>
    </style:style>
    <style:style style:name="P39" style:family="paragraph" style:parent-style-name="Preformatted_20_Text" style:list-style-name="L11">
      <loext:graphic-properties draw:fill="none" draw:fill-color="#000000"/>
      <style:paragraph-properties fo:margin-left="0in" fo:margin-right="0in" fo:margin-top="0in" fo:margin-bottom="0in" style:contextual-spacing="false" fo:line-height="150%" fo:text-align="start" style:justify-single-word="false" fo:text-indent="0in" style:auto-text-indent="false" fo:background-color="transparent" fo:padding-left="0.0193in" fo:padding-right="0in" fo:padding-top="0.0193in" fo:padding-bottom="0.0193in" fo:border-left="0.06pt solid #0d0d0d" fo:border-right="none" fo:border-top="0.06pt solid #0d0d0d" fo:border-bottom="0.06pt solid #0d0d0d" style:writing-mode="lr-tb"/>
    </style:style>
    <style:style style:name="P40" style:family="paragraph" style:parent-style-name="Heading_20_3">
      <style:paragraph-properties fo:margin-left="0in" fo:margin-right="0in" fo:margin-top="0.1457in" fo:margin-bottom="0.0311in" style:contextual-spacing="false" style:line-height-at-least="0.2083in" fo:text-indent="0in" style:auto-text-indent="false" fo:padding="0.0193in" fo:border="0.06pt solid #0d0d0d"/>
      <style:text-properties fo:font-variant="normal" fo:text-transform="none" fo:color="#0d0d0d" loext:opacity="100%" fo:letter-spacing="normal" loext:padding="0.0193in" loext:border="0.06pt solid #0d0d0d"/>
    </style:style>
    <style:style style:name="P41" style:family="paragraph" style:parent-style-name="Text_20_body" style:list-style-name="L12">
      <style:paragraph-properties fo:margin-left="0in" fo:margin-right="0in" fo:margin-top="0in" fo:margin-bottom="0in" style:contextual-spacing="false" style:line-height-at-least="0.2083in" fo:text-indent="0in" style:auto-text-indent="false" fo:padding="0.0193in" fo:border="0.06pt solid #0d0d0d"/>
    </style:style>
    <style:style style:name="P42" style:family="paragraph" style:parent-style-name="Text_20_body" style:list-style-name="L13">
      <style:paragraph-properties fo:margin-left="0in" fo:margin-right="0in" fo:margin-top="0in" fo:margin-bottom="0in" style:contextual-spacing="false" style:line-height-at-least="0.2083in" fo:text-indent="0in" style:auto-text-indent="false" fo:padding="0.0193in" fo:border="0.06pt solid #0d0d0d"/>
    </style:style>
    <style:style style:name="P43" style:family="paragraph" style:parent-style-name="Text_20_body" style:list-style-name="L14">
      <style:paragraph-properties fo:margin-left="0in" fo:margin-right="0in" fo:margin-top="0in" fo:margin-bottom="0in" style:contextual-spacing="false" style:line-height-at-least="0.2083in" fo:text-indent="0in" style:auto-text-indent="false" fo:padding="0.0193in" fo:border="0.06pt solid #0d0d0d"/>
    </style:style>
    <style:style style:name="P44" style:family="paragraph" style:parent-style-name="Text_20_body">
      <style:paragraph-properties fo:margin-left="0in" fo:margin-right="0in" fo:margin-top="0in" fo:margin-bottom="0in" style:contextual-spacing="false" style:line-height-at-least="0.2083in" fo:text-indent="0in" style:auto-text-indent="false"/>
    </style:style>
    <style:style style:name="P45" style:family="paragraph" style:parent-style-name="Text_20_body" style:list-style-name="L15">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46" style:family="paragraph" style:parent-style-name="Text_20_body" style:list-style-name="L16">
      <style:paragraph-properties fo:margin-left="0in" fo:margin-right="0in" fo:margin-top="0in" fo:margin-bottom="0in" style:contextual-spacing="false" style:line-height-at-least="0.2083in" fo:text-indent="0in" style:auto-text-indent="false" fo:padding="0.0193in" fo:border="0.06pt solid #0d0d0d"/>
    </style:style>
    <style:style style:name="P47" style:family="paragraph" style:parent-style-name="Text_20_body" style:list-style-name="L16">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48" style:family="paragraph" style:parent-style-name="Text_20_body">
      <style:paragraph-properties fo:margin-left="0in" fo:margin-right="0in" fo:margin-top="0in" fo:margin-bottom="0in" style:contextual-spacing="false" fo:text-indent="0in" style:auto-text-indent="false"/>
    </style:style>
    <style:style style:name="P49" style:family="paragraph" style:parent-style-name="Standard">
      <style:paragraph-properties fo:margin-left="0in" fo:margin-right="0in" fo:margin-top="0in" fo:margin-bottom="0in" style:contextual-spacing="false" style:line-height-at-least="0.2083in" fo:text-indent="0in" style:auto-text-indent="false"/>
    </style:style>
    <style:style style:name="P50" style:family="paragraph" style:parent-style-name="Heading_20_2">
      <style:paragraph-properties fo:margin-left="0in" fo:margin-right="0in" fo:margin-top="0in" fo:margin-bottom="0in" style:contextual-spacing="false" style:line-height-at-least="0.2083in" fo:orphans="1" fo:text-indent="0in" style:auto-text-indent="false" fo:padding="0in" fo:border="none"/>
      <style:text-properties fo:font-size="15.75pt" fo:font-weight="bold" fo:background-color="#f9f9f9" loext:padding="0.0193in" loext:border="0.06pt solid #0d0d0d"/>
    </style:style>
    <style:style style:name="P51" style:family="paragraph" style:parent-style-name="Text_20_body">
      <style:paragraph-properties fo:margin-left="0in" fo:margin-right="0in" fo:margin-top="0in" fo:margin-bottom="0in" style:contextual-spacing="false" style:line-height-at-least="0.2083in" fo:orphans="1" fo:text-indent="0in" style:auto-text-indent="false"/>
    </style:style>
    <style:style style:name="P52" style:family="paragraph" style:parent-style-name="Heading_20_5">
      <style:paragraph-properties fo:margin-left="0in" fo:margin-right="0in" fo:margin-top="0in" fo:margin-bottom="0.1965in" style:contextual-spacing="false" style:line-height-at-least="0.2083in" fo:text-indent="0in" style:auto-text-indent="false"/>
    </style:style>
    <style:style style:name="P53" style:family="paragraph" style:parent-style-name="Text_20_body">
      <style:paragraph-properties fo:margin-left="0in" fo:margin-right="0in" fo:margin-top="0in" fo:margin-bottom="0in" style:contextual-spacing="false" style:line-height-at-least="0.2083in" fo:text-indent="0in" style:auto-text-indent="false" fo:padding="0.0193in" fo:border="0.06pt solid #0d0d0d"/>
    </style:style>
    <style:style style:name="P54" style:family="paragraph" style:parent-style-name="Heading_20_6">
      <style:paragraph-properties fo:margin-left="0in" fo:margin-right="0in" fo:margin-top="0in" fo:margin-bottom="0.1965in" style:contextual-spacing="false" style:line-height-at-least="0.2083in" fo:text-indent="0in" style:auto-text-indent="false"/>
    </style:style>
    <style:style style:name="P55" style:family="paragraph" style:parent-style-name="Text_20_body">
      <style:paragraph-properties fo:margin-left="0in" fo:margin-right="0in" fo:margin-top="0in" fo:margin-bottom="0.1457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56" style:family="paragraph" style:parent-style-name="Text_20_body" style:list-style-name="L17">
      <style:paragraph-properties fo:margin-left="0in" fo:margin-right="0in" fo:margin-top="0in" fo:margin-bottom="0in" style:contextual-spacing="false" style:line-height-at-least="0.2083in" fo:text-indent="0in" style:auto-text-indent="false" fo:padding="0.0193in" fo:border="0.06pt solid #0d0d0d"/>
    </style:style>
    <style:style style:name="P57" style:family="paragraph" style:parent-style-name="Text_20_body">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58" style:family="paragraph" style:parent-style-name="Text_20_body">
      <style:paragraph-properties fo:margin-left="0in" fo:margin-right="0in" fo:margin-top="0in" fo:margin-bottom="0in" style:contextual-spacing="false" style:line-height-at-least="0.2083in" fo:text-indent="0in" style:auto-text-indent="false"/>
      <style:text-properties fo:font-variant="normal" fo:text-transform="none" fo:color="#0d0d0d" loext:opacity="100%" style:font-name="Segoe UI Variable Text" fo:font-size="10.5pt" fo:letter-spacing="normal" fo:font-style="normal" fo:font-weight="normal" fo:background-color="#e9e9e9" loext:padding="0.0193in" loext:border="0.06pt solid #0d0d0d"/>
    </style:style>
    <style:style style:name="P59" style:family="paragraph" style:parent-style-name="Heading_20_3">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fo:letter-spacing="normal" loext:padding="0.0193in" loext:border="0.06pt solid #0d0d0d"/>
    </style:style>
    <style:style style:name="P60" style:family="paragraph" style:parent-style-name="Preformatted_20_Text">
      <loext:graphic-properties draw:fill="none" draw:fill-color="#000000"/>
      <style:paragraph-properties fo:margin-left="0in" fo:margin-right="0in" fo:margin-top="0in" fo:margin-bottom="0in" style:contextual-spacing="false" fo:line-height="150%" fo:text-align="start" style:justify-single-word="false" fo:text-indent="0in" style:auto-text-indent="false" fo:background-color="transparent" fo:padding-left="0.0193in" fo:padding-right="0in" fo:padding-top="0.0193in" fo:padding-bottom="0.0193in" fo:border-left="0.06pt solid #0d0d0d" fo:border-right="none" fo:border-top="0.06pt solid #0d0d0d" fo:border-bottom="0.06pt solid #0d0d0d" style:writing-mode="lr-tb"/>
    </style:style>
    <style:style style:name="P61" style:family="paragraph" style:parent-style-name="Heading_20_3">
      <style:paragraph-properties fo:margin-left="0in" fo:margin-right="0in" fo:margin-top="0in" fo:margin-bottom="0in" style:contextual-spacing="false" style:line-height-at-least="0.2083in" fo:text-indent="0in" style:auto-text-indent="false" fo:padding="0.0193in" fo:border="0.06pt solid #0d0d0d"/>
    </style:style>
    <style:style style:name="P62" style:family="paragraph" style:parent-style-name="Preformatted_20_Text">
      <loext:graphic-properties draw:fill="none" draw:fill-color="#000000"/>
      <style:paragraph-properties fo:margin-left="0in" fo:margin-right="0in" fo:margin-top="0in" fo:margin-bottom="0in" style:contextual-spacing="false" fo:line-height="150%" fo:text-align="start" style:justify-single-word="false" fo:background-color="transparent" fo:padding-left="0.0193in" fo:padding-right="0in" fo:padding-top="0.0193in" fo:padding-bottom="0.0193in" fo:border-left="0.06pt solid #0d0d0d" fo:border-right="none" fo:border-top="0.06pt solid #0d0d0d" fo:border-bottom="0.06pt solid #0d0d0d" style:writing-mode="lr-tb"/>
    </style:style>
    <style:style style:name="P63" style:family="paragraph" style:parent-style-name="Text_20_body" style:list-style-name="L18">
      <style:paragraph-properties fo:margin-left="0in" fo:margin-right="0in" fo:margin-top="0in" fo:margin-bottom="0in" style:contextual-spacing="false" style:line-height-at-least="0.2083in" fo:text-indent="0in" style:auto-text-indent="false" fo:padding="0.0193in" fo:border="0.06pt solid #0d0d0d"/>
    </style:style>
    <style:style style:name="P64" style:family="paragraph" style:parent-style-name="Text_20_body" style:list-style-name="L18">
      <style:paragraph-properties fo:margin-left="0in" fo:margin-right="0in" fo:margin-top="0in" fo:margin-bottom="0.0311in" style:contextual-spacing="false" style:line-height-at-least="0.2083in" fo:text-indent="0in" style:auto-text-indent="false" fo:padding="0.0193in" fo:border="0.06pt solid #0d0d0d"/>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P65" style:family="paragraph" style:parent-style-name="Text_20_body">
      <style:paragraph-properties fo:margin-left="0in" fo:margin-right="0in" fo:margin-top="0in" fo:margin-bottom="0in" style:contextual-spacing="false" style:line-height-at-least="0.1665in" fo:text-align="center" style:justify-single-word="false" fo:text-indent="0in" style:auto-text-indent="false"/>
      <style:text-properties fo:font-variant="normal" fo:text-transform="none" fo:color="#0d0d0d" loext:opacity="100%" style:font-name="Segoe UI Variable Text" fo:font-size="10.5pt" fo:letter-spacing="normal" fo:font-style="normal" fo:font-weight="normal" style:font-name-asian="Segoe UI Variable Text" style:font-size-asian="10.5pt" style:font-style-asian="normal" style:font-weight-asian="normal" style:font-name-complex="Segoe UI Variable Text" style:font-size-complex="10.5pt" style:font-style-complex="normal" style:font-weight-complex="normal" loext:padding="0.0193in" loext:border="0.06pt solid #000000"/>
    </style:style>
    <style:style style:name="P66" style:family="paragraph" style:parent-style-name="Standard">
      <style:paragraph-properties fo:margin-left="0in" fo:margin-right="0in" fo:text-indent="0in" style:auto-text-indent="false"/>
    </style:style>
    <style:style style:name="T1" style:family="text">
      <style:text-properties style:text-underline-style="solid" style:text-underline-width="auto" style:text-underline-color="font-color" loext:padding="0.0193in" loext:border="0.06pt solid #0d0d0d"/>
    </style:style>
    <style:style style:name="T2" style:family="text">
      <style:text-properties fo:font-variant="normal" fo:text-transform="none" fo:color="#0d0d0d" loext:opacity="100%" style:font-name="Segoe UI Variable Text" fo:font-size="10.5pt" fo:letter-spacing="normal" fo:font-style="normal" fo:font-weight="bold" loext:padding="0.0193in" loext:border="0.06pt solid #0d0d0d"/>
    </style:style>
    <style:style style:name="T3" style:family="text">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T4" style:family="text">
      <style:text-properties style:font-name="Segoe UI Variable Text" fo:font-size="10.5pt" fo:font-style="normal" fo:font-weight="normal"/>
    </style:style>
    <style:style style:name="T5" style:family="text">
      <style:text-properties style:font-name="Segoe UI Variable Text" fo:font-size="11.25pt" fo:font-style="normal" fo:font-weight="bold"/>
    </style:style>
    <style:style style:name="T6" style:family="text">
      <style:text-properties fo:font-variant="normal" fo:text-transform="none" fo:color="#0d0d0d" loext:opacity="100%" fo:letter-spacing="normal" loext:padding="0.0193in" loext:border="0.06pt solid #0d0d0d"/>
    </style:style>
    <style:style style:name="T7" style:family="text">
      <style:text-properties fo:font-variant="normal" fo:text-transform="none" fo:color="#0d0d0d" loext:opacity="100%" fo:font-family="ui-monospace, SFMono-Regular, 'SF Mono', Menlo, Consolas, 'Liberation Mono', monospace" fo:font-size="10.5pt" fo:letter-spacing="normal" fo:font-style="normal" fo:font-weight="bold" fo:background-color="#ececec" loext:char-shading-value="0" loext:padding-left="0.0193in" loext:padding-right="0in" loext:padding-top="0.0193in" loext:padding-bottom="0.0193in" loext:border-left="0.06pt solid #0d0d0d" loext:border-right="none" loext:border-top="0.06pt solid #0d0d0d" loext:border-bottom="0.06pt solid #0d0d0d"/>
    </style:style>
    <style:style style:name="T8" style:family="text">
      <style:text-properties fo:font-variant="normal" fo:text-transform="none" fo:color="#0d0d0d" loext:opacity="100%" style:font-name="Segoe UI Variable Text" fo:font-size="15.75pt" fo:letter-spacing="normal" fo:font-style="normal" fo:font-weight="bold" loext:padding="0.0193in" loext:border="0.06pt solid #0d0d0d"/>
    </style:style>
    <style:style style:name="T9" style:family="text">
      <style:text-properties fo:font-variant="normal" fo:text-transform="none" fo:color="#4078f2"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10" style:family="text">
      <style:text-properties fo:font-variant="normal" fo:text-transform="none" fo:color="#a626a4"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11" style:family="text">
      <style:text-properties fo:font-variant="normal" fo:text-transform="none" fo:color="#383a42"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12" style:family="text">
      <style:text-properties fo:font-variant="normal" fo:text-transform="none" fo:color="#e45649"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13" style:family="text">
      <style:text-properties fo:font-variant="normal" fo:text-transform="none" fo:color="#986801"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14" style:family="text">
      <style:text-properties fo:font-variant="normal" fo:text-transform="none" fo:color="#50a14f"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15" style:family="text">
      <style:text-properties fo:font-variant="normal" fo:text-transform="none" fo:color="#383a42" loext:opacity="100%" fo:letter-spacing="normal" fo:background-color="#f9f9f9" loext:char-shading-value="0" loext:padding="0.0193in" loext:border="0.06pt solid #0d0d0d"/>
    </style:style>
    <style:style style:name="T16" style:family="text">
      <style:text-properties fo:font-variant="normal" fo:text-transform="none" fo:color="#c18401"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17" style:family="text">
      <style:text-properties fo:font-variant="normal" fo:text-transform="none" fo:color="#a0a1a7" loext:opacity="100%" fo:font-family="ui-monospace, SFMono-Regular, 'SF Mono', Menlo, Consolas, 'Liberation Mono', monospace" fo:font-size="10.5pt" fo:letter-spacing="normal" fo:font-style="italic" fo:font-weight="normal" fo:background-color="#f9f9f9" loext:char-shading-value="0" loext:padding="0.0193in" loext:border="0.06pt solid #0d0d0d"/>
    </style:style>
    <style:style style:name="T18" style:family="text">
      <style:text-properties style:font-name="Segoe UI Variable Text" fo:font-size="12.75pt" fo:font-style="normal" fo:font-weight="bold"/>
    </style:style>
    <style:style style:name="T19" style:family="text">
      <style:text-properties fo:font-variant="normal" fo:text-transform="none" fo:color="#0d0d0d" loext:opacity="100%" style:font-name="Segoe UI Variable Text" fo:font-size="10.5pt" fo:letter-spacing="normal" fo:font-style="normal" fo:font-weight="normal" fo:background-color="#e9e9e9" loext:char-shading-value="0" loext:padding="0.0193in" loext:border="0.06pt solid #0d0d0d"/>
    </style:style>
    <style:style style:name="T20" style:family="text">
      <style:text-properties fo:font-variant="normal" fo:text-transform="none" fo:color="#0d0d0d" loext:opacity="100%" fo:font-family="ui-monospace, SFMono-Regular, 'SF Mono', Menlo, Consolas, 'Liberation Mono', monospace" fo:font-size="10.5pt" fo:letter-spacing="normal" fo:font-style="normal" fo:font-weight="normal" fo:background-color="#e9e9e9" loext:char-shading-value="0" loext:padding="0.0193in" loext:border="0.06pt solid #0d0d0d"/>
    </style:style>
    <style:style style:name="T21" style:family="text">
      <style:text-properties fo:font-variant="normal" fo:text-transform="none" fo:color="#383a42" loext:opacity="100%" fo:letter-spacing="normal" fo:background-color="#f9f9f9" loext:char-shading-value="0" loext:padding-left="0.0193in" loext:padding-right="0in" loext:padding-top="0.0193in" loext:padding-bottom="0.0193in" loext:border-left="0.06pt solid #0d0d0d" loext:border-right="none" loext:border-top="0.06pt solid #0d0d0d" loext:border-bottom="0.06pt solid #0d0d0d"/>
    </style:style>
    <style:style style:name="T22" style:family="text">
      <style:text-properties style:text-underline-style="solid" style:text-underline-width="auto" style:text-underline-color="font-color" loext:padding="0.0193in" loext:border="0.06pt solid #0d0d0d"/>
    </style:style>
    <style:style style:name="T23" style:family="text">
      <style:text-properties fo:font-variant="normal" fo:text-transform="none" fo:color="#0d0d0d" loext:opacity="100%" style:font-name="Segoe UI Variable Text" fo:font-size="10.5pt" fo:letter-spacing="normal" fo:font-style="normal" fo:font-weight="normal" fo:background-color="#e9e9e9" loext:char-shading-value="0" style:font-name-asian="Segoe UI Variable Text" style:font-size-asian="10.5pt" style:font-style-asian="normal" style:font-weight-asian="normal" style:font-name-complex="Segoe UI Variable Text" style:font-size-complex="10.5pt" style:font-style-complex="normal" style:font-weight-complex="normal" loext:padding="0.0193in" loext:border="0.06pt solid #0d0d0d"/>
    </style:style>
    <style:style style:name="T24" style:family="text">
      <style:text-properties fo:font-variant="normal" fo:text-transform="none" fo:color="#0d0d0d" loext:opacity="100%" style:font-name="Segoe UI Variable Text" fo:font-size="10.5pt" fo:letter-spacing="normal" fo:font-style="normal" fo:font-weight="normal" loext:padding="0.0193in" loext:border="0.06pt solid #0d0d0d"/>
    </style:style>
    <style:style style:name="T25" style:family="text">
      <style:text-properties fo:font-variant="normal" fo:text-transform="none" fo:color="#0d0d0d" loext:opacity="100%" style:font-name="Segoe UI Variable Text" fo:font-size="10.5pt" fo:letter-spacing="normal" fo:font-style="normal" fo:font-weight="bold" loext:padding="0.0193in" loext:border="0.06pt solid #0d0d0d"/>
    </style:style>
    <style:style style:name="T26" style:family="text">
      <style:text-properties fo:font-variant="normal" fo:text-transform="none" fo:color="#0d0d0d" loext:opacity="100%" fo:letter-spacing="normal" loext:padding="0.0193in" loext:border="0.06pt solid #0d0d0d"/>
    </style:style>
    <style:style style:name="T27" style:family="text">
      <style:text-properties fo:font-variant="normal" fo:text-transform="none" fo:color="#0d0d0d" loext:opacity="100%" fo:font-family="ui-monospace, SFMono-Regular, 'SF Mono', Menlo, Consolas, 'Liberation Mono', monospace" fo:font-size="10.5pt" fo:letter-spacing="normal" fo:font-style="normal" fo:font-weight="bold" fo:background-color="#ececec" loext:char-shading-value="0" loext:padding-left="0.0193in" loext:padding-right="0in" loext:padding-top="0.0193in" loext:padding-bottom="0.0193in" loext:border-left="0.06pt solid #0d0d0d" loext:border-right="none" loext:border-top="0.06pt solid #0d0d0d" loext:border-bottom="0.06pt solid #0d0d0d"/>
    </style:style>
    <style:style style:name="T28" style:family="text">
      <style:text-properties fo:font-variant="normal" fo:text-transform="none" fo:color="#383a42"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29" style:family="text">
      <style:text-properties fo:font-variant="normal" fo:text-transform="none" fo:color="#e45649"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30" style:family="text">
      <style:text-properties fo:font-variant="normal" fo:text-transform="none" fo:color="#986801"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31" style:family="text">
      <style:text-properties fo:font-variant="normal" fo:text-transform="none" fo:color="#50a14f"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32" style:family="text">
      <style:text-properties fo:font-variant="normal" fo:text-transform="none" fo:color="#0d0d0d" loext:opacity="100%" style:font-name="Segoe UI Variable Text" fo:font-size="11.25pt" fo:letter-spacing="normal" fo:font-style="normal" fo:font-weight="bold" loext:padding="0.0193in" loext:border="0.06pt solid #0d0d0d"/>
    </style:style>
    <style:style style:name="T33" style:family="text">
      <style:text-properties fo:font-variant="normal" fo:text-transform="none" fo:color="#0d0d0d" loext:opacity="100%" fo:font-family="ui-monospace, SFMono-Regular, 'SF Mono', Menlo, Consolas, 'Liberation Mono', monospace" fo:font-size="11.25pt" fo:letter-spacing="normal" fo:font-style="normal" fo:font-weight="bold" fo:background-color="#ececec" loext:char-shading-value="0" loext:padding-left="0.0193in" loext:padding-right="0in" loext:padding-top="0.0193in" loext:padding-bottom="0.0193in" loext:border-left="0.06pt solid #0d0d0d" loext:border-right="none" loext:border-top="0.06pt solid #0d0d0d" loext:border-bottom="0.06pt solid #0d0d0d"/>
    </style:style>
    <style:style style:name="T34" style:family="text">
      <style:text-properties fo:font-variant="normal" fo:text-transform="none" fo:color="#4078f2"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35" style:family="text">
      <style:text-properties fo:font-variant="normal" fo:text-transform="none" fo:color="#a626a4" loext:opacity="100%" fo:font-family="ui-monospace, SFMono-Regular, 'SF Mono', Menlo, Consolas, 'Liberation Mono', monospace" fo:font-size="10.5pt" fo:letter-spacing="normal" fo:font-style="normal" fo:font-weight="normal" fo:background-color="#f9f9f9" loext:char-shading-value="0" loext:padding="0.0193in" loext:border="0.06pt solid #0d0d0d"/>
    </style:style>
    <style:style style:name="T36" style:family="text">
      <style:text-properties fo:font-variant="normal" fo:text-transform="none" fo:color="#383a42" loext:opacity="100%" fo:letter-spacing="normal" fo:background-color="#f9f9f9" loext:char-shading-value="0" loext:padding="0.0193in" loext:border="0.06pt solid #0d0d0d"/>
    </style:style>
    <style:style style:name="T37" style:family="text">
      <style:text-properties loext:padding="0.0193in" loext:border="0.06pt solid #0d0d0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0.06pt solid #0d0d0d"/>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0.06pt solid #0d0d0d"/>
    </style:style>
    <style:style style:name="fr3" style:family="graphic" style:parent-style-name="Graphics">
      <style:graphic-properties fo:margin-left="0in" fo:margin-right="0in" fo:margin-top="0in" fo:margin-bottom="0in" style:vertical-pos="top" style:vertical-rel="baseline" fo:padding="0.0193in" fo:border="0.06pt solid #0d0d0d"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0.06pt solid #0d0d0d"/>
    </style:style>
    <style:style style:name="fr5"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0.06pt solid #0d0d0d"/>
    </style:style>
    <style:style style:name="fr6"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0.06pt solid #0d0d0d"/>
    </style:style>
    <style:style style:name="fr7"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0.06pt solid #0d0d0d"/>
    </style:style>
    <style:style style:name="Sect1" style:family="section">
      <style:section-properties fo:background-color="#f9f9f9"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Frame23" text:anchor-type="page" text:anchor-page-number="1" svg:x="0in" svg:y="0in" svg:width="0.0161in" draw:z-index="25">
        <draw:text-box fo:min-height="0.0161in">
          <text:p text:style-name="P3"/>
        </draw:text-box>
      </draw:frame>
      <draw:frame draw:style-name="fr7" draw:name="Frame1" text:anchor-type="page" text:anchor-page-number="1" svg:x="0in" svg:y="0in" svg:width="0.0161in" draw:z-index="1">
        <draw:text-box fo:min-height="0.0161in">
          <text:p text:style-name="P3"/>
        </draw:text-box>
      </draw:frame>
      <text:p text:style-name="P1"><text:a xlink:type="simple" xlink:href="https://chatgpt.com/c/68db665a-1b08-8324-adbc-70d95891729d#main" text:style-name="Internet_20_link" text:visited-style-name="Visited_20_Internet_20_Link"><text:span text:style-name="T1">Skip to content</text:span></text:a></text:p>
      <text:section text:style-name="Sect1" text:name="stage-slideover-sidebar">
        <text:h text:style-name="P2" text:outline-level="2"><draw:frame draw:style-name="fr1" draw:name="stage-sidebar-tiny-bar" text:anchor-type="char" svg:x="0in" svg:width="0.4689in" draw:z-index="0"><draw:text-box fo:min-height="5.8335in"><text:p text:style-name="P3"/></draw:text-box></draw:frame>Chat history</text:h>
        <text:section text:style-name="Sect2" text:name="sidebar-header">
          <text:p text:style-name="P4"/>
        </text:section>
        <text:section text:style-name="Sect2" text:name="history">
          <text:p text:style-name="P4"/>
        </text:section>
      </text:section>
      <text:section text:style-name="Sect2" text:name="thread">
        <text:p text:style-name="P5"><draw:frame draw:style-name="fr2" draw:name="Frame2" text:anchor-type="char" svg:width="0.0161in" draw:z-index="2"><draw:text-box fo:min-height="0.0161in"><text:h text:style-name="P6" text:outline-level="5">You said:</text:h></draw:text-box></draw:frame>can you help me figure out how to make a short animation?</text:p>
        <text:p text:style-name="P7"><draw:frame draw:style-name="fr2" draw:name="Frame3" text:anchor-type="char" svg:width="0.0161in" draw:z-index="3"><draw:text-box fo:min-height="0.0161in"><text:h text:style-name="P8" text:outline-level="6">ChatGPT said:</text:h></draw:text-box></draw:frame>Of course! I can definitely help you make a short animation. To guide you best, I’ll need to know a few things first:</text:p>
        <text:list text:style-name="L1">
          <text:list-item>
            <text:p text:style-name="P9"><text:span text:style-name="Strong_20_Emphasis"><text:span text:style-name="T2">Purpose</text:span></text:span><text:span text:style-name="T3"> – Is this for fun, a presentation, a social media post, or something else?</text:span></text:p>
          </text:list-item>
          <text:list-item>
            <text:p text:style-name="P9"><text:span text:style-name="Strong_20_Emphasis"><text:span text:style-name="T2">Style</text:span></text:span><text:span text:style-name="T3"> – Do you want it to look like a cartoon, a slideshow with motion, stick figures, 3D, or something more abstract?</text:span></text:p>
          </text:list-item>
          <text:list-item>
            <text:p text:style-name="P9"><text:span text:style-name="Strong_20_Emphasis"><text:span text:style-name="T2">Tools</text:span></text:span><text:span text:style-name="T3"> – Do you prefer free/easy-to-learn software (like Canva, Krita, Blender, or Pencil2D), or are you open to more advanced options (After Effects, Toon Boom, etc.)?</text:span></text:p>
          </text:list-item>
          <text:list-item>
            <text:p text:style-name="P9"><text:span text:style-name="Strong_20_Emphasis"><text:span text:style-name="T2">Format</text:span></text:span><text:span text:style-name="T3"> – Do you want it exported as a GIF, MP4, or something else?</text:span></text:p>
          </text:list-item>
          <text:list-item>
            <text:p text:style-name="P9"><text:span text:style-name="Strong_20_Emphasis"><text:span text:style-name="T2">Length</text:span></text:span><text:span text:style-name="T3"> – How short are we talking? (e.g., 5 seconds, 30 seconds, 1 minute)</text:span></text:p>
          </text:list-item>
        </text:list>
        <text:p text:style-name="P7">Depending on your answers, I can walk you through:</text:p>
        <text:list text:style-name="L2">
          <text:list-item>
            <text:p text:style-name="P10">Choosing the right tool,</text:p>
          </text:list-item>
          <text:list-item>
            <text:p text:style-name="P10">Setting up your project,</text:p>
          </text:list-item>
          <text:list-item>
            <text:p text:style-name="P10">Storyboarding (if needed),</text:p>
          </text:list-item>
          <text:list-item>
            <text:p text:style-name="P10">Creating and animating objects/characters,</text:p>
          </text:list-item>
          <text:list-item>
            <text:p text:style-name="P10">Exporting the final animation.</text:p>
          </text:list-item>
        </text:list>
        <text:p text:style-name="P11">👉 <text:span text:style-name="T4">Do you already have an idea of what you want the animation to look like?</text:span></text:p>
        <text:p text:style-name="P12"><draw:frame draw:style-name="fr2" draw:name="Frame4" text:anchor-type="char" svg:width="0.0161in" draw:z-index="4"><draw:text-box fo:min-height="0.0161in"><text:h text:style-name="P6" text:outline-level="5">You said:</text:h></draw:text-box></draw:frame>This is just for fun. I want it to look like a cartoon. I am most familiar with Canva. I would like to export it as a GIF and it only needs to be a couple of seconds long.</text:p>
        <text:p text:style-name="P13"><draw:frame draw:style-name="fr2" draw:name="Frame5" text:anchor-type="char" svg:width="0.0161in" draw:z-index="5"><draw:text-box fo:min-height="0.0161in"><text:h text:style-name="P8" text:outline-level="6">ChatGPT said:</text:h></draw:text-box></draw:frame><text:span text:style-name="T3">Perfect — that’s a great starting point! Since you’re already comfortable with </text:span><text:span text:style-name="Strong_20_Emphasis"><text:span text:style-name="T2">Canva</text:span></text:span><text:span text:style-name="T3">, you can make a short cartoon-style GIF pretty easily. Here’s a step-by-step way to do it:</text:span></text:p>
        <text:p text:style-name="P14"/>
        <text:h text:style-name="P15" text:outline-level="3">🎬 <text:span text:style-name="T5">Steps to Make a Short Cartoon Animation in Canva</text:span></text:h>
        <text:p text:style-name="P13"><text:span text:style-name="Strong_20_Emphasis"><text:span text:style-name="T2">1. Start a new project</text:span></text:span></text:p>
        <text:list text:style-name="L3">
          <text:list-item>
            <text:p text:style-name="P16"><text:span text:style-name="T3">Open Canva → Create a </text:span><text:span text:style-name="Strong_20_Emphasis"><text:span text:style-name="T2">Custom Size</text:span></text:span><text:span text:style-name="T3"> (e.g., 800x800 px for a square, or 1920x1080 px if you want widescreen).</text:span></text:p>
          </text:list-item>
          <text:list-item>
            <text:p text:style-name="P16"><text:span text:style-name="T3">Choose </text:span><text:span text:style-name="Strong_20_Emphasis"><text:span text:style-name="T2">Presentation</text:span></text:span><text:span text:style-name="T3"> or </text:span><text:span text:style-name="Strong_20_Emphasis"><text:span text:style-name="T2">Video</text:span></text:span><text:span text:style-name="T3"> template so you can add multiple “frames.”</text:span></text:p>
          </text:list-item>
        </text:list>
        <text:p text:style-name="P13"><text:span text:style-name="Strong_20_Emphasis"><text:span text:style-name="T2">2. Pick your cartoon elements</text:span></text:span></text:p>
        <text:list text:style-name="L4">
          <text:list-item>
            <text:p text:style-name="P17"><text:span text:style-name="T3">Search Canva’s </text:span><text:span text:style-name="Strong_20_Emphasis"><text:span text:style-name="T2">Elements</text:span></text:span><text:span text:style-name="T3"> → filter with keywords like </text:span><text:span text:style-name="Emphasis"><text:span text:style-name="T3">cartoon, doodle, character, animal</text:span></text:span><text:span text:style-name="T3">.</text:span></text:p>
          </text:list-item>
          <text:list-item>
            <text:p text:style-name="P18">Add your main character(s) and background.</text:p>
          </text:list-item>
        </text:list>
        <text:p text:style-name="P13"><text:span text:style-name="Strong_20_Emphasis"><text:span text:style-name="T2">3. Animate your character</text:span></text:span></text:p>
        <text:list text:style-name="L5">
          <text:list-item>
            <text:p text:style-name="P19"><text:span text:style-name="T3">Click on the element → hit </text:span><text:span text:style-name="Strong_20_Emphasis"><text:span text:style-name="T2">Animate</text:span></text:span><text:span text:style-name="T3"> (top bar).</text:span></text:p>
          </text:list-item>
          <text:list-item>
            <text:p text:style-name="P19"><text:span text:style-name="T3">Choose an animation style: </text:span><text:span text:style-name="Emphasis"><text:span text:style-name="T3">Pop, Bounce, Slide, Tumble</text:span></text:span><text:span text:style-name="T3"> → experiment to see what looks “cartoony.”</text:span></text:p>
          </text:list-item>
          <text:list-item>
            <text:p text:style-name="P20">If you want different poses, duplicate your page and change the character’s position (like a flipbook).</text:p>
          </text:list-item>
        </text:list>
        <text:p text:style-name="P13"><text:soft-page-break/><text:span text:style-name="Strong_20_Emphasis"><text:span text:style-name="T2">4. Time it right</text:span></text:span></text:p>
        <text:list text:style-name="L6">
          <text:list-item>
            <text:p text:style-name="P21"><text:span text:style-name="T3">Each page defaults to </text:span><text:span text:style-name="Strong_20_Emphasis"><text:span text:style-name="T2">5 seconds</text:span></text:span><text:span text:style-name="T3">, but you can shorten → click on the timer under each page and set to </text:span><text:span text:style-name="Strong_20_Emphasis"><text:span text:style-name="T2">0.5–2 seconds</text:span></text:span><text:span text:style-name="T3">.</text:span></text:p>
          </text:list-item>
          <text:list-item>
            <text:p text:style-name="P22">Keep it snappy if you want a GIF vibe.</text:p>
          </text:list-item>
        </text:list>
        <text:p text:style-name="P13"><text:span text:style-name="Strong_20_Emphasis"><text:span text:style-name="T2">5. Add extras</text:span></text:span></text:p>
        <text:list text:style-name="L7">
          <text:list-item>
            <text:p text:style-name="P23"><text:span text:style-name="T3">Throw in speech bubbles, comic effects (</text:span><text:span text:style-name="Emphasis"><text:span text:style-name="T3">Pow!</text:span></text:span><text:span text:style-name="T3">, </text:span><text:span text:style-name="Emphasis"><text:span text:style-name="T3">Zap!</text:span></text:span><text:span text:style-name="T3">, etc.) to make it feel more animated.</text:span></text:p>
          </text:list-item>
          <text:list-item>
            <text:p text:style-name="P24">Background music won’t carry over to a GIF, but it’s fun if you export as a video later.</text:p>
          </text:list-item>
        </text:list>
        <text:p text:style-name="P13"><text:span text:style-name="Strong_20_Emphasis"><text:span text:style-name="T2">6. Export as GIF</text:span></text:span></text:p>
        <text:list text:style-name="L8">
          <text:list-item>
            <text:p text:style-name="P25"><text:span text:style-name="T3">Hit </text:span><text:span text:style-name="Strong_20_Emphasis"><text:span text:style-name="T2">Share → Download → GIF</text:span></text:span><text:span text:style-name="T3">.</text:span></text:p>
          </text:list-item>
          <text:list-item>
            <text:p text:style-name="P25"><text:span text:style-name="T3">You can choose </text:span><text:span text:style-name="Emphasis"><text:span text:style-name="T3">all pages</text:span></text:span><text:span text:style-name="T3"> or just a few.</text:span></text:p>
          </text:list-item>
          <text:list-item>
            <text:p text:style-name="P26">For short loops, 2–4 seconds is ideal.</text:p>
          </text:list-item>
        </text:list>
        <text:p text:style-name="P14"/>
        <text:p text:style-name="P13"><text:span text:style-name="T6">✨ </text:span><text:span text:style-name="T3">Tip: If you want it to </text:span><text:span text:style-name="Strong_20_Emphasis"><text:span text:style-name="T2">loop seamlessly</text:span></text:span><text:span text:style-name="T3">, make the first and last frame almost identical (so it “cycles”).</text:span></text:p>
        <text:p text:style-name="P14"/>
        <text:p text:style-name="P13"><text:span text:style-name="T3">Would you like me to sketch a </text:span><text:span text:style-name="Strong_20_Emphasis"><text:span text:style-name="T2">super simple storyboard idea</text:span></text:span><text:span text:style-name="T3"> for a 2-3 second cartoon GIF (like a bouncing ball, waving character, or silly face change), so you can try it out in Canva right away?</text:span></text:p>
        <text:p text:style-name="P12"><draw:frame draw:style-name="fr2" draw:name="Frame6" text:anchor-type="char" svg:width="0.0161in" draw:z-index="6"><draw:text-box fo:min-height="0.0161in"><text:h text:style-name="P6" text:outline-level="5">You said:</text:h></draw:text-box></draw:frame>okay cool, I got my video. Could you help me put it into a website using HTML?</text:p>
        <text:p text:style-name="P27"><draw:frame draw:style-name="fr2" draw:name="Frame8" text:anchor-type="char" svg:width="0.1043in" draw:z-index="8"><draw:text-box fo:min-height="0.2917in"><text:p text:style-name="P3"/></draw:text-box></draw:frame><draw:frame draw:style-name="fr2" draw:name="Frame7" text:anchor-type="char" svg:width="0.0161in" draw:z-index="7"><draw:text-box fo:min-height="0.0161in"><text:h text:style-name="P8" text:outline-level="6">ChatGPT said:</text:h></draw:text-box></draw:frame>Thought for 4 seconds</text:p>
        <text:p text:style-name="P13"><text:span text:style-name="T3">Nice — congrats on getting the video! Below are two ready-to-use HTML examples you can drop into a file (e.g., </text:span><text:span text:style-name="Source_20_Text"><text:span text:style-name="T7">index.html</text:span></text:span><text:span text:style-name="T3">). Pick the one that matches your file type.</text:span></text:p>
        <text:p text:style-name="P13"><text:span text:style-name="Strong_20_Emphasis"><text:span text:style-name="T2">Instructions (use whichever applies):</text:span></text:span></text:p>
        <text:list text:style-name="L9">
          <text:list-item>
            <text:p text:style-name="P28"><text:span text:style-name="T3">Put this </text:span><text:span text:style-name="Source_20_Text"><text:span text:style-name="T7">index.html</text:span></text:span><text:span text:style-name="T3"> in the same folder as your exported file.</text:span></text:p>
          </text:list-item>
          <text:list-item>
            <text:p text:style-name="P28"><text:span text:style-name="T3">Rename your file to the name used in the example (</text:span><text:span text:style-name="Source_20_Text"><text:span text:style-name="T7">animation.gif</text:span></text:span><text:span text:style-name="T3"> or </text:span><text:span text:style-name="Source_20_Text"><text:span text:style-name="T7">animation.mp4</text:span></text:span><text:span text:style-name="T3">) or update the filename in the HTML.</text:span></text:p>
          </text:list-item>
        </text:list>
        <text:p text:style-name="P14"/>
        <text:h text:style-name="P29" text:outline-level="1"><text:span text:style-name="T8">1) If your export is a </text:span><text:span text:style-name="Strong_20_Emphasis"><text:span text:style-name="T8">GIF</text:span></text:span><text:span text:style-name="T8"> (simple, loops automatically)</text:span></text:h>
        <text:p text:style-name="P13"><text:span text:style-name="T3">Save this as </text:span><text:span text:style-name="Source_20_Text"><text:span text:style-name="T7">index.html</text:span></text:span><text:span text:style-name="T3">:</text:span></text:p>
        <text:p text:style-name="P30"><text:span text:style-name="Source_20_Text"><text:span text:style-name="T9">&lt;!doctype </text:span></text:span><text:span text:style-name="Source_20_Text"><text:span text:style-name="T10">html</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 </text:span></text:span><text:span text:style-name="Source_20_Text"><text:span text:style-name="T13">lang</text:span></text:span><text:span text:style-name="Source_20_Text"><text:span text:style-name="T11">=</text:span></text:span><text:span text:style-name="Source_20_Text"><text:span text:style-name="T14">"en"</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charset</text:span></text:span><text:span text:style-name="Source_20_Text"><text:span text:style-name="T11">=</text:span></text:span><text:span text:style-name="Source_20_Text"><text:span text:style-name="T14">"utf-8"</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name</text:span></text:span><text:span text:style-name="Source_20_Text"><text:span text:style-name="T11">=</text:span></text:span><text:span text:style-name="Source_20_Text"><text:span text:style-name="T14">"viewport"</text:span></text:span><text:span text:style-name="Source_20_Text"><text:span text:style-name="T11"> </text:span></text:span><text:span text:style-name="Source_20_Text"><text:span text:style-name="T13">content</text:span></text:span><text:span text:style-name="Source_20_Text"><text:span text:style-name="T11">=</text:span></text:span><text:span text:style-name="Source_20_Text"><text:span text:style-name="T14">"width=device-width,initial-scale=1"</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title</text:span></text:span><text:span text:style-name="Source_20_Text"><text:span text:style-name="T11">&gt;My Cartoon GIF&lt;/</text:span></text:span><text:span text:style-name="Source_20_Text"><text:span text:style-name="T12">title</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5"><text:s text:c="4"/></text:span></text:span><text:span text:style-name="Source_20_Text"><text:span text:style-name="T13">:root</text:span></text:span><text:span text:style-name="Source_20_Text"><text:span text:style-name="T11">{</text:span></text:span><text:span text:style-name="Source_20_Text"><text:span text:style-name="T14">font-family</text:span></text:span><text:span text:style-name="Source_20_Text"><text:span text:style-name="T11">:system-ui,-apple-system,Segoe UI,Roboto,</text:span></text:span><text:span text:style-name="Source_20_Text"><text:span text:style-name="T14">"Helvetica Neue"</text:span></text:span><text:span text:style-name="Source_20_Text"><text:span text:style-name="T11">,Arial}</text:span></text:span></text:p>
        <text:p text:style-name="P30"><text:soft-page-break/><text:span text:style-name="Source_20_Text"><text:span text:style-name="T15"><text:s text:c="4"/></text:span></text:span><text:span text:style-name="Source_20_Text"><text:span text:style-name="T12">body</text:span></text:span><text:span text:style-name="Source_20_Text"><text:span text:style-name="T11">{</text:span></text:span></text:p>
        <text:p text:style-name="P30"><text:span text:style-name="Source_20_Text"><text:span text:style-name="T15"><text:s text:c="6"/></text:span></text:span><text:span text:style-name="Source_20_Text"><text:span text:style-name="T14">margin</text:span></text:span><text:span text:style-name="Source_20_Text"><text:span text:style-name="T11">:</text:span></text:span><text:span text:style-name="Source_20_Text"><text:span text:style-name="T13">0</text:span></text:span><text:span text:style-name="Source_20_Text"><text:span text:style-name="T11">;</text:span></text:span></text:p>
        <text:p text:style-name="P30"><text:span text:style-name="Source_20_Text"><text:span text:style-name="T15"><text:s text:c="6"/></text:span></text:span><text:span text:style-name="Source_20_Text"><text:span text:style-name="T14">min-height</text:span></text:span><text:span text:style-name="Source_20_Text"><text:span text:style-name="T11">:</text:span></text:span><text:span text:style-name="Source_20_Text"><text:span text:style-name="T13">100vh</text:span></text:span><text:span text:style-name="Source_20_Text"><text:span text:style-name="T11">;</text:span></text:span></text:p>
        <text:p text:style-name="P30"><text:span text:style-name="Source_20_Text"><text:span text:style-name="T15"><text:s text:c="6"/></text:span></text:span><text:span text:style-name="Source_20_Text"><text:span text:style-name="T14">display</text:span></text:span><text:span text:style-name="Source_20_Text"><text:span text:style-name="T11">:flex;</text:span></text:span></text:p>
        <text:p text:style-name="P30"><text:span text:style-name="Source_20_Text"><text:span text:style-name="T15"><text:s text:c="6"/></text:span></text:span><text:span text:style-name="Source_20_Text"><text:span text:style-name="T14">align-items</text:span></text:span><text:span text:style-name="Source_20_Text"><text:span text:style-name="T11">:center;</text:span></text:span></text:p>
        <text:p text:style-name="P30"><text:span text:style-name="Source_20_Text"><text:span text:style-name="T15"><text:s text:c="6"/></text:span></text:span><text:span text:style-name="Source_20_Text"><text:span text:style-name="T14">justify-content</text:span></text:span><text:span text:style-name="Source_20_Text"><text:span text:style-name="T11">:center;</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7f7fb</text:span></text:span><text:span text:style-name="Source_20_Text"><text:span text:style-name="T11">;</text:span></text:span></text:p>
        <text:p text:style-name="P30"><text:span text:style-name="Source_20_Text"><text:span text:style-name="T15"><text:s text:c="6"/></text:span></text:span><text:span text:style-name="Source_20_Text"><text:span text:style-name="T14">color</text:span></text:span><text:span text:style-name="Source_20_Text"><text:span text:style-name="T11">:</text:span></text:span><text:span text:style-name="Source_20_Text"><text:span text:style-name="T13">#111</text:span></text:span><text:span text:style-name="Source_20_Text"><text:span text:style-name="T11">;</text:span></text:span></text:p>
        <text:p text:style-name="P30"><text:span text:style-name="Source_20_Text"><text:span text:style-name="T15"><text:s text:c="6"/></text:span></text:span><text:span text:style-name="Source_20_Text"><text:span text:style-name="T14">gap</text:span></text:span><text:span text:style-name="Source_20_Text"><text:span text:style-name="T11">:</text:span></text:span><text:span text:style-name="Source_20_Text"><text:span text:style-name="T13">1rem</text:span></text:span><text:span text:style-name="Source_20_Text"><text:span text:style-name="T11">;</text:span></text:span></text:p>
        <text:p text:style-name="P30"><text:span text:style-name="Source_20_Text"><text:span text:style-name="T15"><text:s text:c="6"/></text:span></text:span><text:span text:style-name="Source_20_Text"><text:span text:style-name="T14">padding</text:span></text:span><text:span text:style-name="Source_20_Text"><text:span text:style-name="T11">:</text:span></text:span><text:span text:style-name="Source_20_Text"><text:span text:style-name="T13">2rem</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3">.card</text:span></text:span><text:span text:style-name="Source_20_Text"><text:span text:style-name="T11">{</text:span></text:span></text:p>
        <text:p text:style-name="P30"><text:span text:style-name="Source_20_Text"><text:span text:style-name="T15"><text:s text:c="6"/></text:span></text:span><text:span text:style-name="Source_20_Text"><text:span text:style-name="T14">text-align</text:span></text:span><text:span text:style-name="Source_20_Text"><text:span text:style-name="T11">:center;</text:span></text:span></text:p>
        <text:p text:style-name="P30"><text:span text:style-name="Source_20_Text"><text:span text:style-name="T15"><text:s text:c="6"/></text:span></text:span><text:span text:style-name="Source_20_Text"><text:span text:style-name="T14">padding</text:span></text:span><text:span text:style-name="Source_20_Text"><text:span text:style-name="T11">:</text:span></text:span><text:span text:style-name="Source_20_Text"><text:span text:style-name="T13">1rem</text:span></text:span><text:span text:style-name="Source_20_Text"><text:span text:style-name="T11">;</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12px</text:span></text:span><text:span text:style-name="Source_20_Text"><text:span text:style-name="T11">;</text:span></text:span></text:p>
        <text:p text:style-name="P30"><text:span text:style-name="Source_20_Text"><text:span text:style-name="T15"><text:s text:c="6"/></text:span></text:span><text:span text:style-name="Source_20_Text"><text:span text:style-name="T14">box-shadow</text:span></text:span><text:span text:style-name="Source_20_Text"><text:span text:style-name="T11">:</text:span></text:span><text:span text:style-name="Source_20_Text"><text:span text:style-name="T13">0</text:span></text:span><text:span text:style-name="Source_20_Text"><text:span text:style-name="T11"> </text:span></text:span><text:span text:style-name="Source_20_Text"><text:span text:style-name="T13">6px</text:span></text:span><text:span text:style-name="Source_20_Text"><text:span text:style-name="T11"> </text:span></text:span><text:span text:style-name="Source_20_Text"><text:span text:style-name="T13">24px</text:span></text:span><text:span text:style-name="Source_20_Text"><text:span text:style-name="T11"> </text:span></text:span><text:span text:style-name="Source_20_Text"><text:span text:style-name="T16">rgba</text:span></text:span><text:span text:style-name="Source_20_Text"><text:span text:style-name="T11">(</text:span></text:span><text:span text:style-name="Source_20_Text"><text:span text:style-name="T13">20</text:span></text:span><text:span text:style-name="Source_20_Text"><text:span text:style-name="T11">,</text:span></text:span><text:span text:style-name="Source_20_Text"><text:span text:style-name="T13">20</text:span></text:span><text:span text:style-name="Source_20_Text"><text:span text:style-name="T11">,</text:span></text:span><text:span text:style-name="Source_20_Text"><text:span text:style-name="T13">40</text:span></text:span><text:span text:style-name="Source_20_Text"><text:span text:style-name="T11">,</text:span></text:span><text:span text:style-name="Source_20_Text"><text:span text:style-name="T13">0.06</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white;</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760px</text:span></text:span><text:span text:style-name="Source_20_Text"><text:span text:style-name="T11">;</text:span></text:span></text:p>
        <text:p text:style-name="P30"><text:span text:style-name="Source_20_Text"><text:span text:style-name="T15"><text:s text:c="6"/></text:span></text:span><text:span text:style-name="Source_20_Text"><text:span text:style-name="T14">width</text:span></text:span><text:span text:style-name="Source_20_Text"><text:span text:style-name="T11">:</text:span></text:span><text:span text:style-name="Source_20_Text"><text:span text:style-name="T13">100%</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3">.anim</text:span></text:span><text:span text:style-name="Source_20_Text"><text:span text:style-name="T11">{</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100%</text:span></text:span><text:span text:style-name="Source_20_Text"><text:span text:style-name="T11">;</text:span></text:span></text:p>
        <text:p text:style-name="P30"><text:span text:style-name="Source_20_Text"><text:span text:style-name="T15"><text:s text:c="6"/></text:span></text:span><text:span text:style-name="Source_20_Text"><text:span text:style-name="T14">height</text:span></text:span><text:span text:style-name="Source_20_Text"><text:span text:style-name="T11">:auto;</text:span></text:span></text:p>
        <text:p text:style-name="P30"><text:span text:style-name="Source_20_Text"><text:span text:style-name="T15"><text:s text:c="6"/></text:span></text:span><text:span text:style-name="Source_20_Text"><text:span text:style-name="T14">display</text:span></text:span><text:span text:style-name="Source_20_Text"><text:span text:style-name="T11">:block;</text:span></text:span></text:p>
        <text:p text:style-name="P30"><text:span text:style-name="Source_20_Text"><text:span text:style-name="T15"><text:s text:c="6"/></text:span></text:span><text:span text:style-name="Source_20_Text"><text:span text:style-name="T14">margin</text:span></text:span><text:span text:style-name="Source_20_Text"><text:span text:style-name="T11">:</text:span></text:span><text:span text:style-name="Source_20_Text"><text:span text:style-name="T13">0</text:span></text:span><text:span text:style-name="Source_20_Text"><text:span text:style-name="T11"> auto </text:span></text:span><text:span text:style-name="Source_20_Text"><text:span text:style-name="T13">0.75rem</text:span></text:span><text:span text:style-name="Source_20_Text"><text:span text:style-name="T11"> auto;</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8px</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3">.controls</text:span></text:span><text:span text:style-name="Source_20_Text"><text:span text:style-name="T11">{</text:span></text:span></text:p>
        <text:p text:style-name="P30"><text:span text:style-name="Source_20_Text"><text:span text:style-name="T15"><text:s text:c="6"/></text:span></text:span><text:span text:style-name="Source_20_Text"><text:span text:style-name="T14">font-size</text:span></text:span><text:span text:style-name="Source_20_Text"><text:span text:style-name="T11">:</text:span></text:span><text:span text:style-name="Source_20_Text"><text:span text:style-name="T13">0.9rem</text:span></text:span><text:span text:style-name="Source_20_Text"><text:span text:style-name="T11">;</text:span></text:span></text:p>
        <text:p text:style-name="P30"><text:soft-page-break/><text:span text:style-name="Source_20_Text"><text:span text:style-name="T15"><text:s text:c="6"/></text:span></text:span><text:span text:style-name="Source_20_Text"><text:span text:style-name="T14">color</text:span></text:span><text:span text:style-name="Source_20_Text"><text:span text:style-name="T11">:</text:span></text:span><text:span text:style-name="Source_20_Text"><text:span text:style-name="T13">#444</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2">a</text:span></text:span><text:span text:style-name="Source_20_Text"><text:span text:style-name="T13">.download</text:span></text:span><text:span text:style-name="Source_20_Text"><text:span text:style-name="T11">{</text:span></text:span></text:p>
        <text:p text:style-name="P30"><text:span text:style-name="Source_20_Text"><text:span text:style-name="T15"><text:s text:c="6"/></text:span></text:span><text:span text:style-name="Source_20_Text"><text:span text:style-name="T14">display</text:span></text:span><text:span text:style-name="Source_20_Text"><text:span text:style-name="T11">:inline-block;</text:span></text:span></text:p>
        <text:p text:style-name="P30"><text:span text:style-name="Source_20_Text"><text:span text:style-name="T15"><text:s text:c="6"/></text:span></text:span><text:span text:style-name="Source_20_Text"><text:span text:style-name="T14">margin-top</text:span></text:span><text:span text:style-name="Source_20_Text"><text:span text:style-name="T11">:</text:span></text:span><text:span text:style-name="Source_20_Text"><text:span text:style-name="T13">0.5rem</text:span></text:span><text:span text:style-name="Source_20_Text"><text:span text:style-name="T11">;</text:span></text:span></text:p>
        <text:p text:style-name="P30"><text:span text:style-name="Source_20_Text"><text:span text:style-name="T15"><text:s text:c="6"/></text:span></text:span><text:span text:style-name="Source_20_Text"><text:span text:style-name="T14">text-decoration</text:span></text:span><text:span text:style-name="Source_20_Text"><text:span text:style-name="T11">:none;</text:span></text:span></text:p>
        <text:p text:style-name="P30"><text:span text:style-name="Source_20_Text"><text:span text:style-name="T15"><text:s text:c="6"/></text:span></text:span><text:span text:style-name="Source_20_Text"><text:span text:style-name="T14">padding</text:span></text:span><text:span text:style-name="Source_20_Text"><text:span text:style-name="T11">:</text:span></text:span><text:span text:style-name="Source_20_Text"><text:span text:style-name="T13">0.45rem</text:span></text:span><text:span text:style-name="Source_20_Text"><text:span text:style-name="T11"> </text:span></text:span><text:span text:style-name="Source_20_Text"><text:span text:style-name="T13">0.7rem</text:span></text:span><text:span text:style-name="Source_20_Text"><text:span text:style-name="T11">;</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8px</text:span></text:span><text:span text:style-name="Source_20_Text"><text:span text:style-name="T11">;</text:span></text:span></text:p>
        <text:p text:style-name="P30"><text:span text:style-name="Source_20_Text"><text:span text:style-name="T15"><text:s text:c="6"/></text:span></text:span><text:span text:style-name="Source_20_Text"><text:span text:style-name="T14">border</text:span></text:span><text:span text:style-name="Source_20_Text"><text:span text:style-name="T11">:</text:span></text:span><text:span text:style-name="Source_20_Text"><text:span text:style-name="T13">1px</text:span></text:span><text:span text:style-name="Source_20_Text"><text:span text:style-name="T11"> solid </text:span></text:span><text:span text:style-name="Source_20_Text"><text:span text:style-name="T13">#ddd</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afafa</text:span></text:span><text:span text:style-name="Source_20_Text"><text:span text:style-name="T11">;</text:span></text:span></text:p>
        <text:p text:style-name="P30"><text:span text:style-name="Source_20_Text"><text:span text:style-name="T15"><text:s text:c="6"/></text:span></text:span><text:span text:style-name="Source_20_Text"><text:span text:style-name="T14">color</text:span></text:span><text:span text:style-name="Source_20_Text"><text:span text:style-name="T11">:</text:span></text:span><text:span text:style-name="Source_20_Text"><text:span text:style-name="T13">#111</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ain</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card"</text:span></text:span><text:span text:style-name="Source_20_Text"><text:span text:style-name="T11"> </text:span></text:span><text:span text:style-name="Source_20_Text"><text:span text:style-name="T13">role</text:span></text:span><text:span text:style-name="Source_20_Text"><text:span text:style-name="T11">=</text:span></text:span><text:span text:style-name="Source_20_Text"><text:span text:style-name="T14">"main"</text:span></text:span><text:span text:style-name="Source_20_Text"><text:span text:style-name="T11"> </text:span></text:span><text:span text:style-name="Source_20_Text"><text:span text:style-name="T13">aria-label</text:span></text:span><text:span text:style-name="Source_20_Text"><text:span text:style-name="T11">=</text:span></text:span><text:span text:style-name="Source_20_Text"><text:span text:style-name="T14">"Short cartoon animation"</text:span></text:span><text:span text:style-name="Source_20_Text"><text:span text:style-name="T11">&gt;</text:span></text:span></text:p>
        <text:p text:style-name="P30"><text:span text:style-name="Source_20_Text"><text:span text:style-name="T15"><text:s text:c="4"/></text:span></text:span><text:span text:style-name="Source_20_Text"><text:span text:style-name="T11">&lt;</text:span></text:span><text:span text:style-name="Source_20_Text"><text:span text:style-name="T12">h1</text:span></text:span><text:span text:style-name="Source_20_Text"><text:span text:style-name="T11">&gt;Short Cartoon GIF&lt;/</text:span></text:span><text:span text:style-name="Source_20_Text"><text:span text:style-name="T12">h1</text:span></text:span><text:span text:style-name="Source_20_Text"><text:span text:style-name="T11">&gt;</text:span></text:span></text:p>
        <text:p text:style-name="P31"/>
        <text:p text:style-name="P30"><text:span text:style-name="Source_20_Text"><text:span text:style-name="T15"><text:s text:c="4"/></text:span></text:span><text:span text:style-name="Source_20_Text"><text:span text:style-name="T17">&lt;!-- Replace animation.gif with your file name --&gt;</text:span></text:span></text:p>
        <text:p text:style-name="P30"><text:span text:style-name="Source_20_Text"><text:span text:style-name="T15"><text:s text:c="4"/></text:span></text:span><text:span text:style-name="Source_20_Text"><text:span text:style-name="T11">&lt;</text:span></text:span><text:span text:style-name="Source_20_Text"><text:span text:style-name="T12">img</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animation.gif"</text:span></text:span><text:span text:style-name="Source_20_Text"><text:span text:style-name="T11"> </text:span></text:span><text:span text:style-name="Source_20_Text"><text:span text:style-name="T13">alt</text:span></text:span><text:span text:style-name="Source_20_Text"><text:span text:style-name="T11">=</text:span></text:span><text:span text:style-name="Source_20_Text"><text:span text:style-name="T14">"Short looping cartoon animation"</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anim"</text:span></text:span><text:span text:style-name="Source_20_Text"><text:span text:style-name="T11"> /&gt;</text:span></text:span></text:p>
        <text:p text:style-name="P31"/>
        <text:p text:style-name="P30"><text:span text:style-name="Source_20_Text"><text:span text:style-name="T15"><text:s text:c="4"/></text:span></text:span><text:span text:style-name="Source_20_Text"><text:span text:style-name="T11">&lt;</text:span></text:span><text:span text:style-name="Source_20_Text"><text:span text:style-name="T12">div</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controls"</text:span></text:span><text:span text:style-name="Source_20_Text"><text:span text:style-name="T11">&gt;</text:span></text:span></text:p>
        <text:p text:style-name="P30"><text:span text:style-name="Source_20_Text"><text:span text:style-name="T15"><text:s text:c="6"/></text:span></text:span><text:span text:style-name="Source_20_Text"><text:span text:style-name="T11">&lt;</text:span></text:span><text:span text:style-name="Source_20_Text"><text:span text:style-name="T12">p</text:span></text:span><text:span text:style-name="Source_20_Text"><text:span text:style-name="T11">&gt;This is a GIF — it will loop automatically.&lt;/</text:span></text:span><text:span text:style-name="Source_20_Text"><text:span text:style-name="T12">p</text:span></text:span><text:span text:style-name="Source_20_Text"><text:span text:style-name="T11">&gt;</text:span></text:span></text:p>
        <text:p text:style-name="P30"><text:span text:style-name="Source_20_Text"><text:span text:style-name="T15"><text:s text:c="6"/></text:span></text:span><text:span text:style-name="Source_20_Text"><text:span text:style-name="T11">&lt;</text:span></text:span><text:span text:style-name="Source_20_Text"><text:span text:style-name="T12">a</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download"</text:span></text:span><text:span text:style-name="Source_20_Text"><text:span text:style-name="T11"> </text:span></text:span><text:span text:style-name="Source_20_Text"><text:span text:style-name="T13">href</text:span></text:span><text:span text:style-name="Source_20_Text"><text:span text:style-name="T11">=</text:span></text:span><text:span text:style-name="Source_20_Text"><text:span text:style-name="T14">"animation.gif"</text:span></text:span><text:span text:style-name="Source_20_Text"><text:span text:style-name="T11"> </text:span></text:span><text:span text:style-name="Source_20_Text"><text:span text:style-name="T13">download</text:span></text:span><text:span text:style-name="Source_20_Text"><text:span text:style-name="T11">&gt;Download GIF&lt;/</text:span></text:span><text:span text:style-name="Source_20_Text"><text:span text:style-name="T12">a</text:span></text:span><text:span text:style-name="Source_20_Text"><text:span text:style-name="T11">&gt;</text:span></text:span></text:p>
        <text:p text:style-name="P30"><text:span text:style-name="Source_20_Text"><text:span text:style-name="T15"><text:s text:c="4"/></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ain</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gt;</text:span></text:span></text:p>
        <text:p text:style-name="P14"/>
        <text:h text:style-name="P29" text:outline-level="1"><text:soft-page-break/><text:span text:style-name="T8">2) If your export is a </text:span><text:span text:style-name="Strong_20_Emphasis"><text:span text:style-name="T8">video file (MP4)</text:span></text:span><text:span text:style-name="T8"> — preferred if you want better control (autoplay, pause, mute, smaller file size)</text:span></text:h>
        <text:p text:style-name="P13"><text:span text:style-name="T3">Save as </text:span><text:span text:style-name="Source_20_Text"><text:span text:style-name="T7">index.html</text:span></text:span><text:span text:style-name="T3">:</text:span></text:p>
        <text:p text:style-name="P30"><text:span text:style-name="Source_20_Text"><text:span text:style-name="T9">&lt;!doctype </text:span></text:span><text:span text:style-name="Source_20_Text"><text:span text:style-name="T10">html</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 </text:span></text:span><text:span text:style-name="Source_20_Text"><text:span text:style-name="T13">lang</text:span></text:span><text:span text:style-name="Source_20_Text"><text:span text:style-name="T11">=</text:span></text:span><text:span text:style-name="Source_20_Text"><text:span text:style-name="T14">"en"</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charset</text:span></text:span><text:span text:style-name="Source_20_Text"><text:span text:style-name="T11">=</text:span></text:span><text:span text:style-name="Source_20_Text"><text:span text:style-name="T14">"utf-8"</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name</text:span></text:span><text:span text:style-name="Source_20_Text"><text:span text:style-name="T11">=</text:span></text:span><text:span text:style-name="Source_20_Text"><text:span text:style-name="T14">"viewport"</text:span></text:span><text:span text:style-name="Source_20_Text"><text:span text:style-name="T11"> </text:span></text:span><text:span text:style-name="Source_20_Text"><text:span text:style-name="T13">content</text:span></text:span><text:span text:style-name="Source_20_Text"><text:span text:style-name="T11">=</text:span></text:span><text:span text:style-name="Source_20_Text"><text:span text:style-name="T14">"width=device-width,initial-scale=1"</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title</text:span></text:span><text:span text:style-name="Source_20_Text"><text:span text:style-name="T11">&gt;My Cartoon Animation&lt;/</text:span></text:span><text:span text:style-name="Source_20_Text"><text:span text:style-name="T12">title</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5"><text:s text:c="4"/></text:span></text:span><text:span text:style-name="Source_20_Text"><text:span text:style-name="T13">:root</text:span></text:span><text:span text:style-name="Source_20_Text"><text:span text:style-name="T11">{</text:span></text:span><text:span text:style-name="Source_20_Text"><text:span text:style-name="T14">font-family</text:span></text:span><text:span text:style-name="Source_20_Text"><text:span text:style-name="T11">:system-ui,-apple-system,Segoe UI,Roboto,</text:span></text:span><text:span text:style-name="Source_20_Text"><text:span text:style-name="T14">"Helvetica Neue"</text:span></text:span><text:span text:style-name="Source_20_Text"><text:span text:style-name="T11">,Arial}</text:span></text:span></text:p>
        <text:p text:style-name="P30"><text:span text:style-name="Source_20_Text"><text:span text:style-name="T15"><text:s text:c="4"/></text:span></text:span><text:span text:style-name="Source_20_Text"><text:span text:style-name="T12">body</text:span></text:span><text:span text:style-name="Source_20_Text"><text:span text:style-name="T11">{</text:span></text:span></text:p>
        <text:p text:style-name="P30"><text:span text:style-name="Source_20_Text"><text:span text:style-name="T15"><text:s text:c="6"/></text:span></text:span><text:span text:style-name="Source_20_Text"><text:span text:style-name="T14">margin</text:span></text:span><text:span text:style-name="Source_20_Text"><text:span text:style-name="T11">:</text:span></text:span><text:span text:style-name="Source_20_Text"><text:span text:style-name="T13">0</text:span></text:span><text:span text:style-name="Source_20_Text"><text:span text:style-name="T11">;</text:span></text:span></text:p>
        <text:p text:style-name="P30"><text:span text:style-name="Source_20_Text"><text:span text:style-name="T15"><text:s text:c="6"/></text:span></text:span><text:span text:style-name="Source_20_Text"><text:span text:style-name="T14">min-height</text:span></text:span><text:span text:style-name="Source_20_Text"><text:span text:style-name="T11">:</text:span></text:span><text:span text:style-name="Source_20_Text"><text:span text:style-name="T13">100vh</text:span></text:span><text:span text:style-name="Source_20_Text"><text:span text:style-name="T11">;</text:span></text:span></text:p>
        <text:p text:style-name="P30"><text:span text:style-name="Source_20_Text"><text:span text:style-name="T15"><text:s text:c="6"/></text:span></text:span><text:span text:style-name="Source_20_Text"><text:span text:style-name="T14">display</text:span></text:span><text:span text:style-name="Source_20_Text"><text:span text:style-name="T11">:flex;</text:span></text:span></text:p>
        <text:p text:style-name="P30"><text:span text:style-name="Source_20_Text"><text:span text:style-name="T15"><text:s text:c="6"/></text:span></text:span><text:span text:style-name="Source_20_Text"><text:span text:style-name="T14">align-items</text:span></text:span><text:span text:style-name="Source_20_Text"><text:span text:style-name="T11">:center;</text:span></text:span></text:p>
        <text:p text:style-name="P30"><text:span text:style-name="Source_20_Text"><text:span text:style-name="T15"><text:s text:c="6"/></text:span></text:span><text:span text:style-name="Source_20_Text"><text:span text:style-name="T14">justify-content</text:span></text:span><text:span text:style-name="Source_20_Text"><text:span text:style-name="T11">:center;</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7f7fb</text:span></text:span><text:span text:style-name="Source_20_Text"><text:span text:style-name="T11">;</text:span></text:span></text:p>
        <text:p text:style-name="P30"><text:span text:style-name="Source_20_Text"><text:span text:style-name="T15"><text:s text:c="6"/></text:span></text:span><text:span text:style-name="Source_20_Text"><text:span text:style-name="T14">padding</text:span></text:span><text:span text:style-name="Source_20_Text"><text:span text:style-name="T11">:</text:span></text:span><text:span text:style-name="Source_20_Text"><text:span text:style-name="T13">2rem</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3">.card</text:span></text:span><text:span text:style-name="Source_20_Text"><text:span text:style-name="T11">{</text:span></text:span></text:p>
        <text:p text:style-name="P30"><text:span text:style-name="Source_20_Text"><text:span text:style-name="T15"><text:s text:c="6"/></text:span></text:span><text:span text:style-name="Source_20_Text"><text:span text:style-name="T14">text-align</text:span></text:span><text:span text:style-name="Source_20_Text"><text:span text:style-name="T11">:center;</text:span></text:span></text:p>
        <text:p text:style-name="P30"><text:span text:style-name="Source_20_Text"><text:span text:style-name="T15"><text:s text:c="6"/></text:span></text:span><text:span text:style-name="Source_20_Text"><text:span text:style-name="T14">padding</text:span></text:span><text:span text:style-name="Source_20_Text"><text:span text:style-name="T11">:</text:span></text:span><text:span text:style-name="Source_20_Text"><text:span text:style-name="T13">1rem</text:span></text:span><text:span text:style-name="Source_20_Text"><text:span text:style-name="T11">;</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12px</text:span></text:span><text:span text:style-name="Source_20_Text"><text:span text:style-name="T11">;</text:span></text:span></text:p>
        <text:p text:style-name="P30"><text:span text:style-name="Source_20_Text"><text:span text:style-name="T15"><text:s text:c="6"/></text:span></text:span><text:span text:style-name="Source_20_Text"><text:span text:style-name="T14">box-shadow</text:span></text:span><text:span text:style-name="Source_20_Text"><text:span text:style-name="T11">:</text:span></text:span><text:span text:style-name="Source_20_Text"><text:span text:style-name="T13">0</text:span></text:span><text:span text:style-name="Source_20_Text"><text:span text:style-name="T11"> </text:span></text:span><text:span text:style-name="Source_20_Text"><text:span text:style-name="T13">6px</text:span></text:span><text:span text:style-name="Source_20_Text"><text:span text:style-name="T11"> </text:span></text:span><text:span text:style-name="Source_20_Text"><text:span text:style-name="T13">24px</text:span></text:span><text:span text:style-name="Source_20_Text"><text:span text:style-name="T11"> </text:span></text:span><text:span text:style-name="Source_20_Text"><text:span text:style-name="T16">rgba</text:span></text:span><text:span text:style-name="Source_20_Text"><text:span text:style-name="T11">(</text:span></text:span><text:span text:style-name="Source_20_Text"><text:span text:style-name="T13">20</text:span></text:span><text:span text:style-name="Source_20_Text"><text:span text:style-name="T11">,</text:span></text:span><text:span text:style-name="Source_20_Text"><text:span text:style-name="T13">20</text:span></text:span><text:span text:style-name="Source_20_Text"><text:span text:style-name="T11">,</text:span></text:span><text:span text:style-name="Source_20_Text"><text:span text:style-name="T13">40</text:span></text:span><text:span text:style-name="Source_20_Text"><text:span text:style-name="T11">,</text:span></text:span><text:span text:style-name="Source_20_Text"><text:span text:style-name="T13">0.06</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white;</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760px</text:span></text:span><text:span text:style-name="Source_20_Text"><text:span text:style-name="T11">;</text:span></text:span></text:p>
        <text:p text:style-name="P30"><text:span text:style-name="Source_20_Text"><text:span text:style-name="T15"><text:s text:c="6"/></text:span></text:span><text:span text:style-name="Source_20_Text"><text:span text:style-name="T14">width</text:span></text:span><text:span text:style-name="Source_20_Text"><text:span text:style-name="T11">:</text:span></text:span><text:span text:style-name="Source_20_Text"><text:span text:style-name="T13">100%</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oft-page-break/><text:span text:style-name="Source_20_Text"><text:span text:style-name="T15"><text:s text:c="4"/></text:span></text:span><text:span text:style-name="Source_20_Text"><text:span text:style-name="T12">video</text:span></text:span><text:span text:style-name="Source_20_Text"><text:span text:style-name="T11">{</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100%</text:span></text:span><text:span text:style-name="Source_20_Text"><text:span text:style-name="T11">;</text:span></text:span></text:p>
        <text:p text:style-name="P30"><text:span text:style-name="Source_20_Text"><text:span text:style-name="T15"><text:s text:c="6"/></text:span></text:span><text:span text:style-name="Source_20_Text"><text:span text:style-name="T14">height</text:span></text:span><text:span text:style-name="Source_20_Text"><text:span text:style-name="T11">:auto;</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8px</text:span></text:span><text:span text:style-name="Source_20_Text"><text:span text:style-name="T11">;</text:span></text:span></text:p>
        <text:p text:style-name="P30"><text:span text:style-name="Source_20_Text"><text:span text:style-name="T15"><text:s text:c="6"/></text:span></text:span><text:span text:style-name="Source_20_Text"><text:span text:style-name="T14">display</text:span></text:span><text:span text:style-name="Source_20_Text"><text:span text:style-name="T11">:block;</text:span></text:span></text:p>
        <text:p text:style-name="P30"><text:span text:style-name="Source_20_Text"><text:span text:style-name="T15"><text:s text:c="6"/></text:span></text:span><text:span text:style-name="Source_20_Text"><text:span text:style-name="T14">margin</text:span></text:span><text:span text:style-name="Source_20_Text"><text:span text:style-name="T11">:</text:span></text:span><text:span text:style-name="Source_20_Text"><text:span text:style-name="T13">0</text:span></text:span><text:span text:style-name="Source_20_Text"><text:span text:style-name="T11"> auto </text:span></text:span><text:span text:style-name="Source_20_Text"><text:span text:style-name="T13">0.75rem</text:span></text:span><text:span text:style-name="Source_20_Text"><text:span text:style-name="T11"> auto;</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3">.controls</text:span></text:span><text:span text:style-name="Source_20_Text"><text:span text:style-name="T11">{</text:span></text:span></text:p>
        <text:p text:style-name="P30"><text:span text:style-name="Source_20_Text"><text:span text:style-name="T15"><text:s text:c="6"/></text:span></text:span><text:span text:style-name="Source_20_Text"><text:span text:style-name="T14">display</text:span></text:span><text:span text:style-name="Source_20_Text"><text:span text:style-name="T11">:flex;</text:span></text:span></text:p>
        <text:p text:style-name="P30"><text:span text:style-name="Source_20_Text"><text:span text:style-name="T15"><text:s text:c="6"/></text:span></text:span><text:span text:style-name="Source_20_Text"><text:span text:style-name="T14">gap</text:span></text:span><text:span text:style-name="Source_20_Text"><text:span text:style-name="T11">:.</text:span></text:span><text:span text:style-name="Source_20_Text"><text:span text:style-name="T13">5rem</text:span></text:span><text:span text:style-name="Source_20_Text"><text:span text:style-name="T11">;</text:span></text:span></text:p>
        <text:p text:style-name="P30"><text:span text:style-name="Source_20_Text"><text:span text:style-name="T15"><text:s text:c="6"/></text:span></text:span><text:span text:style-name="Source_20_Text"><text:span text:style-name="T14">justify-content</text:span></text:span><text:span text:style-name="Source_20_Text"><text:span text:style-name="T11">:center;</text:span></text:span></text:p>
        <text:p text:style-name="P30"><text:span text:style-name="Source_20_Text"><text:span text:style-name="T15"><text:s text:c="6"/></text:span></text:span><text:span text:style-name="Source_20_Text"><text:span text:style-name="T14">align-items</text:span></text:span><text:span text:style-name="Source_20_Text"><text:span text:style-name="T11">:center;</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2">button</text:span></text:span><text:span text:style-name="Source_20_Text"><text:span text:style-name="T11">{</text:span></text:span></text:p>
        <text:p text:style-name="P30"><text:span text:style-name="Source_20_Text"><text:span text:style-name="T15"><text:s text:c="6"/></text:span></text:span><text:span text:style-name="Source_20_Text"><text:span text:style-name="T14">font-size</text:span></text:span><text:span text:style-name="Source_20_Text"><text:span text:style-name="T11">:</text:span></text:span><text:span text:style-name="Source_20_Text"><text:span text:style-name="T13">0.95rem</text:span></text:span><text:span text:style-name="Source_20_Text"><text:span text:style-name="T11">;</text:span></text:span></text:p>
        <text:p text:style-name="P30"><text:span text:style-name="Source_20_Text"><text:span text:style-name="T15"><text:s text:c="6"/></text:span></text:span><text:span text:style-name="Source_20_Text"><text:span text:style-name="T14">padding</text:span></text:span><text:span text:style-name="Source_20_Text"><text:span text:style-name="T11">:.</text:span></text:span><text:span text:style-name="Source_20_Text"><text:span text:style-name="T13">45rem</text:span></text:span><text:span text:style-name="Source_20_Text"><text:span text:style-name="T11"> .</text:span></text:span><text:span text:style-name="Source_20_Text"><text:span text:style-name="T13">6rem</text:span></text:span><text:span text:style-name="Source_20_Text"><text:span text:style-name="T11">;</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8px</text:span></text:span><text:span text:style-name="Source_20_Text"><text:span text:style-name="T11">;</text:span></text:span></text:p>
        <text:p text:style-name="P30"><text:span text:style-name="Source_20_Text"><text:span text:style-name="T15"><text:s text:c="6"/></text:span></text:span><text:span text:style-name="Source_20_Text"><text:span text:style-name="T14">border</text:span></text:span><text:span text:style-name="Source_20_Text"><text:span text:style-name="T11">:</text:span></text:span><text:span text:style-name="Source_20_Text"><text:span text:style-name="T13">1px</text:span></text:span><text:span text:style-name="Source_20_Text"><text:span text:style-name="T11"> solid </text:span></text:span><text:span text:style-name="Source_20_Text"><text:span text:style-name="T13">#ddd</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afafa</text:span></text:span><text:span text:style-name="Source_20_Text"><text:span text:style-name="T11">;</text:span></text:span></text:p>
        <text:p text:style-name="P30"><text:span text:style-name="Source_20_Text"><text:span text:style-name="T15"><text:s text:c="6"/></text:span></text:span><text:span text:style-name="Source_20_Text"><text:span text:style-name="T14">cursor</text:span></text:span><text:span text:style-name="Source_20_Text"><text:span text:style-name="T11">:pointer;</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2">a</text:span></text:span><text:span text:style-name="Source_20_Text"><text:span text:style-name="T13">.download</text:span></text:span><text:span text:style-name="Source_20_Text"><text:span text:style-name="T11">{ </text:span></text:span><text:span text:style-name="Source_20_Text"><text:span text:style-name="T14">text-decoration</text:span></text:span><text:span text:style-name="Source_20_Text"><text:span text:style-name="T11">:none; </text:span></text:span><text:span text:style-name="Source_20_Text"><text:span text:style-name="T14">color</text:span></text:span><text:span text:style-name="Source_20_Text"><text:span text:style-name="T11">:inherit; }</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ain</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card"</text:span></text:span><text:span text:style-name="Source_20_Text"><text:span text:style-name="T11"> </text:span></text:span><text:span text:style-name="Source_20_Text"><text:span text:style-name="T13">role</text:span></text:span><text:span text:style-name="Source_20_Text"><text:span text:style-name="T11">=</text:span></text:span><text:span text:style-name="Source_20_Text"><text:span text:style-name="T14">"main"</text:span></text:span><text:span text:style-name="Source_20_Text"><text:span text:style-name="T11"> </text:span></text:span><text:span text:style-name="Source_20_Text"><text:span text:style-name="T13">aria-label</text:span></text:span><text:span text:style-name="Source_20_Text"><text:span text:style-name="T11">=</text:span></text:span><text:span text:style-name="Source_20_Text"><text:span text:style-name="T14">"Short cartoon animation"</text:span></text:span><text:span text:style-name="Source_20_Text"><text:span text:style-name="T11">&gt;</text:span></text:span></text:p>
        <text:p text:style-name="P30"><text:span text:style-name="Source_20_Text"><text:span text:style-name="T15"><text:s text:c="4"/></text:span></text:span><text:span text:style-name="Source_20_Text"><text:span text:style-name="T11">&lt;</text:span></text:span><text:span text:style-name="Source_20_Text"><text:span text:style-name="T12">h1</text:span></text:span><text:span text:style-name="Source_20_Text"><text:span text:style-name="T11">&gt;Short Cartoon Video&lt;/</text:span></text:span><text:span text:style-name="Source_20_Text"><text:span text:style-name="T12">h1</text:span></text:span><text:span text:style-name="Source_20_Text"><text:span text:style-name="T11">&gt;</text:span></text:span></text:p>
        <text:p text:style-name="P31"/>
        <text:p text:style-name="P30"><text:span text:style-name="Source_20_Text"><text:span text:style-name="T15"><text:s text:c="4"/></text:span></text:span><text:span text:style-name="Source_20_Text"><text:span text:style-name="T17">&lt;!-- Replace animation.mp4 with your file name --&gt;</text:span></text:span></text:p>
        <text:p text:style-name="P30"><text:span text:style-name="Source_20_Text"><text:span text:style-name="T15"><text:s text:c="4"/></text:span></text:span><text:span text:style-name="Source_20_Text"><text:span text:style-name="T11">&lt;</text:span></text:span><text:span text:style-name="Source_20_Text"><text:span text:style-name="T12">video</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anim"</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animation.mp4"</text:span></text:span><text:span text:style-name="Source_20_Text"><text:span text:style-name="T11"> </text:span></text:span><text:span text:style-name="Source_20_Text"><text:span text:style-name="T13">autoplay</text:span></text:span><text:span text:style-name="Source_20_Text"><text:span text:style-name="T11"> </text:span></text:span><text:span text:style-name="Source_20_Text"><text:span text:style-name="T13">loop</text:span></text:span><text:span text:style-name="Source_20_Text"><text:span text:style-name="T11"> </text:span></text:span><text:span text:style-name="Source_20_Text"><text:span text:style-name="T13">muted</text:span></text:span><text:span text:style-name="Source_20_Text"><text:span text:style-name="T11"> </text:span></text:span><text:span text:style-name="Source_20_Text"><text:span text:style-name="T13">playsinline</text:span></text:span><text:span text:style-name="Source_20_Text"><text:span text:style-name="T11">&gt;&lt;/</text:span></text:span><text:span text:style-name="Source_20_Text"><text:span text:style-name="T12">video</text:span></text:span><text:span text:style-name="Source_20_Text"><text:span text:style-name="T11">&gt;</text:span></text:span></text:p>
        <text:p text:style-name="P31"><text:soft-page-break/></text:p>
        <text:p text:style-name="P30"><text:span text:style-name="Source_20_Text"><text:span text:style-name="T15"><text:s text:c="4"/></text:span></text:span><text:span text:style-name="Source_20_Text"><text:span text:style-name="T11">&lt;</text:span></text:span><text:span text:style-name="Source_20_Text"><text:span text:style-name="T12">div</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controls"</text:span></text:span><text:span text:style-name="Source_20_Text"><text:span text:style-name="T11">&gt;</text:span></text:span></text:p>
        <text:p text:style-name="P30"><text:span text:style-name="Source_20_Text"><text:span text:style-name="T15"><text:s text:c="6"/></text:span></text:span><text:span text:style-name="Source_20_Text"><text:span text:style-name="T11">&lt;</text:span></text:span><text:span text:style-name="Source_20_Text"><text:span text:style-name="T12">button</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playPause"</text:span></text:span><text:span text:style-name="Source_20_Text"><text:span text:style-name="T11">&gt;Pause&lt;/</text:span></text:span><text:span text:style-name="Source_20_Text"><text:span text:style-name="T12">button</text:span></text:span><text:span text:style-name="Source_20_Text"><text:span text:style-name="T11">&gt;</text:span></text:span></text:p>
        <text:p text:style-name="P30"><text:span text:style-name="Source_20_Text"><text:span text:style-name="T15"><text:s text:c="6"/></text:span></text:span><text:span text:style-name="Source_20_Text"><text:span text:style-name="T11">&lt;</text:span></text:span><text:span text:style-name="Source_20_Text"><text:span text:style-name="T12">a</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download"</text:span></text:span><text:span text:style-name="Source_20_Text"><text:span text:style-name="T11"> </text:span></text:span><text:span text:style-name="Source_20_Text"><text:span text:style-name="T13">href</text:span></text:span><text:span text:style-name="Source_20_Text"><text:span text:style-name="T11">=</text:span></text:span><text:span text:style-name="Source_20_Text"><text:span text:style-name="T14">"animation.mp4"</text:span></text:span><text:span text:style-name="Source_20_Text"><text:span text:style-name="T11"> </text:span></text:span><text:span text:style-name="Source_20_Text"><text:span text:style-name="T13">download</text:span></text:span><text:span text:style-name="Source_20_Text"><text:span text:style-name="T11">&gt;&lt;</text:span></text:span><text:span text:style-name="Source_20_Text"><text:span text:style-name="T12">button</text:span></text:span><text:span text:style-name="Source_20_Text"><text:span text:style-name="T11">&gt;Download&lt;/</text:span></text:span><text:span text:style-name="Source_20_Text"><text:span text:style-name="T12">button</text:span></text:span><text:span text:style-name="Source_20_Text"><text:span text:style-name="T11">&gt;&lt;/</text:span></text:span><text:span text:style-name="Source_20_Text"><text:span text:style-name="T12">a</text:span></text:span><text:span text:style-name="Source_20_Text"><text:span text:style-name="T11">&gt;</text:span></text:span></text:p>
        <text:p text:style-name="P30"><text:span text:style-name="Source_20_Text"><text:span text:style-name="T15"><text:s text:c="4"/></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ain</text:span></text:span><text:span text:style-name="Source_20_Text"><text:span text:style-name="T11">&gt;</text:span></text:span></text:p>
        <text:p text:style-name="P31"/>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5"><text:s text:c="4"/></text:span></text:span><text:span text:style-name="Source_20_Text"><text:span text:style-name="T10">const</text:span></text:span><text:span text:style-name="Source_20_Text"><text:span text:style-name="T11"> vid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anim'</text:span></text:span><text:span text:style-name="Source_20_Text"><text:span text:style-name="T11">);</text:span></text:span></text:p>
        <text:p text:style-name="P30"><text:span text:style-name="Source_20_Text"><text:span text:style-name="T15"><text:s text:c="4"/></text:span></text:span><text:span text:style-name="Source_20_Text"><text:span text:style-name="T10">const</text:span></text:span><text:span text:style-name="Source_20_Text"><text:span text:style-name="T11"> btn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playPause'</text:span></text:span><text:span text:style-name="Source_20_Text"><text:span text:style-name="T11">);</text:span></text:span></text:p>
        <text:p text:style-name="P31"/>
        <text:p text:style-name="P30"><text:span text:style-name="Source_20_Text"><text:span text:style-name="T15"><text:s text:c="4"/></text:span></text:span><text:span text:style-name="Source_20_Text"><text:span text:style-name="T17">// Toggle play/pause</text:span></text:span></text:p>
        <text:p text:style-name="P30"><text:span text:style-name="Source_20_Text"><text:span text:style-name="T15"><text:s text:c="4"/></text:span></text:span><text:span text:style-name="Source_20_Text"><text:span text:style-name="T11">btn.</text:span></text:span><text:span text:style-name="Source_20_Text"><text:span text:style-name="T9">addEventListener</text:span></text:span><text:span text:style-name="Source_20_Text"><text:span text:style-name="T11">(</text:span></text:span><text:span text:style-name="Source_20_Text"><text:span text:style-name="T14">'click'</text:span></text:span><text:span text:style-name="Source_20_Text"><text:span text:style-name="T11">, () =&gt; {</text:span></text:span></text:p>
        <text:p text:style-name="P30"><text:span text:style-name="Source_20_Text"><text:span text:style-name="T15"><text:s text:c="6"/></text:span></text:span><text:span text:style-name="Source_20_Text"><text:span text:style-name="T10">if</text:span></text:span><text:span text:style-name="Source_20_Text"><text:span text:style-name="T11"> (vid.paused) {</text:span></text:span></text:p>
        <text:p text:style-name="P30"><text:span text:style-name="Source_20_Text"><text:span text:style-name="T15"><text:s text:c="8"/></text:span></text:span><text:span text:style-name="Source_20_Text"><text:span text:style-name="T11">vid.</text:span></text:span><text:span text:style-name="Source_20_Text"><text:span text:style-name="T9">play</text:span></text:span><text:span text:style-name="Source_20_Text"><text:span text:style-name="T11">();</text:span></text:span></text:p>
        <text:p text:style-name="P30"><text:span text:style-name="Source_20_Text"><text:span text:style-name="T15"><text:s text:c="8"/></text:span></text:span><text:span text:style-name="Source_20_Text"><text:span text:style-name="T11">btn.textContent = </text:span></text:span><text:span text:style-name="Source_20_Text"><text:span text:style-name="T14">'Pause'</text:span></text:span><text:span text:style-name="Source_20_Text"><text:span text:style-name="T11">;</text:span></text:span></text:p>
        <text:p text:style-name="P30"><text:span text:style-name="Source_20_Text"><text:span text:style-name="T15"><text:s text:c="6"/></text:span></text:span><text:span text:style-name="Source_20_Text"><text:span text:style-name="T11">} </text:span></text:span><text:span text:style-name="Source_20_Text"><text:span text:style-name="T10">else</text:span></text:span><text:span text:style-name="Source_20_Text"><text:span text:style-name="T11"> {</text:span></text:span></text:p>
        <text:p text:style-name="P30"><text:span text:style-name="Source_20_Text"><text:span text:style-name="T15"><text:s text:c="8"/></text:span></text:span><text:span text:style-name="Source_20_Text"><text:span text:style-name="T11">vid.</text:span></text:span><text:span text:style-name="Source_20_Text"><text:span text:style-name="T9">pause</text:span></text:span><text:span text:style-name="Source_20_Text"><text:span text:style-name="T11">();</text:span></text:span></text:p>
        <text:p text:style-name="P30"><text:span text:style-name="Source_20_Text"><text:span text:style-name="T15"><text:s text:c="8"/></text:span></text:span><text:span text:style-name="Source_20_Text"><text:span text:style-name="T11">btn.textContent = </text:span></text:span><text:span text:style-name="Source_20_Text"><text:span text:style-name="T14">'Play'</text:span></text:span><text:span text:style-name="Source_20_Text"><text:span text:style-name="T11">;</text:span></text:span></text:p>
        <text:p text:style-name="P31"><text:span text:style-name="Source_20_Text"><text:span text:style-name="T15"><text:s text:c="6"/></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1"/>
        <text:p text:style-name="P30"><text:span text:style-name="Source_20_Text"><text:span text:style-name="T15"><text:s text:c="4"/></text:span></text:span><text:span text:style-name="Source_20_Text"><text:span text:style-name="T17">// Keep button state correct if user interacts differently</text:span></text:span></text:p>
        <text:p text:style-name="P30"><text:span text:style-name="Source_20_Text"><text:span text:style-name="T15"><text:s text:c="4"/></text:span></text:span><text:span text:style-name="Source_20_Text"><text:span text:style-name="T11">vid.</text:span></text:span><text:span text:style-name="Source_20_Text"><text:span text:style-name="T9">addEventListener</text:span></text:span><text:span text:style-name="Source_20_Text"><text:span text:style-name="T11">(</text:span></text:span><text:span text:style-name="Source_20_Text"><text:span text:style-name="T14">'play'</text:span></text:span><text:span text:style-name="Source_20_Text"><text:span text:style-name="T11">, () =&gt; btn.textContent = </text:span></text:span><text:span text:style-name="Source_20_Text"><text:span text:style-name="T14">'Pause'</text:span></text:span><text:span text:style-name="Source_20_Text"><text:span text:style-name="T11">);</text:span></text:span></text:p>
        <text:p text:style-name="P30"><text:span text:style-name="Source_20_Text"><text:span text:style-name="T15"><text:s text:c="4"/></text:span></text:span><text:span text:style-name="Source_20_Text"><text:span text:style-name="T11">vid.</text:span></text:span><text:span text:style-name="Source_20_Text"><text:span text:style-name="T9">addEventListener</text:span></text:span><text:span text:style-name="Source_20_Text"><text:span text:style-name="T11">(</text:span></text:span><text:span text:style-name="Source_20_Text"><text:span text:style-name="T14">'pause'</text:span></text:span><text:span text:style-name="Source_20_Text"><text:span text:style-name="T11">, () =&gt; btn.textContent = </text:span></text:span><text:span text:style-name="Source_20_Text"><text:span text:style-name="T14">'Play'</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gt;</text:span></text:span></text:p>
        <text:p text:style-name="P14"/>
        <text:h text:style-name="P32" text:outline-level="1"><text:soft-page-break/>Extra tips</text:h>
        <text:list text:style-name="L10">
          <text:list-item>
            <text:p text:style-name="P33"><text:span text:style-name="T3">If you want the GIF to load faster on the web, consider converting it to MP4 — MP4s usually have much better compression and still loop if you set the </text:span><text:span text:style-name="Source_20_Text"><text:span text:style-name="T7">loop</text:span></text:span><text:span text:style-name="T3"> attribute.</text:span></text:p>
          </text:list-item>
          <text:list-item>
            <text:p text:style-name="P33"><text:span text:style-name="T3">To host online, you can upload both </text:span><text:span text:style-name="Source_20_Text"><text:span text:style-name="T7">index.html</text:span></text:span><text:span text:style-name="T3"> and your media to GitHub Pages, Netlify, Vercel, or any static-file host.</text:span></text:p>
          </text:list-item>
          <text:list-item>
            <text:p text:style-name="P34">If you want the animation to be centered inside a page with other content or to be a background, I can give alternate layout snippets.</text:p>
          </text:list-item>
        </text:list>
        <text:p text:style-name="P7">Want me to provide the single-file version with your actual filename (tell me the filename) or show how to host it on GitHub Pages?</text:p>
        <text:p text:style-name="P12"><draw:frame draw:style-name="fr2" draw:name="Frame9" text:anchor-type="char" svg:width="0.0161in" draw:z-index="9"><draw:text-box fo:min-height="0.0161in"><text:h text:style-name="P6" text:outline-level="5">You said:</text:h></draw:text-box></draw:frame>I would like it to play when clicked on</text:p>
        <text:p text:style-name="P13"><draw:frame draw:style-name="fr2" draw:name="Frame10" text:anchor-type="char" svg:width="0.0161in" draw:z-index="10"><draw:text-box fo:min-height="0.0161in"><text:h text:style-name="P8" text:outline-level="6">ChatGPT said:</text:h></draw:text-box></draw:frame><text:span text:style-name="T3">Got it 👍 You’d like the animation to </text:span><text:span text:style-name="Strong_20_Emphasis"><text:span text:style-name="T2">only play when clicked</text:span></text:span><text:span text:style-name="T3"> (instead of autoplaying or looping by default). That’s easy to do with a little HTML + JavaScript.</text:span></text:p>
        <text:p text:style-name="P13"><text:span text:style-name="T3">I’ll show you two versions — one for </text:span><text:span text:style-name="Strong_20_Emphasis"><text:span text:style-name="T2">GIFs</text:span></text:span><text:span text:style-name="T3"> and one for </text:span><text:span text:style-name="Strong_20_Emphasis"><text:span text:style-name="T2">MP4 videos</text:span></text:span><text:span text:style-name="T3">.</text:span></text:p>
        <text:p text:style-name="P14"/>
        <text:h text:style-name="P35" text:outline-level="2">🎨 <text:span text:style-name="T18">Option 1 — GIF (swap between still image and GIF)</text:span></text:h>
        <text:p text:style-name="P13"><text:span text:style-name="T3">Browsers can’t “pause” a GIF, so the trick is to load a </text:span><text:span text:style-name="Emphasis"><text:span text:style-name="T3">still image</text:span></text:span><text:span text:style-name="T3"> first (like the first frame) and swap it with the GIF when clicked:</text:span></text:p>
        <text:p text:style-name="P30"><text:span text:style-name="Source_20_Text"><text:span text:style-name="T9">&lt;!doctype </text:span></text:span><text:span text:style-name="Source_20_Text"><text:span text:style-name="T10">html</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 </text:span></text:span><text:span text:style-name="Source_20_Text"><text:span text:style-name="T13">lang</text:span></text:span><text:span text:style-name="Source_20_Text"><text:span text:style-name="T11">=</text:span></text:span><text:span text:style-name="Source_20_Text"><text:span text:style-name="T14">"en"</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charset</text:span></text:span><text:span text:style-name="Source_20_Text"><text:span text:style-name="T11">=</text:span></text:span><text:span text:style-name="Source_20_Text"><text:span text:style-name="T14">"utf-8"</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name</text:span></text:span><text:span text:style-name="Source_20_Text"><text:span text:style-name="T11">=</text:span></text:span><text:span text:style-name="Source_20_Text"><text:span text:style-name="T14">"viewport"</text:span></text:span><text:span text:style-name="Source_20_Text"><text:span text:style-name="T11"> </text:span></text:span><text:span text:style-name="Source_20_Text"><text:span text:style-name="T13">content</text:span></text:span><text:span text:style-name="Source_20_Text"><text:span text:style-name="T11">=</text:span></text:span><text:span text:style-name="Source_20_Text"><text:span text:style-name="T14">"width=device-width,initial-scale=1"</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title</text:span></text:span><text:span text:style-name="Source_20_Text"><text:span text:style-name="T11">&gt;Click to Play GIF&lt;/</text:span></text:span><text:span text:style-name="Source_20_Text"><text:span text:style-name="T12">title</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5"><text:s text:c="4"/></text:span></text:span><text:span text:style-name="Source_20_Text"><text:span text:style-name="T12">body</text:span></text:span><text:span text:style-name="Source_20_Text"><text:span text:style-name="T11"> {</text:span></text:span></text:p>
        <text:p text:style-name="P30"><text:span text:style-name="Source_20_Text"><text:span text:style-name="T15"><text:s text:c="6"/></text:span></text:span><text:span text:style-name="Source_20_Text"><text:span text:style-name="T14">display</text:span></text:span><text:span text:style-name="Source_20_Text"><text:span text:style-name="T11">:flex;</text:span></text:span></text:p>
        <text:p text:style-name="P30"><text:span text:style-name="Source_20_Text"><text:span text:style-name="T15"><text:s text:c="6"/></text:span></text:span><text:span text:style-name="Source_20_Text"><text:span text:style-name="T14">align-items</text:span></text:span><text:span text:style-name="Source_20_Text"><text:span text:style-name="T11">:center;</text:span></text:span></text:p>
        <text:p text:style-name="P30"><text:span text:style-name="Source_20_Text"><text:span text:style-name="T15"><text:s text:c="6"/></text:span></text:span><text:span text:style-name="Source_20_Text"><text:span text:style-name="T14">justify-content</text:span></text:span><text:span text:style-name="Source_20_Text"><text:span text:style-name="T11">:center;</text:span></text:span></text:p>
        <text:p text:style-name="P30"><text:span text:style-name="Source_20_Text"><text:span text:style-name="T15"><text:s text:c="6"/></text:span></text:span><text:span text:style-name="Source_20_Text"><text:span text:style-name="T14">height</text:span></text:span><text:span text:style-name="Source_20_Text"><text:span text:style-name="T11">:</text:span></text:span><text:span text:style-name="Source_20_Text"><text:span text:style-name="T13">100vh</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7f7fb</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2">img</text:span></text:span><text:span text:style-name="Source_20_Text"><text:span text:style-name="T11"> {</text:span></text:span></text:p>
        <text:p text:style-name="P30"><text:soft-page-break/><text:span text:style-name="Source_20_Text"><text:span text:style-name="T15"><text:s text:c="6"/></text:span></text:span><text:span text:style-name="Source_20_Text"><text:span text:style-name="T14">cursor</text:span></text:span><text:span text:style-name="Source_20_Text"><text:span text:style-name="T11">:pointer;</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12px</text:span></text:span><text:span text:style-name="Source_20_Text"><text:span text:style-name="T11">;</text:span></text:span></text:p>
        <text:p text:style-name="P30"><text:span text:style-name="Source_20_Text"><text:span text:style-name="T15"><text:s text:c="6"/></text:span></text:span><text:span text:style-name="Source_20_Text"><text:span text:style-name="T14">box-shadow</text:span></text:span><text:span text:style-name="Source_20_Text"><text:span text:style-name="T11">:</text:span></text:span><text:span text:style-name="Source_20_Text"><text:span text:style-name="T13">0</text:span></text:span><text:span text:style-name="Source_20_Text"><text:span text:style-name="T11"> </text:span></text:span><text:span text:style-name="Source_20_Text"><text:span text:style-name="T13">6px</text:span></text:span><text:span text:style-name="Source_20_Text"><text:span text:style-name="T11"> </text:span></text:span><text:span text:style-name="Source_20_Text"><text:span text:style-name="T13">20px</text:span></text:span><text:span text:style-name="Source_20_Text"><text:span text:style-name="T11"> </text:span></text:span><text:span text:style-name="Source_20_Text"><text:span text:style-name="T16">rgba</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1</text:span></text:span><text:span text:style-name="Source_20_Text"><text:span text:style-name="T11">);</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80%</text:span></text:span><text:span text:style-name="Source_20_Text"><text:span text:style-name="T11">;</text:span></text:span></text:p>
        <text:p text:style-name="P30"><text:span text:style-name="Source_20_Text"><text:span text:style-name="T15"><text:s text:c="6"/></text:span></text:span><text:span text:style-name="Source_20_Text"><text:span text:style-name="T14">height</text:span></text:span><text:span text:style-name="Source_20_Text"><text:span text:style-name="T11">:auto;</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5"><text:s text:c="2"/></text:span></text:span><text:span text:style-name="Source_20_Text"><text:span text:style-name="T17">&lt;!-- Replace with your own still image and gif --&gt;</text:span></text:span></text:p>
        <text:p text:style-name="P30"><text:span text:style-name="Source_20_Text"><text:span text:style-name="T15"><text:s text:c="2"/></text:span></text:span><text:span text:style-name="Source_20_Text"><text:span text:style-name="T11">&lt;</text:span></text:span><text:span text:style-name="Source_20_Text"><text:span text:style-name="T12">img</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anim"</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animation-still.png"</text:span></text:span><text:span text:style-name="Source_20_Text"><text:span text:style-name="T11"> </text:span></text:span></text:p>
        <text:p text:style-name="P30"><text:span text:style-name="Source_20_Text"><text:span text:style-name="T15"><text:s text:c="7"/></text:span></text:span><text:span text:style-name="Source_20_Text"><text:span text:style-name="T13">data-gif</text:span></text:span><text:span text:style-name="Source_20_Text"><text:span text:style-name="T11">=</text:span></text:span><text:span text:style-name="Source_20_Text"><text:span text:style-name="T14">"animation.gif"</text:span></text:span><text:span text:style-name="Source_20_Text"><text:span text:style-name="T11"> </text:span></text:span></text:p>
        <text:p text:style-name="P30"><text:span text:style-name="Source_20_Text"><text:span text:style-name="T15"><text:s text:c="7"/></text:span></text:span><text:span text:style-name="Source_20_Text"><text:span text:style-name="T13">alt</text:span></text:span><text:span text:style-name="Source_20_Text"><text:span text:style-name="T11">=</text:span></text:span><text:span text:style-name="Source_20_Text"><text:span text:style-name="T14">"Cartoon animation"</text:span></text:span><text:span text:style-name="Source_20_Text"><text:span text:style-name="T11"> /&gt;</text:span></text:span></text:p>
        <text:p text:style-name="P31"/>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5"><text:s text:c="4"/></text:span></text:span><text:span text:style-name="Source_20_Text"><text:span text:style-name="T10">const</text:span></text:span><text:span text:style-name="Source_20_Text"><text:span text:style-name="T11"> img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anim'</text:span></text:span><text:span text:style-name="Source_20_Text"><text:span text:style-name="T11">);</text:span></text:span></text:p>
        <text:p text:style-name="P30"><text:span text:style-name="Source_20_Text"><text:span text:style-name="T15"><text:s text:c="4"/></text:span></text:span><text:span text:style-name="Source_20_Text"><text:span text:style-name="T11">img.</text:span></text:span><text:span text:style-name="Source_20_Text"><text:span text:style-name="T9">addEventListener</text:span></text:span><text:span text:style-name="Source_20_Text"><text:span text:style-name="T11">(</text:span></text:span><text:span text:style-name="Source_20_Text"><text:span text:style-name="T14">'click'</text:span></text:span><text:span text:style-name="Source_20_Text"><text:span text:style-name="T11">, () =&gt; {</text:span></text:span></text:p>
        <text:p text:style-name="P30"><text:span text:style-name="Source_20_Text"><text:span text:style-name="T15"><text:s text:c="6"/></text:span></text:span><text:span text:style-name="Source_20_Text"><text:span text:style-name="T11">img.src = img.dataset.gif;</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gt;</text:span></text:span></text:p>
        <text:p text:style-name="P13"><text:span text:style-name="T6">👉 </text:span><text:span text:style-name="T3">Export a still image of the first frame from Canva (or take a screenshot) and name it </text:span><text:span text:style-name="Source_20_Text"><text:span text:style-name="T7">animation-still.png</text:span></text:span><text:span text:style-name="T3">. When clicked, it swaps in your </text:span><text:span text:style-name="Source_20_Text"><text:span text:style-name="T7">animation.gif</text:span></text:span><text:span text:style-name="T3">.</text:span></text:p>
        <text:p text:style-name="P14"/>
        <text:h text:style-name="P35" text:outline-level="2">🎬 <text:span text:style-name="T18">Option 2 — MP4 video (cleaner and more flexible)</text:span></text:h>
        <text:p text:style-name="P7">If you exported as MP4, you can actually pause/play directly:</text:p>
        <text:p text:style-name="P30"><text:span text:style-name="Source_20_Text"><text:span text:style-name="T9">&lt;!doctype </text:span></text:span><text:span text:style-name="Source_20_Text"><text:span text:style-name="T10">html</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 </text:span></text:span><text:span text:style-name="Source_20_Text"><text:span text:style-name="T13">lang</text:span></text:span><text:span text:style-name="Source_20_Text"><text:span text:style-name="T11">=</text:span></text:span><text:span text:style-name="Source_20_Text"><text:span text:style-name="T14">"en"</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oft-page-break/><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charset</text:span></text:span><text:span text:style-name="Source_20_Text"><text:span text:style-name="T11">=</text:span></text:span><text:span text:style-name="Source_20_Text"><text:span text:style-name="T14">"utf-8"</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name</text:span></text:span><text:span text:style-name="Source_20_Text"><text:span text:style-name="T11">=</text:span></text:span><text:span text:style-name="Source_20_Text"><text:span text:style-name="T14">"viewport"</text:span></text:span><text:span text:style-name="Source_20_Text"><text:span text:style-name="T11"> </text:span></text:span><text:span text:style-name="Source_20_Text"><text:span text:style-name="T13">content</text:span></text:span><text:span text:style-name="Source_20_Text"><text:span text:style-name="T11">=</text:span></text:span><text:span text:style-name="Source_20_Text"><text:span text:style-name="T14">"width=device-width,initial-scale=1"</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title</text:span></text:span><text:span text:style-name="Source_20_Text"><text:span text:style-name="T11">&gt;Click to Play Video&lt;/</text:span></text:span><text:span text:style-name="Source_20_Text"><text:span text:style-name="T12">title</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5"><text:s text:c="4"/></text:span></text:span><text:span text:style-name="Source_20_Text"><text:span text:style-name="T12">body</text:span></text:span><text:span text:style-name="Source_20_Text"><text:span text:style-name="T11"> {</text:span></text:span></text:p>
        <text:p text:style-name="P30"><text:span text:style-name="Source_20_Text"><text:span text:style-name="T15"><text:s text:c="6"/></text:span></text:span><text:span text:style-name="Source_20_Text"><text:span text:style-name="T14">display</text:span></text:span><text:span text:style-name="Source_20_Text"><text:span text:style-name="T11">:flex;</text:span></text:span></text:p>
        <text:p text:style-name="P30"><text:span text:style-name="Source_20_Text"><text:span text:style-name="T15"><text:s text:c="6"/></text:span></text:span><text:span text:style-name="Source_20_Text"><text:span text:style-name="T14">align-items</text:span></text:span><text:span text:style-name="Source_20_Text"><text:span text:style-name="T11">:center;</text:span></text:span></text:p>
        <text:p text:style-name="P30"><text:span text:style-name="Source_20_Text"><text:span text:style-name="T15"><text:s text:c="6"/></text:span></text:span><text:span text:style-name="Source_20_Text"><text:span text:style-name="T14">justify-content</text:span></text:span><text:span text:style-name="Source_20_Text"><text:span text:style-name="T11">:center;</text:span></text:span></text:p>
        <text:p text:style-name="P30"><text:span text:style-name="Source_20_Text"><text:span text:style-name="T15"><text:s text:c="6"/></text:span></text:span><text:span text:style-name="Source_20_Text"><text:span text:style-name="T14">height</text:span></text:span><text:span text:style-name="Source_20_Text"><text:span text:style-name="T11">:</text:span></text:span><text:span text:style-name="Source_20_Text"><text:span text:style-name="T13">100vh</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7f7fb</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2">video</text:span></text:span><text:span text:style-name="Source_20_Text"><text:span text:style-name="T11"> {</text:span></text:span></text:p>
        <text:p text:style-name="P30"><text:span text:style-name="Source_20_Text"><text:span text:style-name="T15"><text:s text:c="6"/></text:span></text:span><text:span text:style-name="Source_20_Text"><text:span text:style-name="T14">cursor</text:span></text:span><text:span text:style-name="Source_20_Text"><text:span text:style-name="T11">:pointer;</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12px</text:span></text:span><text:span text:style-name="Source_20_Text"><text:span text:style-name="T11">;</text:span></text:span></text:p>
        <text:p text:style-name="P30"><text:span text:style-name="Source_20_Text"><text:span text:style-name="T15"><text:s text:c="6"/></text:span></text:span><text:span text:style-name="Source_20_Text"><text:span text:style-name="T14">box-shadow</text:span></text:span><text:span text:style-name="Source_20_Text"><text:span text:style-name="T11">:</text:span></text:span><text:span text:style-name="Source_20_Text"><text:span text:style-name="T13">0</text:span></text:span><text:span text:style-name="Source_20_Text"><text:span text:style-name="T11"> </text:span></text:span><text:span text:style-name="Source_20_Text"><text:span text:style-name="T13">6px</text:span></text:span><text:span text:style-name="Source_20_Text"><text:span text:style-name="T11"> </text:span></text:span><text:span text:style-name="Source_20_Text"><text:span text:style-name="T13">20px</text:span></text:span><text:span text:style-name="Source_20_Text"><text:span text:style-name="T11"> </text:span></text:span><text:span text:style-name="Source_20_Text"><text:span text:style-name="T16">rgba</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1</text:span></text:span><text:span text:style-name="Source_20_Text"><text:span text:style-name="T11">);</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80%</text:span></text:span><text:span text:style-name="Source_20_Text"><text:span text:style-name="T11">;</text:span></text:span></text:p>
        <text:p text:style-name="P30"><text:span text:style-name="Source_20_Text"><text:span text:style-name="T15"><text:s text:c="6"/></text:span></text:span><text:span text:style-name="Source_20_Text"><text:span text:style-name="T14">height</text:span></text:span><text:span text:style-name="Source_20_Text"><text:span text:style-name="T11">:auto;</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5"><text:s text:c="2"/></text:span></text:span><text:span text:style-name="Source_20_Text"><text:span text:style-name="T17">&lt;!-- Replace animation.mp4 with your filename --&gt;</text:span></text:span></text:p>
        <text:p text:style-name="P30"><text:span text:style-name="Source_20_Text"><text:span text:style-name="T15"><text:s text:c="2"/></text:span></text:span><text:span text:style-name="Source_20_Text"><text:span text:style-name="T11">&lt;</text:span></text:span><text:span text:style-name="Source_20_Text"><text:span text:style-name="T12">video</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anim"</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animation.mp4"</text:span></text:span><text:span text:style-name="Source_20_Text"><text:span text:style-name="T11">&gt;&lt;/</text:span></text:span><text:span text:style-name="Source_20_Text"><text:span text:style-name="T12">video</text:span></text:span><text:span text:style-name="Source_20_Text"><text:span text:style-name="T11">&gt;</text:span></text:span></text:p>
        <text:p text:style-name="P31"/>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5"><text:s text:c="4"/></text:span></text:span><text:span text:style-name="Source_20_Text"><text:span text:style-name="T10">const</text:span></text:span><text:span text:style-name="Source_20_Text"><text:span text:style-name="T11"> vid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anim'</text:span></text:span><text:span text:style-name="Source_20_Text"><text:span text:style-name="T11">);</text:span></text:span></text:p>
        <text:p text:style-name="P30"><text:span text:style-name="Source_20_Text"><text:span text:style-name="T15"><text:s text:c="4"/></text:span></text:span><text:span text:style-name="Source_20_Text"><text:span text:style-name="T11">vid.</text:span></text:span><text:span text:style-name="Source_20_Text"><text:span text:style-name="T9">addEventListener</text:span></text:span><text:span text:style-name="Source_20_Text"><text:span text:style-name="T11">(</text:span></text:span><text:span text:style-name="Source_20_Text"><text:span text:style-name="T14">'click'</text:span></text:span><text:span text:style-name="Source_20_Text"><text:span text:style-name="T11">, () =&gt; {</text:span></text:span></text:p>
        <text:p text:style-name="P30"><text:span text:style-name="Source_20_Text"><text:span text:style-name="T15"><text:s text:c="6"/></text:span></text:span><text:span text:style-name="Source_20_Text"><text:span text:style-name="T10">if</text:span></text:span><text:span text:style-name="Source_20_Text"><text:span text:style-name="T11"> (vid.paused) {</text:span></text:span></text:p>
        <text:p text:style-name="P30"><text:span text:style-name="Source_20_Text"><text:span text:style-name="T15"><text:s text:c="8"/></text:span></text:span><text:span text:style-name="Source_20_Text"><text:span text:style-name="T11">vid.</text:span></text:span><text:span text:style-name="Source_20_Text"><text:span text:style-name="T9">play</text:span></text:span><text:span text:style-name="Source_20_Text"><text:span text:style-name="T11">();</text:span></text:span></text:p>
        <text:p text:style-name="P30"><text:span text:style-name="Source_20_Text"><text:span text:style-name="T15"><text:s text:c="6"/></text:span></text:span><text:span text:style-name="Source_20_Text"><text:span text:style-name="T11">} </text:span></text:span><text:span text:style-name="Source_20_Text"><text:span text:style-name="T10">else</text:span></text:span><text:span text:style-name="Source_20_Text"><text:span text:style-name="T11"> {</text:span></text:span></text:p>
        <text:p text:style-name="P30"><text:soft-page-break/><text:span text:style-name="Source_20_Text"><text:span text:style-name="T15"><text:s text:c="8"/></text:span></text:span><text:span text:style-name="Source_20_Text"><text:span text:style-name="T11">vid.</text:span></text:span><text:span text:style-name="Source_20_Text"><text:span text:style-name="T9">pause</text:span></text:span><text:span text:style-name="Source_20_Text"><text:span text:style-name="T11">();</text:span></text:span></text:p>
        <text:p text:style-name="P31"><text:span text:style-name="Source_20_Text"><text:span text:style-name="T15"><text:s text:c="6"/></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gt;</text:span></text:span></text:p>
        <text:p text:style-name="P11">👉 <text:span text:style-name="T4">This way, the video is paused until clicked, and clicking again pauses it.</text:span></text:p>
        <text:p text:style-name="P14"/>
        <text:p text:style-name="P13"><text:span text:style-name="T6">✨ </text:span><text:span text:style-name="T3">Question for you: did you export your Canva animation as a </text:span><text:span text:style-name="Strong_20_Emphasis"><text:span text:style-name="T2">GIF</text:span></text:span><text:span text:style-name="T3"> or an </text:span><text:span text:style-name="Strong_20_Emphasis"><text:span text:style-name="T2">MP4</text:span></text:span><text:span text:style-name="T3">? That’ll determine which version works best for you.</text:span></text:p>
        <text:p text:style-name="P12"><draw:frame draw:style-name="fr2" draw:name="Frame11" text:anchor-type="char" svg:width="0.0161in" draw:z-index="11"><draw:text-box fo:min-height="0.0161in"><text:h text:style-name="P6" text:outline-level="5">You said:</text:h></draw:text-box></draw:frame>I used MP4 since that was the Canva recommendation</text:p>
        <text:p text:style-name="P13"><draw:frame draw:style-name="fr2" draw:name="Frame12" text:anchor-type="char" svg:width="0.0161in" draw:z-index="12"><draw:text-box fo:min-height="0.0161in"><text:h text:style-name="P8" text:outline-level="6">ChatGPT said:</text:h></draw:text-box></draw:frame><text:span text:style-name="T3">Perfect — MP4 is definitely the better choice 🙌. That means you can use the </text:span><text:span text:style-name="Strong_20_Emphasis"><text:span text:style-name="T2">video version</text:span></text:span><text:span text:style-name="T3"> I shared, where the animation only plays when clicked.</text:span></text:p>
        <text:p text:style-name="P36">Here’s a clean, ready-to-go example tailored for your case:</text:p>
        <text:p text:style-name="P30"><text:span text:style-name="Source_20_Text"><text:span text:style-name="T9">&lt;!doctype </text:span></text:span><text:span text:style-name="Source_20_Text"><text:span text:style-name="T10">html</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 </text:span></text:span><text:span text:style-name="Source_20_Text"><text:span text:style-name="T13">lang</text:span></text:span><text:span text:style-name="Source_20_Text"><text:span text:style-name="T11">=</text:span></text:span><text:span text:style-name="Source_20_Text"><text:span text:style-name="T14">"en"</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charset</text:span></text:span><text:span text:style-name="Source_20_Text"><text:span text:style-name="T11">=</text:span></text:span><text:span text:style-name="Source_20_Text"><text:span text:style-name="T14">"utf-8"</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name</text:span></text:span><text:span text:style-name="Source_20_Text"><text:span text:style-name="T11">=</text:span></text:span><text:span text:style-name="Source_20_Text"><text:span text:style-name="T14">"viewport"</text:span></text:span><text:span text:style-name="Source_20_Text"><text:span text:style-name="T11"> </text:span></text:span><text:span text:style-name="Source_20_Text"><text:span text:style-name="T13">content</text:span></text:span><text:span text:style-name="Source_20_Text"><text:span text:style-name="T11">=</text:span></text:span><text:span text:style-name="Source_20_Text"><text:span text:style-name="T14">"width=device-width,initial-scale=1"</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title</text:span></text:span><text:span text:style-name="Source_20_Text"><text:span text:style-name="T11">&gt;Click to Play Animation&lt;/</text:span></text:span><text:span text:style-name="Source_20_Text"><text:span text:style-name="T12">title</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5"><text:s text:c="4"/></text:span></text:span><text:span text:style-name="Source_20_Text"><text:span text:style-name="T12">body</text:span></text:span><text:span text:style-name="Source_20_Text"><text:span text:style-name="T11"> {</text:span></text:span></text:p>
        <text:p text:style-name="P30"><text:span text:style-name="Source_20_Text"><text:span text:style-name="T15"><text:s text:c="6"/></text:span></text:span><text:span text:style-name="Source_20_Text"><text:span text:style-name="T14">display</text:span></text:span><text:span text:style-name="Source_20_Text"><text:span text:style-name="T11">:flex;</text:span></text:span></text:p>
        <text:p text:style-name="P30"><text:span text:style-name="Source_20_Text"><text:span text:style-name="T15"><text:s text:c="6"/></text:span></text:span><text:span text:style-name="Source_20_Text"><text:span text:style-name="T14">align-items</text:span></text:span><text:span text:style-name="Source_20_Text"><text:span text:style-name="T11">:center;</text:span></text:span></text:p>
        <text:p text:style-name="P30"><text:span text:style-name="Source_20_Text"><text:span text:style-name="T15"><text:s text:c="6"/></text:span></text:span><text:span text:style-name="Source_20_Text"><text:span text:style-name="T14">justify-content</text:span></text:span><text:span text:style-name="Source_20_Text"><text:span text:style-name="T11">:center;</text:span></text:span></text:p>
        <text:p text:style-name="P30"><text:span text:style-name="Source_20_Text"><text:span text:style-name="T15"><text:s text:c="6"/></text:span></text:span><text:span text:style-name="Source_20_Text"><text:span text:style-name="T14">height</text:span></text:span><text:span text:style-name="Source_20_Text"><text:span text:style-name="T11">:</text:span></text:span><text:span text:style-name="Source_20_Text"><text:span text:style-name="T13">100vh</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7f7fb</text:span></text:span><text:span text:style-name="Source_20_Text"><text:span text:style-name="T11">;</text:span></text:span></text:p>
        <text:p text:style-name="P30"><text:span text:style-name="Source_20_Text"><text:span text:style-name="T15"><text:s text:c="6"/></text:span></text:span><text:span text:style-name="Source_20_Text"><text:span text:style-name="T14">margin</text:span></text:span><text:span text:style-name="Source_20_Text"><text:span text:style-name="T11">:</text:span></text:span><text:span text:style-name="Source_20_Text"><text:span text:style-name="T13">0</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2">video</text:span></text:span><text:span text:style-name="Source_20_Text"><text:span text:style-name="T11"> {</text:span></text:span></text:p>
        <text:p text:style-name="P30"><text:soft-page-break/><text:span text:style-name="Source_20_Text"><text:span text:style-name="T15"><text:s text:c="6"/></text:span></text:span><text:span text:style-name="Source_20_Text"><text:span text:style-name="T14">cursor</text:span></text:span><text:span text:style-name="Source_20_Text"><text:span text:style-name="T11">:pointer;</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12px</text:span></text:span><text:span text:style-name="Source_20_Text"><text:span text:style-name="T11">;</text:span></text:span></text:p>
        <text:p text:style-name="P30"><text:span text:style-name="Source_20_Text"><text:span text:style-name="T15"><text:s text:c="6"/></text:span></text:span><text:span text:style-name="Source_20_Text"><text:span text:style-name="T14">box-shadow</text:span></text:span><text:span text:style-name="Source_20_Text"><text:span text:style-name="T11">:</text:span></text:span><text:span text:style-name="Source_20_Text"><text:span text:style-name="T13">0</text:span></text:span><text:span text:style-name="Source_20_Text"><text:span text:style-name="T11"> </text:span></text:span><text:span text:style-name="Source_20_Text"><text:span text:style-name="T13">6px</text:span></text:span><text:span text:style-name="Source_20_Text"><text:span text:style-name="T11"> </text:span></text:span><text:span text:style-name="Source_20_Text"><text:span text:style-name="T13">20px</text:span></text:span><text:span text:style-name="Source_20_Text"><text:span text:style-name="T11"> </text:span></text:span><text:span text:style-name="Source_20_Text"><text:span text:style-name="T16">rgba</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15</text:span></text:span><text:span text:style-name="Source_20_Text"><text:span text:style-name="T11">);</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80%</text:span></text:span><text:span text:style-name="Source_20_Text"><text:span text:style-name="T11">;</text:span></text:span></text:p>
        <text:p text:style-name="P30"><text:span text:style-name="Source_20_Text"><text:span text:style-name="T15"><text:s text:c="6"/></text:span></text:span><text:span text:style-name="Source_20_Text"><text:span text:style-name="T14">height</text:span></text:span><text:span text:style-name="Source_20_Text"><text:span text:style-name="T11">:auto;</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5"><text:s text:c="2"/></text:span></text:span><text:span text:style-name="Source_20_Text"><text:span text:style-name="T17">&lt;!-- Replace animation.mp4 with your actual file name --&gt;</text:span></text:span></text:p>
        <text:p text:style-name="P30"><text:span text:style-name="Source_20_Text"><text:span text:style-name="T15"><text:s text:c="2"/></text:span></text:span><text:span text:style-name="Source_20_Text"><text:span text:style-name="T11">&lt;</text:span></text:span><text:span text:style-name="Source_20_Text"><text:span text:style-name="T12">video</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anim"</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animation.mp4"</text:span></text:span><text:span text:style-name="Source_20_Text"><text:span text:style-name="T11">&gt;&lt;/</text:span></text:span><text:span text:style-name="Source_20_Text"><text:span text:style-name="T12">video</text:span></text:span><text:span text:style-name="Source_20_Text"><text:span text:style-name="T11">&gt;</text:span></text:span></text:p>
        <text:p text:style-name="P31"/>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5"><text:s text:c="4"/></text:span></text:span><text:span text:style-name="Source_20_Text"><text:span text:style-name="T10">const</text:span></text:span><text:span text:style-name="Source_20_Text"><text:span text:style-name="T11"> vid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anim'</text:span></text:span><text:span text:style-name="Source_20_Text"><text:span text:style-name="T11">);</text:span></text:span></text:p>
        <text:p text:style-name="P31"/>
        <text:p text:style-name="P30"><text:span text:style-name="Source_20_Text"><text:span text:style-name="T15"><text:s text:c="4"/></text:span></text:span><text:span text:style-name="Source_20_Text"><text:span text:style-name="T17">// Play/pause toggle on click</text:span></text:span></text:p>
        <text:p text:style-name="P30"><text:span text:style-name="Source_20_Text"><text:span text:style-name="T15"><text:s text:c="4"/></text:span></text:span><text:span text:style-name="Source_20_Text"><text:span text:style-name="T11">vid.</text:span></text:span><text:span text:style-name="Source_20_Text"><text:span text:style-name="T9">addEventListener</text:span></text:span><text:span text:style-name="Source_20_Text"><text:span text:style-name="T11">(</text:span></text:span><text:span text:style-name="Source_20_Text"><text:span text:style-name="T14">'click'</text:span></text:span><text:span text:style-name="Source_20_Text"><text:span text:style-name="T11">, () =&gt; {</text:span></text:span></text:p>
        <text:p text:style-name="P30"><text:span text:style-name="Source_20_Text"><text:span text:style-name="T15"><text:s text:c="6"/></text:span></text:span><text:span text:style-name="Source_20_Text"><text:span text:style-name="T10">if</text:span></text:span><text:span text:style-name="Source_20_Text"><text:span text:style-name="T11"> (vid.paused) {</text:span></text:span></text:p>
        <text:p text:style-name="P30"><text:span text:style-name="Source_20_Text"><text:span text:style-name="T15"><text:s text:c="8"/></text:span></text:span><text:span text:style-name="Source_20_Text"><text:span text:style-name="T11">vid.</text:span></text:span><text:span text:style-name="Source_20_Text"><text:span text:style-name="T9">play</text:span></text:span><text:span text:style-name="Source_20_Text"><text:span text:style-name="T11">();</text:span></text:span></text:p>
        <text:p text:style-name="P30"><text:span text:style-name="Source_20_Text"><text:span text:style-name="T15"><text:s text:c="6"/></text:span></text:span><text:span text:style-name="Source_20_Text"><text:span text:style-name="T11">} </text:span></text:span><text:span text:style-name="Source_20_Text"><text:span text:style-name="T10">else</text:span></text:span><text:span text:style-name="Source_20_Text"><text:span text:style-name="T11"> {</text:span></text:span></text:p>
        <text:p text:style-name="P30"><text:span text:style-name="Source_20_Text"><text:span text:style-name="T15"><text:s text:c="8"/></text:span></text:span><text:span text:style-name="Source_20_Text"><text:span text:style-name="T11">vid.</text:span></text:span><text:span text:style-name="Source_20_Text"><text:span text:style-name="T9">pause</text:span></text:span><text:span text:style-name="Source_20_Text"><text:span text:style-name="T11">();</text:span></text:span></text:p>
        <text:p text:style-name="P31"><text:span text:style-name="Source_20_Text"><text:span text:style-name="T15"><text:s text:c="6"/></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gt;</text:span></text:span></text:p>
        <text:h text:style-name="P37" text:outline-level="3">How it works:</text:h>
        <text:list text:style-name="L11">
          <text:list-item>
            <text:p text:style-name="P38"><text:span text:style-name="T3">By default, the video </text:span><text:span text:style-name="Strong_20_Emphasis"><text:span text:style-name="T2">starts paused</text:span></text:span><text:span text:style-name="T3">.</text:span></text:p>
          </text:list-item>
          <text:list-item>
            <text:p text:style-name="P38"><text:span text:style-name="T3">When you </text:span><text:span text:style-name="Strong_20_Emphasis"><text:span text:style-name="T2">click it, it plays</text:span></text:span><text:span text:style-name="T3">.</text:span></text:p>
          </text:list-item>
          <text:list-item>
            <text:p text:style-name="P38"><text:span text:style-name="T3">If you click again, it </text:span><text:span text:style-name="Strong_20_Emphasis"><text:span text:style-name="T2">pauses</text:span></text:span><text:span text:style-name="T3">.</text:span></text:p>
          </text:list-item>
          <text:list-item>
            <text:p text:style-name="P38"><text:soft-page-break/><text:span text:style-name="T3">You can also add </text:span><text:span text:style-name="Source_20_Text"><text:span text:style-name="T7">loop</text:span></text:span><text:span text:style-name="T3"> inside the </text:span><text:span text:style-name="Source_20_Text"><text:span text:style-name="T7">&lt;video&gt;</text:span></text:span><text:span text:style-name="T3"> tag if you want it to replay automatically when it reaches the end. Example:</text:span></text:p>
            <text:p text:style-name="P39"><text:span text:style-name="Source_20_Text"><text:span text:style-name="T11">&lt;</text:span></text:span><text:span text:style-name="Source_20_Text"><text:span text:style-name="T12">video</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anim"</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animation.mp4"</text:span></text:span><text:span text:style-name="Source_20_Text"><text:span text:style-name="T11"> </text:span></text:span><text:span text:style-name="Source_20_Text"><text:span text:style-name="T13">loop</text:span></text:span><text:span text:style-name="Source_20_Text"><text:span text:style-name="T11">&gt;&lt;/</text:span></text:span><text:span text:style-name="Source_20_Text"><text:span text:style-name="T12">video</text:span></text:span><text:span text:style-name="Source_20_Text"><text:span text:style-name="T11">&gt;</text:span></text:span></text:p>
          </text:list-item>
        </text:list>
        <text:p text:style-name="P14"/>
        <text:p text:style-name="P13"><text:span text:style-name="T6">👉 </text:span><text:span text:style-name="T3">Do you want the animation to </text:span><text:span text:style-name="Strong_20_Emphasis"><text:span text:style-name="T2">restart from the beginning every time you click</text:span></text:span><text:span text:style-name="T3">, or should it </text:span><text:span text:style-name="Strong_20_Emphasis"><text:span text:style-name="T2">resume from where it was paused</text:span></text:span><text:span text:style-name="T3">? I can tweak the code either way.</text:span></text:p>
        <text:p text:style-name="P12"><draw:frame draw:style-name="fr2" draw:name="Frame13" text:anchor-type="char" svg:width="0.0161in" draw:z-index="13"><draw:text-box fo:min-height="0.0161in"><text:h text:style-name="P6" text:outline-level="5">You said:</text:h></draw:text-box></draw:frame>restart from the beginning</text:p>
        <text:p text:style-name="P13"><draw:frame draw:style-name="fr2" draw:name="Frame14" text:anchor-type="char" svg:width="0.0161in" draw:z-index="14"><draw:text-box fo:min-height="0.0161in"><text:h text:style-name="P8" text:outline-level="6">ChatGPT said:</text:h></draw:text-box></draw:frame><text:span text:style-name="T3">Got it 👍 You want your animation to </text:span><text:span text:style-name="Strong_20_Emphasis"><text:span text:style-name="T2">restart from the beginning every time you click</text:span></text:span><text:span text:style-name="T3">.<text:line-break/>That just means we’ll reset the video’s </text:span><text:span text:style-name="Source_20_Text"><text:span text:style-name="T7">currentTime</text:span></text:span><text:span text:style-name="T3"> back to </text:span><text:span text:style-name="Source_20_Text"><text:span text:style-name="T7">0</text:span></text:span><text:span text:style-name="T3"> before playing it.</text:span></text:p>
        <text:p text:style-name="P36">Here’s the updated HTML:</text:p>
        <text:p text:style-name="P30"><text:span text:style-name="Source_20_Text"><text:span text:style-name="T9">&lt;!doctype </text:span></text:span><text:span text:style-name="Source_20_Text"><text:span text:style-name="T10">html</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 </text:span></text:span><text:span text:style-name="Source_20_Text"><text:span text:style-name="T13">lang</text:span></text:span><text:span text:style-name="Source_20_Text"><text:span text:style-name="T11">=</text:span></text:span><text:span text:style-name="Source_20_Text"><text:span text:style-name="T14">"en"</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charset</text:span></text:span><text:span text:style-name="Source_20_Text"><text:span text:style-name="T11">=</text:span></text:span><text:span text:style-name="Source_20_Text"><text:span text:style-name="T14">"utf-8"</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name</text:span></text:span><text:span text:style-name="Source_20_Text"><text:span text:style-name="T11">=</text:span></text:span><text:span text:style-name="Source_20_Text"><text:span text:style-name="T14">"viewport"</text:span></text:span><text:span text:style-name="Source_20_Text"><text:span text:style-name="T11"> </text:span></text:span><text:span text:style-name="Source_20_Text"><text:span text:style-name="T13">content</text:span></text:span><text:span text:style-name="Source_20_Text"><text:span text:style-name="T11">=</text:span></text:span><text:span text:style-name="Source_20_Text"><text:span text:style-name="T14">"width=device-width,initial-scale=1"</text:span></text:span><text:span text:style-name="Source_20_Text"><text:span text:style-name="T11"> /&gt;</text:span></text:span></text:p>
        <text:p text:style-name="P30"><text:span text:style-name="Source_20_Text"><text:span text:style-name="T15"><text:s text:c="2"/></text:span></text:span><text:span text:style-name="Source_20_Text"><text:span text:style-name="T11">&lt;</text:span></text:span><text:span text:style-name="Source_20_Text"><text:span text:style-name="T12">title</text:span></text:span><text:span text:style-name="Source_20_Text"><text:span text:style-name="T11">&gt;Click to Restart Animation&lt;/</text:span></text:span><text:span text:style-name="Source_20_Text"><text:span text:style-name="T12">title</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5"><text:s text:c="4"/></text:span></text:span><text:span text:style-name="Source_20_Text"><text:span text:style-name="T12">body</text:span></text:span><text:span text:style-name="Source_20_Text"><text:span text:style-name="T11"> {</text:span></text:span></text:p>
        <text:p text:style-name="P30"><text:span text:style-name="Source_20_Text"><text:span text:style-name="T15"><text:s text:c="6"/></text:span></text:span><text:span text:style-name="Source_20_Text"><text:span text:style-name="T14">display</text:span></text:span><text:span text:style-name="Source_20_Text"><text:span text:style-name="T11">:flex;</text:span></text:span></text:p>
        <text:p text:style-name="P30"><text:span text:style-name="Source_20_Text"><text:span text:style-name="T15"><text:s text:c="6"/></text:span></text:span><text:span text:style-name="Source_20_Text"><text:span text:style-name="T14">align-items</text:span></text:span><text:span text:style-name="Source_20_Text"><text:span text:style-name="T11">:center;</text:span></text:span></text:p>
        <text:p text:style-name="P30"><text:span text:style-name="Source_20_Text"><text:span text:style-name="T15"><text:s text:c="6"/></text:span></text:span><text:span text:style-name="Source_20_Text"><text:span text:style-name="T14">justify-content</text:span></text:span><text:span text:style-name="Source_20_Text"><text:span text:style-name="T11">:center;</text:span></text:span></text:p>
        <text:p text:style-name="P30"><text:span text:style-name="Source_20_Text"><text:span text:style-name="T15"><text:s text:c="6"/></text:span></text:span><text:span text:style-name="Source_20_Text"><text:span text:style-name="T14">height</text:span></text:span><text:span text:style-name="Source_20_Text"><text:span text:style-name="T11">:</text:span></text:span><text:span text:style-name="Source_20_Text"><text:span text:style-name="T13">100vh</text:span></text:span><text:span text:style-name="Source_20_Text"><text:span text:style-name="T11">;</text:span></text:span></text:p>
        <text:p text:style-name="P30"><text:span text:style-name="Source_20_Text"><text:span text:style-name="T15"><text:s text:c="6"/></text:span></text:span><text:span text:style-name="Source_20_Text"><text:span text:style-name="T14">background</text:span></text:span><text:span text:style-name="Source_20_Text"><text:span text:style-name="T11">:</text:span></text:span><text:span text:style-name="Source_20_Text"><text:span text:style-name="T13">#f7f7fb</text:span></text:span><text:span text:style-name="Source_20_Text"><text:span text:style-name="T11">;</text:span></text:span></text:p>
        <text:p text:style-name="P30"><text:span text:style-name="Source_20_Text"><text:span text:style-name="T15"><text:s text:c="6"/></text:span></text:span><text:span text:style-name="Source_20_Text"><text:span text:style-name="T14">margin</text:span></text:span><text:span text:style-name="Source_20_Text"><text:span text:style-name="T11">:</text:span></text:span><text:span text:style-name="Source_20_Text"><text:span text:style-name="T13">0</text:span></text:span><text:span text:style-name="Source_20_Text"><text:span text:style-name="T11">;</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4"/></text:span></text:span><text:span text:style-name="Source_20_Text"><text:span text:style-name="T12">video</text:span></text:span><text:span text:style-name="Source_20_Text"><text:span text:style-name="T11"> {</text:span></text:span></text:p>
        <text:p text:style-name="P30"><text:span text:style-name="Source_20_Text"><text:span text:style-name="T15"><text:s text:c="6"/></text:span></text:span><text:span text:style-name="Source_20_Text"><text:span text:style-name="T14">cursor</text:span></text:span><text:span text:style-name="Source_20_Text"><text:span text:style-name="T11">:pointer;</text:span></text:span></text:p>
        <text:p text:style-name="P30"><text:span text:style-name="Source_20_Text"><text:span text:style-name="T15"><text:s text:c="6"/></text:span></text:span><text:span text:style-name="Source_20_Text"><text:span text:style-name="T14">border-radius</text:span></text:span><text:span text:style-name="Source_20_Text"><text:span text:style-name="T11">:</text:span></text:span><text:span text:style-name="Source_20_Text"><text:span text:style-name="T13">12px</text:span></text:span><text:span text:style-name="Source_20_Text"><text:span text:style-name="T11">;</text:span></text:span></text:p>
        <text:p text:style-name="P30"><text:span text:style-name="Source_20_Text"><text:span text:style-name="T15"><text:s text:c="6"/></text:span></text:span><text:span text:style-name="Source_20_Text"><text:span text:style-name="T14">box-shadow</text:span></text:span><text:span text:style-name="Source_20_Text"><text:span text:style-name="T11">:</text:span></text:span><text:span text:style-name="Source_20_Text"><text:span text:style-name="T13">0</text:span></text:span><text:span text:style-name="Source_20_Text"><text:span text:style-name="T11"> </text:span></text:span><text:span text:style-name="Source_20_Text"><text:span text:style-name="T13">6px</text:span></text:span><text:span text:style-name="Source_20_Text"><text:span text:style-name="T11"> </text:span></text:span><text:span text:style-name="Source_20_Text"><text:span text:style-name="T13">20px</text:span></text:span><text:span text:style-name="Source_20_Text"><text:span text:style-name="T11"> </text:span></text:span><text:span text:style-name="Source_20_Text"><text:span text:style-name="T16">rgba</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15</text:span></text:span><text:span text:style-name="Source_20_Text"><text:span text:style-name="T11">);</text:span></text:span></text:p>
        <text:p text:style-name="P30"><text:span text:style-name="Source_20_Text"><text:span text:style-name="T15"><text:s text:c="6"/></text:span></text:span><text:span text:style-name="Source_20_Text"><text:span text:style-name="T14">max-width</text:span></text:span><text:span text:style-name="Source_20_Text"><text:span text:style-name="T11">:</text:span></text:span><text:span text:style-name="Source_20_Text"><text:span text:style-name="T13">80%</text:span></text:span><text:span text:style-name="Source_20_Text"><text:span text:style-name="T11">;</text:span></text:span></text:p>
        <text:p text:style-name="P30"><text:span text:style-name="Source_20_Text"><text:span text:style-name="T15"><text:s text:c="6"/></text:span></text:span><text:span text:style-name="Source_20_Text"><text:span text:style-name="T14">height</text:span></text:span><text:span text:style-name="Source_20_Text"><text:span text:style-name="T11">:auto;</text:span></text:span></text:p>
        <text:p text:style-name="P31"><text:soft-page-break/><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5"><text:s text:c="2"/></text:span></text:span><text:span text:style-name="Source_20_Text"><text:span text:style-name="T17">&lt;!-- Replace animation.mp4 with your file name --&gt;</text:span></text:span></text:p>
        <text:p text:style-name="P30"><text:span text:style-name="Source_20_Text"><text:span text:style-name="T15"><text:s text:c="2"/></text:span></text:span><text:span text:style-name="Source_20_Text"><text:span text:style-name="T11">&lt;</text:span></text:span><text:span text:style-name="Source_20_Text"><text:span text:style-name="T12">video</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anim"</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animation.mp4"</text:span></text:span><text:span text:style-name="Source_20_Text"><text:span text:style-name="T11">&gt;&lt;/</text:span></text:span><text:span text:style-name="Source_20_Text"><text:span text:style-name="T12">video</text:span></text:span><text:span text:style-name="Source_20_Text"><text:span text:style-name="T11">&gt;</text:span></text:span></text:p>
        <text:p text:style-name="P31"/>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5"><text:s text:c="4"/></text:span></text:span><text:span text:style-name="Source_20_Text"><text:span text:style-name="T10">const</text:span></text:span><text:span text:style-name="Source_20_Text"><text:span text:style-name="T11"> vid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anim'</text:span></text:span><text:span text:style-name="Source_20_Text"><text:span text:style-name="T11">);</text:span></text:span></text:p>
        <text:p text:style-name="P31"/>
        <text:p text:style-name="P30"><text:span text:style-name="Source_20_Text"><text:span text:style-name="T15"><text:s text:c="4"/></text:span></text:span><text:span text:style-name="Source_20_Text"><text:span text:style-name="T11">vid.</text:span></text:span><text:span text:style-name="Source_20_Text"><text:span text:style-name="T9">addEventListener</text:span></text:span><text:span text:style-name="Source_20_Text"><text:span text:style-name="T11">(</text:span></text:span><text:span text:style-name="Source_20_Text"><text:span text:style-name="T14">'click'</text:span></text:span><text:span text:style-name="Source_20_Text"><text:span text:style-name="T11">, () =&gt; {</text:span></text:span></text:p>
        <text:p text:style-name="P30"><text:span text:style-name="Source_20_Text"><text:span text:style-name="T15"><text:s text:c="6"/></text:span></text:span><text:span text:style-name="Source_20_Text"><text:span text:style-name="T11">vid.</text:span></text:span><text:span text:style-name="Source_20_Text"><text:span text:style-name="T9">pause</text:span></text:span><text:span text:style-name="Source_20_Text"><text:span text:style-name="T11">(); <text:s text:c="13"/></text:span></text:span><text:span text:style-name="Source_20_Text"><text:span text:style-name="T17">// stop if it was already playing</text:span></text:span></text:p>
        <text:p text:style-name="P30"><text:span text:style-name="Source_20_Text"><text:span text:style-name="T15"><text:s text:c="6"/></text:span></text:span><text:span text:style-name="Source_20_Text"><text:span text:style-name="T11">vid.currentTime = </text:span></text:span><text:span text:style-name="Source_20_Text"><text:span text:style-name="T13">0</text:span></text:span><text:span text:style-name="Source_20_Text"><text:span text:style-name="T11">; <text:s text:c="5"/></text:span></text:span><text:span text:style-name="Source_20_Text"><text:span text:style-name="T17">// rewind to start</text:span></text:span></text:p>
        <text:p text:style-name="P30"><text:span text:style-name="Source_20_Text"><text:span text:style-name="T15"><text:s text:c="6"/></text:span></text:span><text:span text:style-name="Source_20_Text"><text:span text:style-name="T11">vid.</text:span></text:span><text:span text:style-name="Source_20_Text"><text:span text:style-name="T9">play</text:span></text:span><text:span text:style-name="Source_20_Text"><text:span text:style-name="T11">(); <text:s text:c="14"/></text:span></text:span><text:span text:style-name="Source_20_Text"><text:span text:style-name="T17">// play from beginning</text:span></text:span></text:p>
        <text:p text:style-name="P31"><text:span text:style-name="Source_20_Text"><text:span text:style-name="T15"><text:s text:c="4"/></text:span></text:span><text:span text:style-name="Source_20_Text"><text:span text:style-name="T11">});</text:span></text:span></text:p>
        <text:p text:style-name="P30"><text:span text:style-name="Source_20_Text"><text:span text:style-name="T15"><text:s text:c="2"/></text:span></text:span><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1">&lt;/</text:span></text:span><text:span text:style-name="Source_20_Text"><text:span text:style-name="T12">body</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gt;</text:span></text:span></text:p>
        <text:h text:style-name="P40" text:outline-level="3">✨ <text:span text:style-name="T5">What this does:</text:span></text:h>
        <text:list text:style-name="L12">
          <text:list-item>
            <text:p text:style-name="P41"><text:span text:style-name="T3">The video starts </text:span><text:span text:style-name="Strong_20_Emphasis"><text:span text:style-name="T2">paused</text:span></text:span><text:span text:style-name="T3">.</text:span></text:p>
          </text:list-item>
          <text:list-item>
            <text:p text:style-name="P41"><text:span text:style-name="T3">Each click </text:span><text:span text:style-name="Strong_20_Emphasis"><text:span text:style-name="T2">rewinds it to the beginning</text:span></text:span><text:span text:style-name="T3"> and plays it.</text:span></text:p>
          </text:list-item>
          <text:list-item>
            <text:p text:style-name="P41"><text:span text:style-name="T3">If you click halfway through, it doesn’t resume — it </text:span><text:span text:style-name="Strong_20_Emphasis"><text:span text:style-name="T2">restarts</text:span></text:span><text:span text:style-name="T3">.</text:span></text:p>
          </text:list-item>
        </text:list>
        <text:p text:style-name="P14"/>
        <text:p text:style-name="P13"><text:span text:style-name="T3">Do you also want it to </text:span><text:span text:style-name="Strong_20_Emphasis"><text:span text:style-name="T2">loop back to the start automatically</text:span></text:span><text:span text:style-name="T3"> when it finishes (without clicking again), or should it only replay when clicked?</text:span></text:p>
        <text:p text:style-name="P12"><draw:frame draw:style-name="fr2" draw:name="Frame15" text:anchor-type="char" svg:width="0.0161in" draw:z-index="15"><draw:text-box fo:min-height="0.0161in"><text:h text:style-name="P6" text:outline-level="5">You said:</text:h></draw:text-box></draw:frame>only replay when clicked</text:p>
        <text:p text:style-name="P7"><draw:frame draw:style-name="fr2" draw:name="Frame16" text:anchor-type="char" svg:width="0.0161in" draw:z-index="16"><draw:text-box fo:min-height="0.0161in"><text:h text:style-name="P8" text:outline-level="6">ChatGPT said:</text:h></draw:text-box></draw:frame>Perfect ✅ then the code I gave you above is exactly what you need.</text:p>
        <text:p text:style-name="P36">Quick recap of how it behaves:</text:p>
        <text:list text:style-name="L13">
          <text:list-item>
            <text:p text:style-name="P42"><text:span text:style-name="T3">The video starts </text:span><text:span text:style-name="Strong_20_Emphasis"><text:span text:style-name="T2">paused</text:span></text:span><text:span text:style-name="T3">.</text:span></text:p>
          </text:list-item>
          <text:list-item>
            <text:p text:style-name="P42"><text:span text:style-name="Strong_20_Emphasis"><text:span text:style-name="T2">Click once</text:span></text:span><text:span text:style-name="T3"> → it plays from the start.</text:span></text:p>
          </text:list-item>
          <text:list-item>
            <text:p text:style-name="P42"><text:span text:style-name="Strong_20_Emphasis"><text:span text:style-name="T2">Click again (anytime)</text:span></text:span><text:span text:style-name="T3"> → it restarts from the beginning.</text:span></text:p>
          </text:list-item>
          <text:list-item>
            <text:p text:style-name="P42"><text:span text:style-name="T3">When it reaches the end, it </text:span><text:span text:style-name="Strong_20_Emphasis"><text:span text:style-name="T2">stays paused on the last frame</text:span></text:span><text:span text:style-name="T3"> until you click again.</text:span></text:p>
          </text:list-item>
        </text:list>
        <text:p text:style-name="P7"><text:soft-page-break/>That way, the user is fully in control of replaying it.</text:p>
        <text:p text:style-name="P13"><text:span text:style-name="T6">👉 </text:span><text:span text:style-name="T3">Do you want me to also show you how to add a little </text:span><text:span text:style-name="Strong_20_Emphasis"><text:span text:style-name="T3">“</text:span></text:span><text:span text:style-name="Strong_20_Emphasis"><text:span text:style-name="T2">Click to Play” overlay</text:span></text:span><text:span text:style-name="T3"> (like a play button in the center) so viewers know it’s interactive?</text:span></text:p>
        <text:p text:style-name="P12"><draw:frame draw:style-name="fr2" draw:name="Frame17" text:anchor-type="char" svg:width="0.0161in" draw:z-index="17"><draw:text-box fo:min-height="0.0161in"><text:h text:style-name="P6" text:outline-level="5">You said:</text:h></draw:text-box></draw:frame>can you help me change some things about a website I have already made?</text:p>
        <text:p text:style-name="P7"><draw:frame draw:style-name="fr2" draw:name="Frame18" text:anchor-type="char" svg:width="0.0161in" draw:z-index="18"><draw:text-box fo:min-height="0.0161in"><text:h text:style-name="P8" text:outline-level="6">ChatGPT said:</text:h></draw:text-box></draw:frame>Absolutely! I can help you tweak or improve your existing site.</text:p>
        <text:p text:style-name="P36">To get started, I’ll need:</text:p>
        <text:list text:style-name="L14">
          <text:list-item>
            <text:p text:style-name="P43"><text:span text:style-name="T3">Either the </text:span><text:span text:style-name="Strong_20_Emphasis"><text:span text:style-name="T2">HTML/CSS/JS code</text:span></text:span><text:span text:style-name="T3"> (you can paste it here), or</text:span></text:p>
          </text:list-item>
          <text:list-item>
            <text:p text:style-name="P43"><text:span text:style-name="T3">A description of the </text:span><text:span text:style-name="Strong_20_Emphasis"><text:span text:style-name="T2">specific changes</text:span></text:span><text:span text:style-name="T3"> you want (e.g., “make the text bigger,” “center the video,” “add a button,” etc.).</text:span></text:p>
          </text:list-item>
        </text:list>
        <text:p text:style-name="P7">Would you like to paste some of your site’s code here, or just tell me the changes you’d like to see?</text:p>
        <text:p text:style-name="P44"><draw:frame draw:style-name="fr2" draw:name="Frame19" text:anchor-type="char" svg:width="0.0161in" draw:z-index="19"><draw:text-box fo:min-height="0.0161in"><text:h text:style-name="P6" text:outline-level="5">You said:</text:h></draw:text-box></draw:frame><text:span text:style-name="T19">&lt;!DOCTYPE html&gt; &lt;html lang="en"&gt; &lt;head&gt; &lt;meta charset="UTF-8"&gt; &lt;meta name="viewport" content="width=device-width, initial-scale=1.0"&gt; &lt;title&gt;Elephant World&lt;/title&gt; &lt;link rel="icon" type="image/x-icon" href="favicon.ico"&gt; &lt;style&gt;&lt;!DOCTYPE html&gt; &lt;html lang="en"&gt; &lt;head&gt; &lt;meta charset="UTF-8"&gt; &lt;meta name="viewport" content="width=device-width, initial-scale=1.0"&gt; &lt;title&gt;Elephant World&lt;/title&gt; &lt;link rel="icon" type="image/x-icon" href="favicon.ico"&gt; &lt;style&gt; body { font-family: Arial, sans-serif; margin: 0; padding: 0; scroll-behavior: smooth; background: #fefaf6; color: #333; } header { text-align: center; padding: 2rem 1rem; background: #d6f0ff; position: relative; overflow: hidden; } header h1 { font-size: 2rem; margin-bottom: 1rem; } .elephant { cursor: pointer; width: 200px; margin: 0 auto; display: block; position: relative; z-index: 2; } #spray-container { position: absolute; top: 140px; /* roughly above the trunk */ left: 50%; transform: translateX(-50%); pointer-events: none; z-index: 1; } .spray { position: absolute; font-size: 1rem; font-weight: bold; color: #0077cc; opacity: 0; animation: sprayUp 3s forwards; white-space: nowrap; } @keyframes sprayUp { 0% { transform: translateY(0) scale(0.8); opacity: 1; } 50% { opacity: 1; } 100% { transform: translateY(-150px) scale(1.2); opacity: 0; } } nav { text-align: center; background: #eee; padding: 1rem; } nav a { margin: 0 1rem; text-decoration: none; color: #0077cc; font-weight: bold; } section { padding: 3rem 1rem; max-width: 800px; margin: auto; } form { display: flex; flex-direction: column; gap: 1rem; } input, textarea { padding: 0.75rem; border-radius: 8px; border: 1px solid #ccc; font-size: 1rem; width: 100%; } button { padding: 0.75rem; border: none; border-radius: 8px; background: #0077cc; color: white; font-size: 1rem; cursor: pointer; } button:hover { background: #005fa3; } footer { text-align: center; padding: 2rem; background: #d6f0ff; } &lt;/style&gt; &lt;/head&gt; &lt;body&gt; &lt;header id="home"&gt; &lt;h1&gt;Welcome to Elephant World 🐘&lt;/h1&gt; &lt;div id="spray-container"&gt;&lt;/div&gt; &lt;svg class="elephant" xmlns="http://www.w3.org/2000/svg" viewBox="0 0 512 512"&gt; &lt;path fill="#777" d="M256 32C132.3 32 32 132.3 32 256s100.3 224 224 224 224-100.3 224-224S379.7 32 256 32z"/&gt; &lt;circle cx="180" cy="220" r="20" fill="#fff"/&gt; &lt;circle cx="332" cy="220" r="20" fill="#fff"/&gt; &lt;circle cx="180" cy="220" r="10" fill="#000"/&gt; &lt;circle cx="332" cy="220" r="10" fill="#000"/&gt; &lt;path d="M256 300c-30 0-40 40-40 60s10 60 40 60 40-40 40-60-10-60-40-60z" fill="#555"/&gt; &lt;/svg&gt; &lt;/header&gt; &lt;nav&gt; &lt;a href="#home"&gt;Home&lt;/a&gt; &lt;a href="#facts"&gt;Facts&lt;/a&gt; &lt;a href="#contact"&gt;Contact&lt;/a&gt; &lt;a href="https://en.wikipedia.org/wiki/Elephant" target="_blank"&gt;Wikipedia&lt;/a&gt; &lt;/nav&gt; &lt;section id="facts"&gt; &lt;h2&gt;About Elephants&lt;/h2&gt; &lt;p&gt;Elephants are the largest land animals on Earth, known for </text:span><text:soft-page-break/><text:span text:style-name="T19">their intelligence, memory, and strong family bonds. They play an essential role in their ecosystems.&lt;/p&gt; &lt;/section&gt; &lt;section id="contact"&gt; &lt;h2&gt;Love elephants as much as we do? Subscribe to our newsletter!&lt;/h2&gt; &lt;form action="https://formspree.io/f/yourFormID" method="POST"&gt; &lt;input type="text" name="name" placeholder="Your Name" required&gt; &lt;input type="email" name="_replyto" placeholder="Your Email" required&gt; &lt;textarea name="message" rows="5" placeholder="Your Message" required&gt;&lt;/textarea&gt; &lt;button type="submit"&gt;Send&lt;/button&gt; &lt;/form&gt; &lt;/section&gt; &lt;footer&gt; &lt;p&gt;&amp;copy; 2025 Elephant World&lt;/p&gt; &lt;/footer&gt; &lt;script&gt; const facts = [ "Elephants are the largest land animals on Earth.", "They can live up to 70 years in the wild.", "Elephants use their trunks to smell, breathe, trumpet, drink, and grab things.", "They are highly intelligent and have excellent memories.", "African elephants have larger ears than Asian elephants.", "Elephants can recognize themselves in a mirror!" ]; const elephant = document.querySelector(".elephant"); const sprayContainer = document.getElementById("spray-container"); elephant.addEventListener("click", () =&gt; { const randomFact = facts[Math.floor(Math.random() * facts.length)]; const spray = document.createElement("div"); spray.className = "spray"; spray.textContent = randomFact; // Random horizontal offset spray.style.left = </text:span><text:span text:style-name="Source_20_Text"><text:span text:style-name="T20">${Math.random() * 120 - 60}px</text:span></text:span><text:span text:style-name="T19">; sprayContainer.appendChild(spray); // Remove after animation setTimeout(() =&gt; { spray.remove(); }, 3000); }); &lt;/script&gt; &lt;/body&gt; &lt;/html&gt; </text:span></text:p>
        <text:p text:style-name="P13"><draw:frame draw:style-name="fr2" draw:name="Frame20" text:anchor-type="char" svg:width="0.0161in" draw:z-index="20"><draw:text-box fo:min-height="0.0161in"><text:h text:style-name="P8" text:outline-level="6">ChatGPT said:</text:h></draw:text-box></draw:frame><text:span text:style-name="T3">Thanks for sharing your code — it’s a great start! 🐘✨ Your site already has a clean structure and some fun interactivity. I also noticed something right away: you have a </text:span><text:span text:style-name="Strong_20_Emphasis"><text:span text:style-name="T2">duplicate </text:span></text:span><text:span text:style-name="Strong_20_Emphasis"><text:span text:style-name="Source_20_Text"><text:span text:style-name="T7">&lt;!DOCTYPE html&gt;</text:span></text:span></text:span><text:span text:style-name="Strong_20_Emphasis"><text:span text:style-name="T2"> block and extra </text:span></text:span><text:span text:style-name="Strong_20_Emphasis"><text:span text:style-name="Source_20_Text"><text:span text:style-name="T7">&lt;html&gt;</text:span></text:span></text:span><text:span text:style-name="Strong_20_Emphasis"><text:span text:style-name="T2">, </text:span></text:span><text:span text:style-name="Strong_20_Emphasis"><text:span text:style-name="Source_20_Text"><text:span text:style-name="T7">&lt;head&gt;</text:span></text:span></text:span><text:span text:style-name="Strong_20_Emphasis"><text:span text:style-name="T2">, </text:span></text:span><text:span text:style-name="Strong_20_Emphasis"><text:span text:style-name="Source_20_Text"><text:span text:style-name="T7">&lt;title&gt;</text:span></text:span></text:span><text:span text:style-name="Strong_20_Emphasis"><text:span text:style-name="T2"> tags inside your </text:span></text:span><text:span text:style-name="Strong_20_Emphasis"><text:span text:style-name="Source_20_Text"><text:span text:style-name="T7">&lt;style&gt;</text:span></text:span></text:span><text:span text:style-name="Strong_20_Emphasis"><text:span text:style-name="T2"> tag</text:span></text:span><text:span text:style-name="T3">. That’s accidental and should be removed (it won’t break most browsers, but it’s invalid HTML).</text:span></text:p>
        <text:p text:style-name="P13"><text:span text:style-name="T3">So first, I’d clean that up so your </text:span><text:span text:style-name="Source_20_Text"><text:span text:style-name="T7">&lt;head&gt;</text:span></text:span><text:span text:style-name="T3"> only has:</text:span></text:p>
        <text:p text:style-name="P30"><text:span text:style-name="Source_20_Text"><text:span text:style-name="T9">&lt;!DOCTYPE </text:span></text:span><text:span text:style-name="Source_20_Text"><text:span text:style-name="T10">html</text:span></text:span><text:span text:style-name="Source_20_Text"><text:span text:style-name="T11">&gt;</text:span></text:span></text:p>
        <text:p text:style-name="P30"><text:span text:style-name="Source_20_Text"><text:span text:style-name="T11">&lt;</text:span></text:span><text:span text:style-name="Source_20_Text"><text:span text:style-name="T12">html</text:span></text:span><text:span text:style-name="Source_20_Text"><text:span text:style-name="T11"> </text:span></text:span><text:span text:style-name="Source_20_Text"><text:span text:style-name="T13">lang</text:span></text:span><text:span text:style-name="Source_20_Text"><text:span text:style-name="T11">=</text:span></text:span><text:span text:style-name="Source_20_Text"><text:span text:style-name="T14">"en"</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charset</text:span></text:span><text:span text:style-name="Source_20_Text"><text:span text:style-name="T11">=</text:span></text:span><text:span text:style-name="Source_20_Text"><text:span text:style-name="T14">"UTF-8"</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meta</text:span></text:span><text:span text:style-name="Source_20_Text"><text:span text:style-name="T11"> </text:span></text:span><text:span text:style-name="Source_20_Text"><text:span text:style-name="T13">name</text:span></text:span><text:span text:style-name="Source_20_Text"><text:span text:style-name="T11">=</text:span></text:span><text:span text:style-name="Source_20_Text"><text:span text:style-name="T14">"viewport"</text:span></text:span><text:span text:style-name="Source_20_Text"><text:span text:style-name="T11"> </text:span></text:span><text:span text:style-name="Source_20_Text"><text:span text:style-name="T13">content</text:span></text:span><text:span text:style-name="Source_20_Text"><text:span text:style-name="T11">=</text:span></text:span><text:span text:style-name="Source_20_Text"><text:span text:style-name="T14">"width=device-width, initial-scale=1.0"</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title</text:span></text:span><text:span text:style-name="Source_20_Text"><text:span text:style-name="T11">&gt;Elephant World&lt;/</text:span></text:span><text:span text:style-name="Source_20_Text"><text:span text:style-name="T12">title</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link</text:span></text:span><text:span text:style-name="Source_20_Text"><text:span text:style-name="T11"> </text:span></text:span><text:span text:style-name="Source_20_Text"><text:span text:style-name="T13">rel</text:span></text:span><text:span text:style-name="Source_20_Text"><text:span text:style-name="T11">=</text:span></text:span><text:span text:style-name="Source_20_Text"><text:span text:style-name="T14">"icon"</text:span></text:span><text:span text:style-name="Source_20_Text"><text:span text:style-name="T11"> </text:span></text:span><text:span text:style-name="Source_20_Text"><text:span text:style-name="T13">type</text:span></text:span><text:span text:style-name="Source_20_Text"><text:span text:style-name="T11">=</text:span></text:span><text:span text:style-name="Source_20_Text"><text:span text:style-name="T14">"image/x-icon"</text:span></text:span><text:span text:style-name="Source_20_Text"><text:span text:style-name="T11"> </text:span></text:span><text:span text:style-name="Source_20_Text"><text:span text:style-name="T13">href</text:span></text:span><text:span text:style-name="Source_20_Text"><text:span text:style-name="T11">=</text:span></text:span><text:span text:style-name="Source_20_Text"><text:span text:style-name="T14">"favicon.ico"</text:span></text:span><text:span text:style-name="Source_20_Text"><text:span text:style-name="T11">&gt;</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5"><text:s text:c="4"/></text:span></text:span><text:span text:style-name="Source_20_Text"><text:span text:style-name="T17">/* your CSS here */</text:span></text:span></text:p>
        <text:p text:style-name="P30"><text:span text:style-name="Source_20_Text"><text:span text:style-name="T15"><text:s text:c="2"/></text:span></text:span><text:span text:style-name="Source_20_Text"><text:span text:style-name="T11">&lt;/</text:span></text:span><text:span text:style-name="Source_20_Text"><text:span text:style-name="T12">style</text:span></text:span><text:span text:style-name="Source_20_Text"><text:span text:style-name="T11">&gt;</text:span></text:span></text:p>
        <text:p text:style-name="P30"><text:span text:style-name="Source_20_Text"><text:span text:style-name="T11">&lt;/</text:span></text:span><text:span text:style-name="Source_20_Text"><text:span text:style-name="T12">head</text:span></text:span><text:span text:style-name="Source_20_Text"><text:span text:style-name="T11">&gt;</text:span></text:span></text:p>
        <text:p text:style-name="P14"/>
        <text:p text:style-name="P13"><text:span text:style-name="T3">Now, before I jump in and start rewriting, let me ask:<text:line-break/>👉 What kind of </text:span><text:span text:style-name="Strong_20_Emphasis"><text:span text:style-name="T2">changes</text:span></text:span><text:span text:style-name="T3"> would you like me to help with?</text:span></text:p>
        <text:p text:style-name="P36"><text:soft-page-break/>For example:</text:p>
        <text:list text:style-name="L15">
          <text:list-item>
            <text:p text:style-name="P45">Style/design updates (colors, layout, fonts, etc.)</text:p>
          </text:list-item>
          <text:list-item>
            <text:p text:style-name="P45">Functional changes (form handling, different elephant animation, adding a video, etc.)</text:p>
          </text:list-item>
          <text:list-item>
            <text:p text:style-name="P45">Structural changes (more sections, different nav, new footer, etc.)</text:p>
          </text:list-item>
        </text:list>
        <text:p text:style-name="P7">What’s on your wishlist for “Elephant World”?</text:p>
        <text:p text:style-name="P12"><draw:frame draw:style-name="fr2" draw:name="Frame21" text:anchor-type="char" svg:width="0.0161in" draw:z-index="21"><draw:text-box fo:min-height="0.0161in"><text:h text:style-name="P6" text:outline-level="5">You said:</text:h></draw:text-box></draw:frame>I want to replace the elephant animation that exists with the one that I made on canva</text:p>
        <text:p text:style-name="P13"><draw:frame draw:style-name="fr2" draw:name="Frame22" text:anchor-type="char" svg:width="0.0161in" draw:z-index="22"><draw:text-box fo:min-height="0.0161in"><text:h text:style-name="P8" text:outline-level="6">ChatGPT said:</text:h></draw:text-box></draw:frame><text:span text:style-name="T3">Perfect 👍 since you exported your </text:span><text:span text:style-name="Strong_20_Emphasis"><text:span text:style-name="T2">Canva animation as an MP4</text:span></text:span><text:span text:style-name="T3">, we can swap out the SVG “elephant” with your video. Then we can make it behave like your Canva animation → click to restart and play.</text:span></text:p>
        <text:p text:style-name="P36">Here’s how you can update your site:</text:p>
        <text:p text:style-name="P14"/>
        <text:h text:style-name="P15" text:outline-level="3">✅ <text:span text:style-name="T5">Step 1: Remove the old SVG elephant</text:span></text:h>
        <text:p text:style-name="P13"><text:span text:style-name="T3">Find this block inside </text:span><text:span text:style-name="Source_20_Text"><text:span text:style-name="T7">&lt;header&gt;</text:span></text:span><text:span text:style-name="T3">:</text:span></text:p>
        <text:p text:style-name="P30"><text:span text:style-name="Source_20_Text"><text:span text:style-name="T21"><draw:frame draw:style-name="fr3" draw:name="Image1" text:anchor-type="as-char" svg:width="5.5417in" svg:height="0.3937in" draw:z-index="23"><draw:image xlink:href="data:image/svg+xml;utf8,%3Csvg%20class%3D%22elephant%22%20xmlns%3D%22http%3A%2F%2Fwww.w3.org%2F2000%2Fsvg%22%20viewBox%3D%220%200%20512%20512%22%3E%0A%20%20%3Cpath%20fill%3D%22%23777%22%20d%3D%22M256%2032C132.3%2032%2032%20132.3%2032%20256s100.3%20224%20224%20224%20%0A%20%20224-100.3%20224-224S379.7%2032%20256%2032z%22%3E%3C%2Fpath%3E%0A%20%20%3Ccircle%20cx%3D%22180%22%20cy%3D%22220%22%20r%3D%2220%22%20fill%3D%22%23fff%22%3E%3C%2Fcircle%3E%0A%20%20%3Ccircle%20cx%3D%22332%22%20cy%3D%22220%22%20r%3D%2220%22%20fill%3D%22%23fff%22%3E%3C%2Fcircle%3E%0A%20%20%3Ccircle%20cx%3D%22180%22%20cy%3D%22220%22%20r%3D%2210%22%20fill%3D%22%23000%22%3E%3C%2Fcircle%3E%0A%20%20%3Ccircle%20cx%3D%22332%22%20cy%3D%22220%22%20r%3D%2210%22%20fill%3D%22%23000%22%3E%3C%2Fcircle%3E%0A%20%20%3Cpath%20d%3D%22M256%20300c-30%200-40%2040-40%2060s10%2060%2040%2060%2040-40%2040-60-10-60-40-60z%22%20fill%3D%22%23555%22%3E%3C%2Fpath%3E%0A%3C%2Fsvg%3E%0A" xlink:type="simple" xlink:show="embed" xlink:actuate="onLoad"/></draw:frame></text:span></text:span></text:p>
        <text:p text:style-name="P7">Delete it.</text:p>
        <text:p text:style-name="P14"/>
        <text:h text:style-name="P15" text:outline-level="3">✅ <text:span text:style-name="T5">Step 2: Add your Canva animation video</text:span></text:h>
        <text:p text:style-name="P13"><text:span text:style-name="T3">Replace it with your MP4 file (let’s call it </text:span><text:span text:style-name="Source_20_Text"><text:span text:style-name="T7">elephant.mp4</text:span></text:span><text:span text:style-name="T3">):</text:span></text:p>
        <text:p text:style-name="P30"><text:span text:style-name="Source_20_Text"><text:span text:style-name="T11">&lt;</text:span></text:span><text:span text:style-name="Source_20_Text"><text:span text:style-name="T12">video</text:span></text:span><text:span text:style-name="Source_20_Text"><text:span text:style-name="T11"> </text:span></text:span><text:span text:style-name="Source_20_Text"><text:span text:style-name="T13">id</text:span></text:span><text:span text:style-name="Source_20_Text"><text:span text:style-name="T11">=</text:span></text:span><text:span text:style-name="Source_20_Text"><text:span text:style-name="T14">"elephant-video"</text:span></text:span><text:span text:style-name="Source_20_Text"><text:span text:style-name="T11"> </text:span></text:span><text:span text:style-name="Source_20_Text"><text:span text:style-name="T13">class</text:span></text:span><text:span text:style-name="Source_20_Text"><text:span text:style-name="T11">=</text:span></text:span><text:span text:style-name="Source_20_Text"><text:span text:style-name="T14">"elephant"</text:span></text:span><text:span text:style-name="Source_20_Text"><text:span text:style-name="T11"> </text:span></text:span><text:span text:style-name="Source_20_Text"><text:span text:style-name="T13">src</text:span></text:span><text:span text:style-name="Source_20_Text"><text:span text:style-name="T11">=</text:span></text:span><text:span text:style-name="Source_20_Text"><text:span text:style-name="T14">"elephant.mp4"</text:span></text:span><text:span text:style-name="Source_20_Text"><text:span text:style-name="T11"> </text:span></text:span><text:span text:style-name="Source_20_Text"><text:span text:style-name="T13">playsinline</text:span></text:span><text:span text:style-name="Source_20_Text"><text:span text:style-name="T11">&gt;&lt;/</text:span></text:span><text:span text:style-name="Source_20_Text"><text:span text:style-name="T12">video</text:span></text:span><text:span text:style-name="Source_20_Text"><text:span text:style-name="T11">&gt;</text:span></text:span></text:p>
        <text:p text:style-name="P13"><text:span text:style-name="T6">⚠️ </text:span><text:span text:style-name="T3">Put </text:span><text:span text:style-name="Source_20_Text"><text:span text:style-name="T7">elephant.mp4</text:span></text:span><text:span text:style-name="T3"> in the same folder as your </text:span><text:span text:style-name="Source_20_Text"><text:span text:style-name="T7">index.html</text:span></text:span><text:span text:style-name="T3"> file.</text:span></text:p>
        <text:p text:style-name="P14"/>
        <text:h text:style-name="P15" text:outline-level="3">✅ <text:span text:style-name="T5">Step 3: Adjust the script</text:span></text:h>
        <text:p text:style-name="P13"><text:span text:style-name="T3">Update your </text:span><text:span text:style-name="Source_20_Text"><text:span text:style-name="T7">&lt;script&gt;</text:span></text:span><text:span text:style-name="T3"> section so that the facts spray still works when the video is clicked. Replace the old </text:span><text:span text:style-name="Source_20_Text"><text:span text:style-name="T7">const elephant = document.querySelector(".elephant");</text:span></text:span><text:span text:style-name="T3"> and its listener with this:</text:span></text:p>
        <text:p text:style-name="P30"><text:span text:style-name="Source_20_Text"><text:span text:style-name="T11">&lt;</text:span></text:span><text:span text:style-name="Source_20_Text"><text:span text:style-name="T12">script</text:span></text:span><text:span text:style-name="Source_20_Text"><text:span text:style-name="T11">&gt;</text:span></text:span></text:p>
        <text:p text:style-name="P30"><text:span text:style-name="Source_20_Text"><text:span text:style-name="T15"><text:s text:c="2"/></text:span></text:span><text:span text:style-name="Source_20_Text"><text:span text:style-name="T10">const</text:span></text:span><text:span text:style-name="Source_20_Text"><text:span text:style-name="T11"> facts = [</text:span></text:span></text:p>
        <text:p text:style-name="P30"><text:span text:style-name="Source_20_Text"><text:span text:style-name="T15"><text:s text:c="4"/></text:span></text:span><text:span text:style-name="Source_20_Text"><text:span text:style-name="T14">"Elephants are the largest land animals on Earth."</text:span></text:span><text:span text:style-name="Source_20_Text"><text:span text:style-name="T11">,</text:span></text:span></text:p>
        <text:p text:style-name="P30"><text:span text:style-name="Source_20_Text"><text:span text:style-name="T15"><text:s text:c="4"/></text:span></text:span><text:span text:style-name="Source_20_Text"><text:span text:style-name="T14">"They can live up to 70 years in the wild."</text:span></text:span><text:span text:style-name="Source_20_Text"><text:span text:style-name="T11">,</text:span></text:span></text:p>
        <text:p text:style-name="P30"><text:span text:style-name="Source_20_Text"><text:span text:style-name="T15"><text:s text:c="4"/></text:span></text:span><text:span text:style-name="Source_20_Text"><text:span text:style-name="T14">"Elephants use their trunks to smell, breathe, trumpet, drink, and grab things."</text:span></text:span><text:span text:style-name="Source_20_Text"><text:span text:style-name="T11">,</text:span></text:span></text:p>
        <text:p text:style-name="P30"><text:span text:style-name="Source_20_Text"><text:span text:style-name="T15"><text:s text:c="4"/></text:span></text:span><text:span text:style-name="Source_20_Text"><text:span text:style-name="T14">"They are highly intelligent and have excellent memories."</text:span></text:span><text:span text:style-name="Source_20_Text"><text:span text:style-name="T11">,</text:span></text:span></text:p>
        <text:p text:style-name="P30"><text:span text:style-name="Source_20_Text"><text:span text:style-name="T15"><text:s text:c="4"/></text:span></text:span><text:span text:style-name="Source_20_Text"><text:span text:style-name="T14">"African elephants have larger ears than Asian elephants."</text:span></text:span><text:span text:style-name="Source_20_Text"><text:span text:style-name="T11">,</text:span></text:span></text:p>
        <text:p text:style-name="P30"><text:span text:style-name="Source_20_Text"><text:span text:style-name="T15"><text:s text:c="4"/></text:span></text:span><text:span text:style-name="Source_20_Text"><text:span text:style-name="T14">"Elephants can recognize themselves in a mirror!"</text:span></text:span></text:p>
        <text:p text:style-name="P31"><text:soft-page-break/><text:span text:style-name="Source_20_Text"><text:span text:style-name="T15"><text:s text:c="2"/></text:span></text:span><text:span text:style-name="Source_20_Text"><text:span text:style-name="T11">];</text:span></text:span></text:p>
        <text:p text:style-name="P31"/>
        <text:p text:style-name="P30"><text:span text:style-name="Source_20_Text"><text:span text:style-name="T15"><text:s text:c="2"/></text:span></text:span><text:span text:style-name="Source_20_Text"><text:span text:style-name="T10">const</text:span></text:span><text:span text:style-name="Source_20_Text"><text:span text:style-name="T11"> video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elephant-video"</text:span></text:span><text:span text:style-name="Source_20_Text"><text:span text:style-name="T11">);</text:span></text:span></text:p>
        <text:p text:style-name="P30"><text:span text:style-name="Source_20_Text"><text:span text:style-name="T15"><text:s text:c="2"/></text:span></text:span><text:span text:style-name="Source_20_Text"><text:span text:style-name="T10">const</text:span></text:span><text:span text:style-name="Source_20_Text"><text:span text:style-name="T11"> sprayContainer = </text:span></text:span><text:span text:style-name="Source_20_Text"><text:span text:style-name="T13">document</text:span></text:span><text:span text:style-name="Source_20_Text"><text:span text:style-name="T11">.</text:span></text:span><text:span text:style-name="Source_20_Text"><text:span text:style-name="T9">getElementById</text:span></text:span><text:span text:style-name="Source_20_Text"><text:span text:style-name="T11">(</text:span></text:span><text:span text:style-name="Source_20_Text"><text:span text:style-name="T14">"spray-container"</text:span></text:span><text:span text:style-name="Source_20_Text"><text:span text:style-name="T11">);</text:span></text:span></text:p>
        <text:p text:style-name="P31"/>
        <text:p text:style-name="P30"><text:span text:style-name="Source_20_Text"><text:span text:style-name="T15"><text:s text:c="2"/></text:span></text:span><text:span text:style-name="Source_20_Text"><text:span text:style-name="T11">video.</text:span></text:span><text:span text:style-name="Source_20_Text"><text:span text:style-name="T9">addEventListener</text:span></text:span><text:span text:style-name="Source_20_Text"><text:span text:style-name="T11">(</text:span></text:span><text:span text:style-name="Source_20_Text"><text:span text:style-name="T14">"click"</text:span></text:span><text:span text:style-name="Source_20_Text"><text:span text:style-name="T11">, () =&gt; {</text:span></text:span></text:p>
        <text:p text:style-name="P30"><text:span text:style-name="Source_20_Text"><text:span text:style-name="T15"><text:s text:c="4"/></text:span></text:span><text:span text:style-name="Source_20_Text"><text:span text:style-name="T17">// restart video from the beginning</text:span></text:span></text:p>
        <text:p text:style-name="P30"><text:span text:style-name="Source_20_Text"><text:span text:style-name="T15"><text:s text:c="4"/></text:span></text:span><text:span text:style-name="Source_20_Text"><text:span text:style-name="T11">video.</text:span></text:span><text:span text:style-name="Source_20_Text"><text:span text:style-name="T9">pause</text:span></text:span><text:span text:style-name="Source_20_Text"><text:span text:style-name="T11">();</text:span></text:span></text:p>
        <text:p text:style-name="P30"><text:span text:style-name="Source_20_Text"><text:span text:style-name="T15"><text:s text:c="4"/></text:span></text:span><text:span text:style-name="Source_20_Text"><text:span text:style-name="T11">video.currentTime = </text:span></text:span><text:span text:style-name="Source_20_Text"><text:span text:style-name="T13">0</text:span></text:span><text:span text:style-name="Source_20_Text"><text:span text:style-name="T11">;</text:span></text:span></text:p>
        <text:p text:style-name="P30"><text:span text:style-name="Source_20_Text"><text:span text:style-name="T15"><text:s text:c="4"/></text:span></text:span><text:span text:style-name="Source_20_Text"><text:span text:style-name="T11">video.</text:span></text:span><text:span text:style-name="Source_20_Text"><text:span text:style-name="T9">play</text:span></text:span><text:span text:style-name="Source_20_Text"><text:span text:style-name="T11">();</text:span></text:span></text:p>
        <text:p text:style-name="P31"/>
        <text:p text:style-name="P30"><text:span text:style-name="Source_20_Text"><text:span text:style-name="T15"><text:s text:c="4"/></text:span></text:span><text:span text:style-name="Source_20_Text"><text:span text:style-name="T17">// create random fact "spray"</text:span></text:span></text:p>
        <text:p text:style-name="P30"><text:span text:style-name="Source_20_Text"><text:span text:style-name="T15"><text:s text:c="4"/></text:span></text:span><text:span text:style-name="Source_20_Text"><text:span text:style-name="T10">const</text:span></text:span><text:span text:style-name="Source_20_Text"><text:span text:style-name="T11"> randomFact = facts[</text:span></text:span><text:span text:style-name="Source_20_Text"><text:span text:style-name="T9">Math</text:span></text:span><text:span text:style-name="Source_20_Text"><text:span text:style-name="T11">.</text:span></text:span><text:span text:style-name="Source_20_Text"><text:span text:style-name="T9">floor</text:span></text:span><text:span text:style-name="Source_20_Text"><text:span text:style-name="T11">(</text:span></text:span><text:span text:style-name="Source_20_Text"><text:span text:style-name="T9">Math</text:span></text:span><text:span text:style-name="Source_20_Text"><text:span text:style-name="T11">.</text:span></text:span><text:span text:style-name="Source_20_Text"><text:span text:style-name="T9">random</text:span></text:span><text:span text:style-name="Source_20_Text"><text:span text:style-name="T11">() * facts.length)];</text:span></text:span></text:p>
        <text:p text:style-name="P30"><text:span text:style-name="Source_20_Text"><text:span text:style-name="T15"><text:s text:c="4"/></text:span></text:span><text:span text:style-name="Source_20_Text"><text:span text:style-name="T10">const</text:span></text:span><text:span text:style-name="Source_20_Text"><text:span text:style-name="T11"> spray = </text:span></text:span><text:span text:style-name="Source_20_Text"><text:span text:style-name="T13">document</text:span></text:span><text:span text:style-name="Source_20_Text"><text:span text:style-name="T11">.</text:span></text:span><text:span text:style-name="Source_20_Text"><text:span text:style-name="T9">createElement</text:span></text:span><text:span text:style-name="Source_20_Text"><text:span text:style-name="T11">(</text:span></text:span><text:span text:style-name="Source_20_Text"><text:span text:style-name="T14">"div"</text:span></text:span><text:span text:style-name="Source_20_Text"><text:span text:style-name="T11">);</text:span></text:span></text:p>
        <text:p text:style-name="P30"><text:span text:style-name="Source_20_Text"><text:span text:style-name="T15"><text:s text:c="4"/></text:span></text:span><text:span text:style-name="Source_20_Text"><text:span text:style-name="T11">spray.className = </text:span></text:span><text:span text:style-name="Source_20_Text"><text:span text:style-name="T14">"spray"</text:span></text:span><text:span text:style-name="Source_20_Text"><text:span text:style-name="T11">;</text:span></text:span></text:p>
        <text:p text:style-name="P30"><text:span text:style-name="Source_20_Text"><text:span text:style-name="T15"><text:s text:c="4"/></text:span></text:span><text:span text:style-name="Source_20_Text"><text:span text:style-name="T11">spray.textContent = randomFact;</text:span></text:span></text:p>
        <text:p text:style-name="P31"/>
        <text:p text:style-name="P30"><text:span text:style-name="Source_20_Text"><text:span text:style-name="T15"><text:s text:c="4"/></text:span></text:span><text:span text:style-name="Source_20_Text"><text:span text:style-name="T11">spray.style.left = </text:span></text:span><text:span text:style-name="Source_20_Text"><text:span text:style-name="T14">`</text:span></text:span><text:span text:style-name="Source_20_Text"><text:span text:style-name="T12">${</text:span></text:span><text:span text:style-name="Source_20_Text"><text:span text:style-name="T16">Math</text:span></text:span><text:span text:style-name="Source_20_Text"><text:span text:style-name="T11">.random() * </text:span></text:span><text:span text:style-name="Source_20_Text"><text:span text:style-name="T13">120</text:span></text:span><text:span text:style-name="Source_20_Text"><text:span text:style-name="T11"> - </text:span></text:span><text:span text:style-name="Source_20_Text"><text:span text:style-name="T13">60</text:span></text:span><text:span text:style-name="Source_20_Text"><text:span text:style-name="T11">}px`;</text:span></text:span></text:p>
        <text:p text:style-name="P30"><text:span text:style-name="Source_20_Text"><text:span text:style-name="T15"><text:s text:c="4"/></text:span></text:span><text:span text:style-name="Source_20_Text"><text:span text:style-name="T11">sprayContainer.</text:span></text:span><text:span text:style-name="Source_20_Text"><text:span text:style-name="T9">appendChild</text:span></text:span><text:span text:style-name="Source_20_Text"><text:span text:style-name="T11">(spray);</text:span></text:span></text:p>
        <text:p text:style-name="P31"/>
        <text:p text:style-name="P30"><text:span text:style-name="Source_20_Text"><text:span text:style-name="T15"><text:s text:c="4"/></text:span></text:span><text:span text:style-name="Source_20_Text"><text:span text:style-name="T16">setTimeout</text:span></text:span><text:span text:style-name="Source_20_Text"><text:span text:style-name="T11">(() =&gt; {</text:span></text:span></text:p>
        <text:p text:style-name="P30"><text:span text:style-name="Source_20_Text"><text:span text:style-name="T15"><text:s text:c="6"/></text:span></text:span><text:span text:style-name="Source_20_Text"><text:span text:style-name="T11">spray.</text:span></text:span><text:span text:style-name="Source_20_Text"><text:span text:style-name="T9">remove</text:span></text:span><text:span text:style-name="Source_20_Text"><text:span text:style-name="T11">();</text:span></text:span></text:p>
        <text:p text:style-name="P30"><text:span text:style-name="Source_20_Text"><text:span text:style-name="T15"><text:s text:c="4"/></text:span></text:span><text:span text:style-name="Source_20_Text"><text:span text:style-name="T11">}, </text:span></text:span><text:span text:style-name="Source_20_Text"><text:span text:style-name="T13">3000</text:span></text:span><text:span text:style-name="Source_20_Text"><text:span text:style-name="T11">);</text:span></text:span></text:p>
        <text:p text:style-name="P31"><text:span text:style-name="Source_20_Text"><text:span text:style-name="T15"><text:s text:c="2"/></text:span></text:span><text:span text:style-name="Source_20_Text"><text:span text:style-name="T11">});</text:span></text:span></text:p>
        <text:p text:style-name="P30"><text:span text:style-name="Source_20_Text"><text:span text:style-name="T11">&lt;/</text:span></text:span><text:span text:style-name="Source_20_Text"><text:span text:style-name="T12">script</text:span></text:span><text:span text:style-name="Source_20_Text"><text:span text:style-name="T11">&gt;</text:span></text:span></text:p>
        <text:p text:style-name="P14"/>
        <text:h text:style-name="P15" text:outline-level="3">✅ <text:span text:style-name="T5">Step 4: Style the video like the old elephant</text:span></text:h>
        <text:p text:style-name="P13"><text:span text:style-name="T3">You already had </text:span><text:span text:style-name="Source_20_Text"><text:span text:style-name="T7">.elephant</text:span></text:span><text:span text:style-name="T3"> in CSS. Change it slightly for the video:</text:span></text:p>
        <text:p text:style-name="P30"><text:span text:style-name="Source_20_Text"><text:span text:style-name="T13">.elephant</text:span></text:span><text:span text:style-name="Source_20_Text"><text:span text:style-name="T11"> {</text:span></text:span></text:p>
        <text:p text:style-name="P30"><text:span text:style-name="Source_20_Text"><text:span text:style-name="T15"><text:s text:c="2"/></text:span></text:span><text:span text:style-name="Source_20_Text"><text:span text:style-name="T14">cursor</text:span></text:span><text:span text:style-name="Source_20_Text"><text:span text:style-name="T11">: pointer;</text:span></text:span></text:p>
        <text:p text:style-name="P30"><text:span text:style-name="Source_20_Text"><text:span text:style-name="T15"><text:s text:c="2"/></text:span></text:span><text:span text:style-name="Source_20_Text"><text:span text:style-name="T14">width</text:span></text:span><text:span text:style-name="Source_20_Text"><text:span text:style-name="T11">: </text:span></text:span><text:span text:style-name="Source_20_Text"><text:span text:style-name="T13">300px</text:span></text:span><text:span text:style-name="Source_20_Text"><text:span text:style-name="T11">; <text:s text:c="2"/></text:span></text:span><text:span text:style-name="Source_20_Text"><text:span text:style-name="T17">/* bigger than before */</text:span></text:span></text:p>
        <text:p text:style-name="P30"><text:soft-page-break/><text:span text:style-name="Source_20_Text"><text:span text:style-name="T15"><text:s text:c="2"/></text:span></text:span><text:span text:style-name="Source_20_Text"><text:span text:style-name="T14">max-width</text:span></text:span><text:span text:style-name="Source_20_Text"><text:span text:style-name="T11">: </text:span></text:span><text:span text:style-name="Source_20_Text"><text:span text:style-name="T13">100%</text:span></text:span><text:span text:style-name="Source_20_Text"><text:span text:style-name="T11">;</text:span></text:span></text:p>
        <text:p text:style-name="P30"><text:span text:style-name="Source_20_Text"><text:span text:style-name="T15"><text:s text:c="2"/></text:span></text:span><text:span text:style-name="Source_20_Text"><text:span text:style-name="T14">display</text:span></text:span><text:span text:style-name="Source_20_Text"><text:span text:style-name="T11">: block;</text:span></text:span></text:p>
        <text:p text:style-name="P30"><text:span text:style-name="Source_20_Text"><text:span text:style-name="T15"><text:s text:c="2"/></text:span></text:span><text:span text:style-name="Source_20_Text"><text:span text:style-name="T14">margin</text:span></text:span><text:span text:style-name="Source_20_Text"><text:span text:style-name="T11">: </text:span></text:span><text:span text:style-name="Source_20_Text"><text:span text:style-name="T13">0</text:span></text:span><text:span text:style-name="Source_20_Text"><text:span text:style-name="T11"> auto;</text:span></text:span></text:p>
        <text:p text:style-name="P30"><text:span text:style-name="Source_20_Text"><text:span text:style-name="T15"><text:s text:c="2"/></text:span></text:span><text:span text:style-name="Source_20_Text"><text:span text:style-name="T14">border-radius</text:span></text:span><text:span text:style-name="Source_20_Text"><text:span text:style-name="T11">: </text:span></text:span><text:span text:style-name="Source_20_Text"><text:span text:style-name="T13">12px</text:span></text:span><text:span text:style-name="Source_20_Text"><text:span text:style-name="T11">;</text:span></text:span></text:p>
        <text:p text:style-name="P30"><text:span text:style-name="Source_20_Text"><text:span text:style-name="T15"><text:s text:c="2"/></text:span></text:span><text:span text:style-name="Source_20_Text"><text:span text:style-name="T14">box-shadow</text:span></text:span><text:span text:style-name="Source_20_Text"><text:span text:style-name="T11">: </text:span></text:span><text:span text:style-name="Source_20_Text"><text:span text:style-name="T13">0</text:span></text:span><text:span text:style-name="Source_20_Text"><text:span text:style-name="T11"> </text:span></text:span><text:span text:style-name="Source_20_Text"><text:span text:style-name="T13">6px</text:span></text:span><text:span text:style-name="Source_20_Text"><text:span text:style-name="T11"> </text:span></text:span><text:span text:style-name="Source_20_Text"><text:span text:style-name="T13">20px</text:span></text:span><text:span text:style-name="Source_20_Text"><text:span text:style-name="T11"> </text:span></text:span><text:span text:style-name="Source_20_Text"><text:span text:style-name="T16">rgba</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text:span></text:span><text:span text:style-name="Source_20_Text"><text:span text:style-name="T11">,</text:span></text:span><text:span text:style-name="Source_20_Text"><text:span text:style-name="T13">0.15</text:span></text:span><text:span text:style-name="Source_20_Text"><text:span text:style-name="T11">);</text:span></text:span></text:p>
        <text:p text:style-name="P31"><text:span text:style-name="Source_20_Text"><text:span text:style-name="T11">}</text:span></text:span></text:p>
        <text:p text:style-name="P14"/>
        <text:p text:style-name="P11">🎉 <text:span text:style-name="T4">That’s it! Now when someone clicks on your Canva animation:</text:span></text:p>
        <text:list text:style-name="L16">
          <text:list-item>
            <text:p text:style-name="P46"><text:span text:style-name="T3">The video </text:span><text:span text:style-name="Strong_20_Emphasis"><text:span text:style-name="T2">restarts from the beginning and plays</text:span></text:span></text:p>
          </text:list-item>
          <text:list-item>
            <text:p text:style-name="P47">A random elephant fact “sprays” upward above it</text:p>
          </text:list-item>
        </text:list>
        <text:p text:style-name="P14"/>
        <text:p text:style-name="P13"><text:span text:style-name="T6">👉 </text:span><text:span text:style-name="T3">Do you want the </text:span><text:span text:style-name="Strong_20_Emphasis"><text:span text:style-name="T2">fact spray</text:span></text:span><text:span text:style-name="T3"> to appear </text:span><text:span text:style-name="Emphasis"><text:span text:style-name="T3">on top of the video itself</text:span></text:span><text:span text:style-name="T3"> (like a cartoon effect), or is it okay where it is now (above the trunk area)?</text:span></text:p>
        <text:section text:style-name="Sect2" text:name="thread-bottom-container">
          <text:p text:style-name="P48"/>
          <text:section text:style-name="Sect2" text:name="thread-bottom">
            <text:p text:style-name="P49"><text:a xlink:type="simple" xlink:href="https://chatgpt.com/c/68e3f929-b208-8330-96f4-35a369f76a50#main" text:style-name="Internet_20_link" text:visited-style-name="Visited_20_Internet_20_Link"><text:span text:style-name="T22"/></text:a></text:p>
            <text:section text:style-name="Sect1" text:name="Section1">
              <text:h text:style-name="P50" text:outline-level="2"><text:bookmark-start text:name="stage-slideover-sidebar"/><draw:frame draw:style-name="fr4" draw:name="stage-sidebar-tiny-bar" text:anchor-type="char" svg:x="0in" svg:width="0.4689in" draw:z-index="24"><draw:text-box fo:min-height="5.8335in"><text:p text:style-name="P3"/></draw:text-box></draw:frame><text:bookmark-end text:name="stage-slideover-sidebar"/>Chat history</text:h>
              <text:section text:style-name="Sect2" text:name="Section2">
                <text:p text:style-name="P51"><text:bookmark text:name="sidebar-header"/></text:p>
              </text:section>
              <text:section text:style-name="Sect2" text:name="Section3">
                <text:p text:style-name="P51"><text:bookmark text:name="history"/></text:p>
              </text:section>
            </text:section>
            <text:section text:style-name="Sect2" text:name="Section4">
              <text:p text:style-name="P44"><text:bookmark-start text:name="thread"/><draw:frame draw:style-name="fr5" draw:name="Frame24" text:anchor-type="char" svg:width="0.0161in" draw:z-index="26"><draw:text-box fo:min-height="0.0161in"><text:h text:style-name="P52" text:outline-level="5">You said:</text:h></draw:text-box></draw:frame><text:bookmark-end text:name="thread"/><text:span text:style-name="T23">I have this website that I would like to change slightly: &lt;!DOCTYPE html&gt; &lt;html lang="en"&gt; &lt;head&gt; &lt;meta charset="UTF-8"&gt; &lt;meta name="viewport" content="width=device-width, initial-scale=1.0"&gt; &lt;title&gt;Elephant World&lt;/title&gt; &lt;link rel="icon" type="image/x-icon" href="favicon.ico"&gt; &lt;style&gt;&lt;!DOCTYPE html&gt; &lt;html lang="en"&gt; &lt;head&gt; &lt;meta charset="UTF-8"&gt; &lt;meta name="viewport" content="width=device-width, initial-scale=1.0"&gt; &lt;title&gt;Elephant World&lt;/title&gt; &lt;link rel="icon" type="image/x-icon" href="favicon.ico"&gt; &lt;style&gt; body { font-family: Arial, sans-serif; margin: 0; padding: 0; scroll-behavior: smooth; background: #fefaf6; color: #333; } header { text-align: center; padding: 2rem 1rem; background: #d6f0ff; position: relative; overflow: hidden; } header h1 { font-size: 2rem; margin-bottom: 1rem; } .elephant { cursor: pointer; width: 300px; /* bigger than before */ max-width: 100%; display: block; margin: 0 auto; border-radius: 12px; box-shadow: 0 6px 20px rgba(0,0,0,0.15); } #spray-container { position: absolute; top: 140px; /* roughly above the trunk */ left: 50%; transform: translateX(-50%); pointer-events: none; z-index: 1; } .spray { position: absolute; font-size: 1rem; font-weight: bold; color: #0077cc; opacity: 0; animation: sprayUp 3s forwards; white-space: nowrap; } @keyframes sprayUp { 0% { transform: translateY(0) scale(0.8); opacity: 1; } 50% { opacity: 1; } 100% { transform: translateY(-150px) scale(1.2); opacity: 0; } } nav { text-align: center; background: #eee; padding: 1rem; } nav a { margin: 0 1rem; text-decoration: none; color: #0077cc; font-weight: bold; } section { padding: 3rem 1rem; max-width: 800px; margin: auto; } form { display: flex; flex-direction: column; gap: 1rem; } input, textarea { padding: 0.75rem; border-radius: 8px; border: 1px solid #ccc; font-size: 1rem; width: 100%; } button { padding: 0.75rem; border: none; border-radius: 8px; background: #0077cc; color: white; font-size: 1rem; cursor: pointer; } button:hover </text:span><text:soft-page-break/><text:span text:style-name="T23">{ background: #005fa3; } footer { text-align: center; padding: 2rem; background: #d6f0ff; } &lt;/style&gt; &lt;/head&gt; &lt;body&gt; &lt;header id="home"&gt; &lt;h1&gt;Welcome to Elephant World!&lt;/h1&gt; &lt;div id="spray-container"&gt;&lt;/div&gt; &lt;video id="elephant-video" class="elephant" src="ella.mp4" playsinline&gt;&lt;/video&gt; &lt;/header&gt; &lt;nav&gt; &lt;a href="#home"&gt;Home&lt;/a&gt; &lt;a href="#facts"&gt;Facts&lt;/a&gt; &lt;a href="#contact"&gt;Contact&lt;/a&gt; &lt;a href="https://en.wikipedia.org/wiki/Elephant" target="_blank"&gt;Wikipedia&lt;/a&gt; &lt;/nav&gt; &lt;section id="facts"&gt; &lt;h2&gt;About Elephants&lt;/h2&gt; &lt;p&gt;Elephants are the largest land animals on Earth, known for their intelligence, memory, and strong family bonds. They play an essential role in their ecosystems.&lt;/p&gt; &lt;/section&gt; &lt;section id="contact"&gt; &lt;h2&gt;Contact Us&lt;/h2&gt; &lt;form action="https://formspree.io/f/yourFormID" method="POST"&gt; &lt;input type="text" name="name" placeholder="Your Name" required&gt; &lt;input type="email" name="_replyto" placeholder="Your Email" required&gt; &lt;textarea name="message" rows="5" placeholder="Your Message" required&gt;&lt;/textarea&gt; &lt;button type="submit"&gt;Send&lt;/button&gt; &lt;/form&gt; &lt;/section&gt; &lt;footer&gt; &lt;p&gt;&amp;copy; 2025 Elephant World&lt;/p&gt; &lt;/footer&gt; &lt;script&gt; const facts = [ "Elephants are the largest land animals on Earth, weighing up to 12,000 pounds!", "They can live up to 70 years in the wild.", "Elephants use their trunks to smell, breathe, trumpet, drink, and grab things.", "They are highly intelligent and have excellent memories.", "African elephants have larger ears than Asian elephants.", "Elephants can recognize themselves in a mirror!", "The T-rex sound in Jurassic Park was actually a bull elephant.", "An elephant's trunk contains over 150,000 muscles and tendons.", "They can sense vibrations up to 50 miles away.", "They have the longest gestation period of any land animal - 22 months!", "Elephant tusks are actually teeth and they never stop growing!", "There are 3 species of elephant - African Savannah, African Forest, and Asian.", "An elephant creates one ton of poop every week.", "Elephants spend 12-18 hours every day eating.", "An elephant trunk can lift up to 700lbs!" ]; const video = document.getElementById("elephant-video"); const sprayContainer = document.getElementById("spray-container"); video.addEventListener("click", () =&gt; { // restart video from the beginning video.pause(); video.currentTime = 0; video.play(); // create random fact "spray" const randomFact = facts[Math.floor(Math.random() * facts.length)]; const spray = document.createElement("div"); spray.className = "spray"; spray.textContent = randomFact; spray.style.right = </text:span><text:span text:style-name="Source_20_Text"><text:span text:style-name="T23">${Math.random() * 120 - 60}px</text:span></text:span><text:span text:style-name="T23">; sprayContainer.appendChild(spray); setTimeout(() =&gt; { spray.remove(); }, 3000); }); &lt;/script&gt; &lt;/body&gt; &lt;/html&gt; </text:span></text:p>
              <text:p text:style-name="P53"><draw:frame draw:style-name="fr5" draw:name="Frame25" text:anchor-type="char" svg:width="0.0161in" draw:z-index="27"><draw:text-box fo:min-height="0.0161in"><text:h text:style-name="P54" text:outline-level="6">ChatGPT said:</text:h></draw:text-box></draw:frame><text:span text:style-name="T24">Perfect — I see your full HTML for </text:span><text:span text:style-name="Strong_20_Emphasis"><text:span text:style-name="T25">Elephant World</text:span></text:span><text:span text:style-name="T24">. 👍</text:span></text:p>
              <text:p text:style-name="P53"><text:span text:style-name="T24">You mentioned earlier that you want to </text:span><text:span text:style-name="Strong_20_Emphasis"><text:span text:style-name="T25">replace the existing elephant animation with the one you made on Canva</text:span></text:span><text:span text:style-name="T24">.</text:span></text:p>
              <text:p text:style-name="P55">Could you clarify one of these options so I can give you the exact updated HTML:</text:p>
              <text:list text:style-name="L17">
                <text:list-item>
                  <text:p text:style-name="P56"><text:span text:style-name="T26">🐘 </text:span><text:span text:style-name="Strong_20_Emphasis"><text:span text:style-name="T25">Your Canva file is a video</text:span></text:span><text:span text:style-name="T24"> (e.g., an </text:span><text:span text:style-name="Source_20_Text"><text:span text:style-name="T27">.mp4</text:span></text:span><text:span text:style-name="T24"> or </text:span><text:span text:style-name="Source_20_Text"><text:span text:style-name="T27">.mov</text:span></text:span><text:span text:style-name="T24"> you exported).<text:line-break/>→ In this case, we’ll just replace the </text:span><text:span text:style-name="Source_20_Text"><text:span text:style-name="T27">&lt;video src="ella.mp4"&gt;</text:span></text:span><text:span text:style-name="T24"> reference with your new file name (like </text:span><text:span text:style-name="Source_20_Text"><text:span text:style-name="T27">canva-elephant.mp4</text:span></text:span><text:span text:style-name="T24">), and adjust any styling or playback settings if needed.</text:span></text:p>
                </text:list-item>
                <text:list-item>
                  <text:p text:style-name="P56"><text:span text:style-name="T26">🎞️ </text:span><text:span text:style-name="Strong_20_Emphasis"><text:span text:style-name="T25">Your Canva animation is a GIF or Lottie animation</text:span></text:span><text:span text:style-name="T24"> (e.g., </text:span><text:span text:style-name="Source_20_Text"><text:span text:style-name="T27">.gif</text:span></text:span><text:span text:style-name="T24"> or </text:span><text:span text:style-name="Source_20_Text"><text:span text:style-name="T27">.json</text:span></text:span><text:span text:style-name="T24"> for web embedding).<text:line-break/>→ Then we’ll replace the </text:span><text:span text:style-name="Source_20_Text"><text:span text:style-name="T27">&lt;video&gt;</text:span></text:span><text:span text:style-name="T24"> element with either an </text:span><text:span text:style-name="Source_20_Text"><text:span text:style-name="T27">&lt;img&gt;</text:span></text:span><text:span text:style-name="T24"> tag or a Lottie </text:span><text:span text:style-name="Source_20_Text"><text:span text:style-name="T27">&lt;script&gt;</text:span></text:span><text:span text:style-name="T24"> embed.</text:span></text:p>
                </text:list-item>
                <text:list-item>
                  <text:p text:style-name="P56"><text:span text:style-name="T26">🌐 </text:span><text:span text:style-name="Strong_20_Emphasis"><text:span text:style-name="T25">Your Canva animation is hosted online</text:span></text:span><text:span text:style-name="T24"> (for example, Canva gave you an “Embed” link or iframe).<text:line-break/>→ Then we’ll replace the video with that embed code.</text:span></text:p>
                </text:list-item>
              </text:list>
              <text:p text:style-name="P57"><text:soft-page-break/>Can you tell me which one you have (or paste the Canva link/file format)?<text:line-break/>Once I know, I’ll give you the precise HTML replacement and any CSS or JS updates needed.</text:p>
              <text:p text:style-name="P58"><draw:frame draw:style-name="fr5" draw:name="Frame26" text:anchor-type="char" svg:width="0.0161in" draw:z-index="28"><draw:text-box fo:min-height="0.0161in"><text:h text:style-name="P52" text:outline-level="5">You said:</text:h></draw:text-box></draw:frame>I finished making the new animation, we're good there. I'd like to add a page that the button "Facts" links to. It should just be a plain page with the facts from the html on it: "Elephants are the largest land animals on Earth, weighing up to 12,000 pounds!", "They can live up to 70 years in the wild.", "Elephants use their trunks to smell, breathe, trumpet, drink, and grab things.", "They are highly intelligent and have excellent memories.", "African elephants have larger ears than Asian elephants.", "Elephants can recognize themselves in a mirror!", "The T-rex sound in Jurassic Park was actually a bull elephant.", "An elephant's trunk contains over 150,000 muscles and tendons.", "They can sense vibrations up to 50 miles away.", "They have the longest gestation period of any land animal - 22 months!", "Elephant tusks are actually teeth and they never stop growing!", "There are 3 species of elephant - African Savannah, African Forest, and Asian.", "An elephant creates one ton of poop every week.", "Elephants spend 12-18 hours every day eating.", "An elephant trunk can lift up to 700lbs!" </text:p>
              <text:p text:style-name="P53"><draw:frame draw:style-name="fr5" draw:name="Frame27" text:anchor-type="char" svg:width="0.0161in" draw:z-index="29"><draw:text-box fo:min-height="0.0161in"><text:h text:style-name="P54" text:outline-level="6">ChatGPT said:</text:h></draw:text-box></draw:frame><text:span text:style-name="T24">Perfect — we’ll add a </text:span><text:span text:style-name="Strong_20_Emphasis"><text:span text:style-name="T25">separate “Facts” page</text:span></text:span><text:span text:style-name="T24"> that looks clean and matches your current site style.</text:span></text:p>
              <text:p text:style-name="P55">Here’s exactly what to do:</text:p>
              <text:p text:style-name="P14"/>
              <text:h text:style-name="P59" text:outline-level="3">🧩 <text:span text:style-name="T5">Step 1: Update your navigation link</text:span></text:h>
              <text:p text:style-name="P53"><text:span text:style-name="T24">In your main file (</text:span><text:span text:style-name="Source_20_Text"><text:span text:style-name="T27">index.html</text:span></text:span><text:span text:style-name="T24">), change this line in your </text:span><text:span text:style-name="Source_20_Text"><text:span text:style-name="T27">&lt;nav&gt;</text:span></text:span><text:span text:style-name="T24">:</text:span></text:p>
              <text:p text:style-name="P60"><text:span text:style-name="Source_20_Text"><text:span text:style-name="T28">&lt;</text:span></text:span><text:span text:style-name="Source_20_Text"><text:span text:style-name="T29">a</text:span></text:span><text:span text:style-name="Source_20_Text"><text:span text:style-name="T28"> </text:span></text:span><text:span text:style-name="Source_20_Text"><text:span text:style-name="T30">href</text:span></text:span><text:span text:style-name="Source_20_Text"><text:span text:style-name="T28">=</text:span></text:span><text:span text:style-name="Source_20_Text"><text:span text:style-name="T31">"#facts"</text:span></text:span><text:span text:style-name="Source_20_Text"><text:span text:style-name="T28">&gt;Facts&lt;/</text:span></text:span><text:span text:style-name="Source_20_Text"><text:span text:style-name="T29">a</text:span></text:span><text:span text:style-name="Source_20_Text"><text:span text:style-name="T28">&gt;</text:span></text:span></text:p>
              <text:p text:style-name="P57">to:</text:p>
              <text:p text:style-name="P60"><text:span text:style-name="Source_20_Text"><text:span text:style-name="T28">&lt;</text:span></text:span><text:span text:style-name="Source_20_Text"><text:span text:style-name="T29">a</text:span></text:span><text:span text:style-name="Source_20_Text"><text:span text:style-name="T28"> </text:span></text:span><text:span text:style-name="Source_20_Text"><text:span text:style-name="T30">href</text:span></text:span><text:span text:style-name="Source_20_Text"><text:span text:style-name="T28">=</text:span></text:span><text:span text:style-name="Source_20_Text"><text:span text:style-name="T31">"facts.html"</text:span></text:span><text:span text:style-name="Source_20_Text"><text:span text:style-name="T28">&gt;Facts&lt;/</text:span></text:span><text:span text:style-name="Source_20_Text"><text:span text:style-name="T29">a</text:span></text:span><text:span text:style-name="Source_20_Text"><text:span text:style-name="T28">&gt;</text:span></text:span></text:p>
              <text:p text:style-name="P57">That tells the browser to open the new page.</text:p>
              <text:p text:style-name="P14"/>
              <text:h text:style-name="P61" text:outline-level="3"><text:span text:style-name="T26">🐘 </text:span><text:span text:style-name="T32">Step 2: Create a new file called </text:span><text:span text:style-name="Source_20_Text"><text:span text:style-name="T33">facts.html</text:span></text:span></text:h>
              <text:p text:style-name="P53"><text:span text:style-name="T24">Save this next code as </text:span><text:span text:style-name="Strong_20_Emphasis"><text:span text:style-name="Source_20_Text"><text:span text:style-name="T27">facts.html</text:span></text:span></text:span><text:span text:style-name="T24"> in the same folder as your main website:</text:span></text:p>
              <text:p text:style-name="P60"><text:span text:style-name="Source_20_Text"><text:span text:style-name="T34">&lt;!DOCTYPE </text:span></text:span><text:span text:style-name="Source_20_Text"><text:span text:style-name="T35">html</text:span></text:span><text:span text:style-name="Source_20_Text"><text:span text:style-name="T28">&gt;</text:span></text:span></text:p>
              <text:p text:style-name="P60"><text:span text:style-name="Source_20_Text"><text:span text:style-name="T28">&lt;</text:span></text:span><text:span text:style-name="Source_20_Text"><text:span text:style-name="T29">html</text:span></text:span><text:span text:style-name="Source_20_Text"><text:span text:style-name="T28"> </text:span></text:span><text:span text:style-name="Source_20_Text"><text:span text:style-name="T30">lang</text:span></text:span><text:span text:style-name="Source_20_Text"><text:span text:style-name="T28">=</text:span></text:span><text:span text:style-name="Source_20_Text"><text:span text:style-name="T31">"en"</text:span></text:span><text:span text:style-name="Source_20_Text"><text:span text:style-name="T28">&gt;</text:span></text:span></text:p>
              <text:p text:style-name="P60"><text:span text:style-name="Source_20_Text"><text:span text:style-name="T28">&lt;</text:span></text:span><text:span text:style-name="Source_20_Text"><text:span text:style-name="T29">head</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meta</text:span></text:span><text:span text:style-name="Source_20_Text"><text:span text:style-name="T28"> </text:span></text:span><text:span text:style-name="Source_20_Text"><text:span text:style-name="T30">charset</text:span></text:span><text:span text:style-name="Source_20_Text"><text:span text:style-name="T28">=</text:span></text:span><text:span text:style-name="Source_20_Text"><text:span text:style-name="T31">"UTF-8"</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meta</text:span></text:span><text:span text:style-name="Source_20_Text"><text:span text:style-name="T28"> </text:span></text:span><text:span text:style-name="Source_20_Text"><text:span text:style-name="T30">name</text:span></text:span><text:span text:style-name="Source_20_Text"><text:span text:style-name="T28">=</text:span></text:span><text:span text:style-name="Source_20_Text"><text:span text:style-name="T31">"viewport"</text:span></text:span><text:span text:style-name="Source_20_Text"><text:span text:style-name="T28"> </text:span></text:span><text:span text:style-name="Source_20_Text"><text:span text:style-name="T30">content</text:span></text:span><text:span text:style-name="Source_20_Text"><text:span text:style-name="T28">=</text:span></text:span><text:span text:style-name="Source_20_Text"><text:span text:style-name="T31">"width=device-width, initial-scale=1.0"</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title</text:span></text:span><text:span text:style-name="Source_20_Text"><text:span text:style-name="T28">&gt;Elephant Facts&lt;/</text:span></text:span><text:span text:style-name="Source_20_Text"><text:span text:style-name="T29">title</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link</text:span></text:span><text:span text:style-name="Source_20_Text"><text:span text:style-name="T28"> </text:span></text:span><text:span text:style-name="Source_20_Text"><text:span text:style-name="T30">rel</text:span></text:span><text:span text:style-name="Source_20_Text"><text:span text:style-name="T28">=</text:span></text:span><text:span text:style-name="Source_20_Text"><text:span text:style-name="T31">"icon"</text:span></text:span><text:span text:style-name="Source_20_Text"><text:span text:style-name="T28"> </text:span></text:span><text:span text:style-name="Source_20_Text"><text:span text:style-name="T30">type</text:span></text:span><text:span text:style-name="Source_20_Text"><text:span text:style-name="T28">=</text:span></text:span><text:span text:style-name="Source_20_Text"><text:span text:style-name="T31">"image/x-icon"</text:span></text:span><text:span text:style-name="Source_20_Text"><text:span text:style-name="T28"> </text:span></text:span><text:span text:style-name="Source_20_Text"><text:span text:style-name="T30">href</text:span></text:span><text:span text:style-name="Source_20_Text"><text:span text:style-name="T28">=</text:span></text:span><text:span text:style-name="Source_20_Text"><text:span text:style-name="T31">"favicon.ico"</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style</text:span></text:span><text:span text:style-name="Source_20_Text"><text:span text:style-name="T28">&gt;</text:span></text:span></text:p>
              <text:p text:style-name="P60"><text:soft-page-break/><text:span text:style-name="Source_20_Text"><text:span text:style-name="T36"><text:s text:c="4"/></text:span></text:span><text:span text:style-name="Source_20_Text"><text:span text:style-name="T29">body</text:span></text:span><text:span text:style-name="Source_20_Text"><text:span text:style-name="T28"> {</text:span></text:span></text:p>
              <text:p text:style-name="P60"><text:span text:style-name="Source_20_Text"><text:span text:style-name="T36"><text:s text:c="6"/></text:span></text:span><text:span text:style-name="Source_20_Text"><text:span text:style-name="T31">font-family</text:span></text:span><text:span text:style-name="Source_20_Text"><text:span text:style-name="T28">: Arial, sans-serif;</text:span></text:span></text:p>
              <text:p text:style-name="P60"><text:span text:style-name="Source_20_Text"><text:span text:style-name="T36"><text:s text:c="6"/></text:span></text:span><text:span text:style-name="Source_20_Text"><text:span text:style-name="T31">background</text:span></text:span><text:span text:style-name="Source_20_Text"><text:span text:style-name="T28">: </text:span></text:span><text:span text:style-name="Source_20_Text"><text:span text:style-name="T30">#fefaf6</text:span></text:span><text:span text:style-name="Source_20_Text"><text:span text:style-name="T28">;</text:span></text:span></text:p>
              <text:p text:style-name="P60"><text:span text:style-name="Source_20_Text"><text:span text:style-name="T36"><text:s text:c="6"/></text:span></text:span><text:span text:style-name="Source_20_Text"><text:span text:style-name="T31">color</text:span></text:span><text:span text:style-name="Source_20_Text"><text:span text:style-name="T28">: </text:span></text:span><text:span text:style-name="Source_20_Text"><text:span text:style-name="T30">#333</text:span></text:span><text:span text:style-name="Source_20_Text"><text:span text:style-name="T28">;</text:span></text:span></text:p>
              <text:p text:style-name="P60"><text:span text:style-name="Source_20_Text"><text:span text:style-name="T36"><text:s text:c="6"/></text:span></text:span><text:span text:style-name="Source_20_Text"><text:span text:style-name="T31">margin</text:span></text:span><text:span text:style-name="Source_20_Text"><text:span text:style-name="T28">: </text:span></text:span><text:span text:style-name="Source_20_Text"><text:span text:style-name="T30">0</text:span></text:span><text:span text:style-name="Source_20_Text"><text:span text:style-name="T28">;</text:span></text:span></text:p>
              <text:p text:style-name="P60"><text:span text:style-name="Source_20_Text"><text:span text:style-name="T36"><text:s text:c="6"/></text:span></text:span><text:span text:style-name="Source_20_Text"><text:span text:style-name="T31">padding</text:span></text:span><text:span text:style-name="Source_20_Text"><text:span text:style-name="T28">: </text:span></text:span><text:span text:style-name="Source_20_Text"><text:span text:style-name="T30">0</text:span></text:span><text:span text:style-name="Source_20_Text"><text:span text:style-name="T28">;</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header</text:span></text:span><text:span text:style-name="Source_20_Text"><text:span text:style-name="T28"> {</text:span></text:span></text:p>
              <text:p text:style-name="P60"><text:span text:style-name="Source_20_Text"><text:span text:style-name="T36"><text:s text:c="6"/></text:span></text:span><text:span text:style-name="Source_20_Text"><text:span text:style-name="T31">background</text:span></text:span><text:span text:style-name="Source_20_Text"><text:span text:style-name="T28">: </text:span></text:span><text:span text:style-name="Source_20_Text"><text:span text:style-name="T30">#d6f0ff</text:span></text:span><text:span text:style-name="Source_20_Text"><text:span text:style-name="T28">;</text:span></text:span></text:p>
              <text:p text:style-name="P60"><text:span text:style-name="Source_20_Text"><text:span text:style-name="T36"><text:s text:c="6"/></text:span></text:span><text:span text:style-name="Source_20_Text"><text:span text:style-name="T31">padding</text:span></text:span><text:span text:style-name="Source_20_Text"><text:span text:style-name="T28">: </text:span></text:span><text:span text:style-name="Source_20_Text"><text:span text:style-name="T30">2rem</text:span></text:span><text:span text:style-name="Source_20_Text"><text:span text:style-name="T28"> </text:span></text:span><text:span text:style-name="Source_20_Text"><text:span text:style-name="T30">1rem</text:span></text:span><text:span text:style-name="Source_20_Text"><text:span text:style-name="T28">;</text:span></text:span></text:p>
              <text:p text:style-name="P60"><text:span text:style-name="Source_20_Text"><text:span text:style-name="T36"><text:s text:c="6"/></text:span></text:span><text:span text:style-name="Source_20_Text"><text:span text:style-name="T31">text-align</text:span></text:span><text:span text:style-name="Source_20_Text"><text:span text:style-name="T28">: center;</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header</text:span></text:span><text:span text:style-name="Source_20_Text"><text:span text:style-name="T28"> </text:span></text:span><text:span text:style-name="Source_20_Text"><text:span text:style-name="T29">h1</text:span></text:span><text:span text:style-name="Source_20_Text"><text:span text:style-name="T28"> {</text:span></text:span></text:p>
              <text:p text:style-name="P60"><text:span text:style-name="Source_20_Text"><text:span text:style-name="T36"><text:s text:c="6"/></text:span></text:span><text:span text:style-name="Source_20_Text"><text:span text:style-name="T31">margin</text:span></text:span><text:span text:style-name="Source_20_Text"><text:span text:style-name="T28">: </text:span></text:span><text:span text:style-name="Source_20_Text"><text:span text:style-name="T30">0</text:span></text:span><text:span text:style-name="Source_20_Text"><text:span text:style-name="T28">;</text:span></text:span></text:p>
              <text:p text:style-name="P60"><text:span text:style-name="Source_20_Text"><text:span text:style-name="T36"><text:s text:c="6"/></text:span></text:span><text:span text:style-name="Source_20_Text"><text:span text:style-name="T31">font-size</text:span></text:span><text:span text:style-name="Source_20_Text"><text:span text:style-name="T28">: </text:span></text:span><text:span text:style-name="Source_20_Text"><text:span text:style-name="T30">2rem</text:span></text:span><text:span text:style-name="Source_20_Text"><text:span text:style-name="T28">;</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main</text:span></text:span><text:span text:style-name="Source_20_Text"><text:span text:style-name="T28"> {</text:span></text:span></text:p>
              <text:p text:style-name="P60"><text:span text:style-name="Source_20_Text"><text:span text:style-name="T36"><text:s text:c="6"/></text:span></text:span><text:span text:style-name="Source_20_Text"><text:span text:style-name="T31">max-width</text:span></text:span><text:span text:style-name="Source_20_Text"><text:span text:style-name="T28">: </text:span></text:span><text:span text:style-name="Source_20_Text"><text:span text:style-name="T30">800px</text:span></text:span><text:span text:style-name="Source_20_Text"><text:span text:style-name="T28">;</text:span></text:span></text:p>
              <text:p text:style-name="P60"><text:span text:style-name="Source_20_Text"><text:span text:style-name="T36"><text:s text:c="6"/></text:span></text:span><text:span text:style-name="Source_20_Text"><text:span text:style-name="T31">margin</text:span></text:span><text:span text:style-name="Source_20_Text"><text:span text:style-name="T28">: </text:span></text:span><text:span text:style-name="Source_20_Text"><text:span text:style-name="T30">2rem</text:span></text:span><text:span text:style-name="Source_20_Text"><text:span text:style-name="T28"> auto;</text:span></text:span></text:p>
              <text:p text:style-name="P60"><text:span text:style-name="Source_20_Text"><text:span text:style-name="T36"><text:s text:c="6"/></text:span></text:span><text:span text:style-name="Source_20_Text"><text:span text:style-name="T31">padding</text:span></text:span><text:span text:style-name="Source_20_Text"><text:span text:style-name="T28">: </text:span></text:span><text:span text:style-name="Source_20_Text"><text:span text:style-name="T30">0</text:span></text:span><text:span text:style-name="Source_20_Text"><text:span text:style-name="T28"> </text:span></text:span><text:span text:style-name="Source_20_Text"><text:span text:style-name="T30">1rem</text:span></text:span><text:span text:style-name="Source_20_Text"><text:span text:style-name="T28">;</text:span></text:span></text:p>
              <text:p text:style-name="P60"><text:span text:style-name="Source_20_Text"><text:span text:style-name="T36"><text:s text:c="6"/></text:span></text:span><text:span text:style-name="Source_20_Text"><text:span text:style-name="T31">line-height</text:span></text:span><text:span text:style-name="Source_20_Text"><text:span text:style-name="T28">: </text:span></text:span><text:span text:style-name="Source_20_Text"><text:span text:style-name="T30">1.7</text:span></text:span><text:span text:style-name="Source_20_Text"><text:span text:style-name="T28">;</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ul</text:span></text:span><text:span text:style-name="Source_20_Text"><text:span text:style-name="T28"> {</text:span></text:span></text:p>
              <text:p text:style-name="P60"><text:span text:style-name="Source_20_Text"><text:span text:style-name="T36"><text:s text:c="6"/></text:span></text:span><text:span text:style-name="Source_20_Text"><text:span text:style-name="T31">list-style-type</text:span></text:span><text:span text:style-name="Source_20_Text"><text:span text:style-name="T28">: </text:span></text:span><text:span text:style-name="Source_20_Text"><text:span text:style-name="T31">"🐘 "</text:span></text:span><text:span text:style-name="Source_20_Text"><text:span text:style-name="T28">;</text:span></text:span></text:p>
              <text:p text:style-name="P60"><text:span text:style-name="Source_20_Text"><text:span text:style-name="T36"><text:s text:c="6"/></text:span></text:span><text:span text:style-name="Source_20_Text"><text:span text:style-name="T31">padding-left</text:span></text:span><text:span text:style-name="Source_20_Text"><text:span text:style-name="T28">: </text:span></text:span><text:span text:style-name="Source_20_Text"><text:span text:style-name="T30">1rem</text:span></text:span><text:span text:style-name="Source_20_Text"><text:span text:style-name="T28">;</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li</text:span></text:span><text:span text:style-name="Source_20_Text"><text:span text:style-name="T28"> {</text:span></text:span></text:p>
              <text:p text:style-name="P60"><text:span text:style-name="Source_20_Text"><text:span text:style-name="T36"><text:s text:c="6"/></text:span></text:span><text:span text:style-name="Source_20_Text"><text:span text:style-name="T31">margin-bottom</text:span></text:span><text:span text:style-name="Source_20_Text"><text:span text:style-name="T28">: </text:span></text:span><text:span text:style-name="Source_20_Text"><text:span text:style-name="T30">0.75rem</text:span></text:span><text:span text:style-name="Source_20_Text"><text:span text:style-name="T28">;</text:span></text:span></text:p>
              <text:p text:style-name="P62"><text:span text:style-name="Source_20_Text"><text:span text:style-name="T36"><text:s text:c="4"/></text:span></text:span><text:span text:style-name="Source_20_Text"><text:span text:style-name="T28">}</text:span></text:span></text:p>
              <text:p text:style-name="P60"><text:soft-page-break/><text:span text:style-name="Source_20_Text"><text:span text:style-name="T36"><text:s text:c="4"/></text:span></text:span><text:span text:style-name="Source_20_Text"><text:span text:style-name="T29">nav</text:span></text:span><text:span text:style-name="Source_20_Text"><text:span text:style-name="T28"> {</text:span></text:span></text:p>
              <text:p text:style-name="P60"><text:span text:style-name="Source_20_Text"><text:span text:style-name="T36"><text:s text:c="6"/></text:span></text:span><text:span text:style-name="Source_20_Text"><text:span text:style-name="T31">text-align</text:span></text:span><text:span text:style-name="Source_20_Text"><text:span text:style-name="T28">: center;</text:span></text:span></text:p>
              <text:p text:style-name="P60"><text:span text:style-name="Source_20_Text"><text:span text:style-name="T36"><text:s text:c="6"/></text:span></text:span><text:span text:style-name="Source_20_Text"><text:span text:style-name="T31">background</text:span></text:span><text:span text:style-name="Source_20_Text"><text:span text:style-name="T28">: </text:span></text:span><text:span text:style-name="Source_20_Text"><text:span text:style-name="T30">#eee</text:span></text:span><text:span text:style-name="Source_20_Text"><text:span text:style-name="T28">;</text:span></text:span></text:p>
              <text:p text:style-name="P60"><text:span text:style-name="Source_20_Text"><text:span text:style-name="T36"><text:s text:c="6"/></text:span></text:span><text:span text:style-name="Source_20_Text"><text:span text:style-name="T31">padding</text:span></text:span><text:span text:style-name="Source_20_Text"><text:span text:style-name="T28">: </text:span></text:span><text:span text:style-name="Source_20_Text"><text:span text:style-name="T30">1rem</text:span></text:span><text:span text:style-name="Source_20_Text"><text:span text:style-name="T28">;</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nav</text:span></text:span><text:span text:style-name="Source_20_Text"><text:span text:style-name="T28"> </text:span></text:span><text:span text:style-name="Source_20_Text"><text:span text:style-name="T29">a</text:span></text:span><text:span text:style-name="Source_20_Text"><text:span text:style-name="T28"> {</text:span></text:span></text:p>
              <text:p text:style-name="P60"><text:span text:style-name="Source_20_Text"><text:span text:style-name="T36"><text:s text:c="6"/></text:span></text:span><text:span text:style-name="Source_20_Text"><text:span text:style-name="T31">margin</text:span></text:span><text:span text:style-name="Source_20_Text"><text:span text:style-name="T28">: </text:span></text:span><text:span text:style-name="Source_20_Text"><text:span text:style-name="T30">0</text:span></text:span><text:span text:style-name="Source_20_Text"><text:span text:style-name="T28"> </text:span></text:span><text:span text:style-name="Source_20_Text"><text:span text:style-name="T30">1rem</text:span></text:span><text:span text:style-name="Source_20_Text"><text:span text:style-name="T28">;</text:span></text:span></text:p>
              <text:p text:style-name="P60"><text:span text:style-name="Source_20_Text"><text:span text:style-name="T36"><text:s text:c="6"/></text:span></text:span><text:span text:style-name="Source_20_Text"><text:span text:style-name="T31">text-decoration</text:span></text:span><text:span text:style-name="Source_20_Text"><text:span text:style-name="T28">: none;</text:span></text:span></text:p>
              <text:p text:style-name="P60"><text:span text:style-name="Source_20_Text"><text:span text:style-name="T36"><text:s text:c="6"/></text:span></text:span><text:span text:style-name="Source_20_Text"><text:span text:style-name="T31">color</text:span></text:span><text:span text:style-name="Source_20_Text"><text:span text:style-name="T28">: </text:span></text:span><text:span text:style-name="Source_20_Text"><text:span text:style-name="T30">#0077cc</text:span></text:span><text:span text:style-name="Source_20_Text"><text:span text:style-name="T28">;</text:span></text:span></text:p>
              <text:p text:style-name="P60"><text:span text:style-name="Source_20_Text"><text:span text:style-name="T36"><text:s text:c="6"/></text:span></text:span><text:span text:style-name="Source_20_Text"><text:span text:style-name="T31">font-weight</text:span></text:span><text:span text:style-name="Source_20_Text"><text:span text:style-name="T28">: bold;</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nav</text:span></text:span><text:span text:style-name="Source_20_Text"><text:span text:style-name="T28"> </text:span></text:span><text:span text:style-name="Source_20_Text"><text:span text:style-name="T29">a</text:span></text:span><text:span text:style-name="Source_20_Text"><text:span text:style-name="T30">:hover</text:span></text:span><text:span text:style-name="Source_20_Text"><text:span text:style-name="T28"> {</text:span></text:span></text:p>
              <text:p text:style-name="P60"><text:span text:style-name="Source_20_Text"><text:span text:style-name="T36"><text:s text:c="6"/></text:span></text:span><text:span text:style-name="Source_20_Text"><text:span text:style-name="T31">text-decoration</text:span></text:span><text:span text:style-name="Source_20_Text"><text:span text:style-name="T28">: underline;</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4"/></text:span></text:span><text:span text:style-name="Source_20_Text"><text:span text:style-name="T29">footer</text:span></text:span><text:span text:style-name="Source_20_Text"><text:span text:style-name="T28"> {</text:span></text:span></text:p>
              <text:p text:style-name="P60"><text:span text:style-name="Source_20_Text"><text:span text:style-name="T36"><text:s text:c="6"/></text:span></text:span><text:span text:style-name="Source_20_Text"><text:span text:style-name="T31">text-align</text:span></text:span><text:span text:style-name="Source_20_Text"><text:span text:style-name="T28">: center;</text:span></text:span></text:p>
              <text:p text:style-name="P60"><text:span text:style-name="Source_20_Text"><text:span text:style-name="T36"><text:s text:c="6"/></text:span></text:span><text:span text:style-name="Source_20_Text"><text:span text:style-name="T31">padding</text:span></text:span><text:span text:style-name="Source_20_Text"><text:span text:style-name="T28">: </text:span></text:span><text:span text:style-name="Source_20_Text"><text:span text:style-name="T30">2rem</text:span></text:span><text:span text:style-name="Source_20_Text"><text:span text:style-name="T28">;</text:span></text:span></text:p>
              <text:p text:style-name="P60"><text:span text:style-name="Source_20_Text"><text:span text:style-name="T36"><text:s text:c="6"/></text:span></text:span><text:span text:style-name="Source_20_Text"><text:span text:style-name="T31">background</text:span></text:span><text:span text:style-name="Source_20_Text"><text:span text:style-name="T28">: </text:span></text:span><text:span text:style-name="Source_20_Text"><text:span text:style-name="T30">#d6f0ff</text:span></text:span><text:span text:style-name="Source_20_Text"><text:span text:style-name="T28">;</text:span></text:span></text:p>
              <text:p text:style-name="P62"><text:span text:style-name="Source_20_Text"><text:span text:style-name="T36"><text:s text:c="4"/></text:span></text:span><text:span text:style-name="Source_20_Text"><text:span text:style-name="T28">}</text:span></text:span></text:p>
              <text:p text:style-name="P60"><text:span text:style-name="Source_20_Text"><text:span text:style-name="T36"><text:s text:c="2"/></text:span></text:span><text:span text:style-name="Source_20_Text"><text:span text:style-name="T28">&lt;/</text:span></text:span><text:span text:style-name="Source_20_Text"><text:span text:style-name="T29">style</text:span></text:span><text:span text:style-name="Source_20_Text"><text:span text:style-name="T28">&gt;</text:span></text:span></text:p>
              <text:p text:style-name="P60"><text:span text:style-name="Source_20_Text"><text:span text:style-name="T28">&lt;/</text:span></text:span><text:span text:style-name="Source_20_Text"><text:span text:style-name="T29">head</text:span></text:span><text:span text:style-name="Source_20_Text"><text:span text:style-name="T28">&gt;</text:span></text:span></text:p>
              <text:p text:style-name="P60"><text:span text:style-name="Source_20_Text"><text:span text:style-name="T28">&lt;</text:span></text:span><text:span text:style-name="Source_20_Text"><text:span text:style-name="T29">body</text:span></text:span><text:span text:style-name="Source_20_Text"><text:span text:style-name="T28">&gt;</text:span></text:span></text:p>
              <text:p text:style-name="P62"/>
              <text:p text:style-name="P60"><text:span text:style-name="Source_20_Text"><text:span text:style-name="T36"><text:s text:c="2"/></text:span></text:span><text:span text:style-name="Source_20_Text"><text:span text:style-name="T28">&lt;</text:span></text:span><text:span text:style-name="Source_20_Text"><text:span text:style-name="T29">header</text:span></text:span><text:span text:style-name="Source_20_Text"><text:span text:style-name="T28">&gt;</text:span></text:span></text:p>
              <text:p text:style-name="P60"><text:span text:style-name="Source_20_Text"><text:span text:style-name="T36"><text:s text:c="4"/></text:span></text:span><text:span text:style-name="Source_20_Text"><text:span text:style-name="T28">&lt;</text:span></text:span><text:span text:style-name="Source_20_Text"><text:span text:style-name="T29">h1</text:span></text:span><text:span text:style-name="Source_20_Text"><text:span text:style-name="T28">&gt;Elephant Facts&lt;/</text:span></text:span><text:span text:style-name="Source_20_Text"><text:span text:style-name="T29">h1</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header</text:span></text:span><text:span text:style-name="Source_20_Text"><text:span text:style-name="T28">&gt;</text:span></text:span></text:p>
              <text:p text:style-name="P62"/>
              <text:p text:style-name="P60"><text:span text:style-name="Source_20_Text"><text:span text:style-name="T36"><text:s text:c="2"/></text:span></text:span><text:span text:style-name="Source_20_Text"><text:span text:style-name="T28">&lt;</text:span></text:span><text:span text:style-name="Source_20_Text"><text:span text:style-name="T29">nav</text:span></text:span><text:span text:style-name="Source_20_Text"><text:span text:style-name="T28">&gt;</text:span></text:span></text:p>
              <text:p text:style-name="P60"><text:span text:style-name="Source_20_Text"><text:span text:style-name="T36"><text:s text:c="4"/></text:span></text:span><text:span text:style-name="Source_20_Text"><text:span text:style-name="T28">&lt;</text:span></text:span><text:span text:style-name="Source_20_Text"><text:span text:style-name="T29">a</text:span></text:span><text:span text:style-name="Source_20_Text"><text:span text:style-name="T28"> </text:span></text:span><text:span text:style-name="Source_20_Text"><text:span text:style-name="T30">href</text:span></text:span><text:span text:style-name="Source_20_Text"><text:span text:style-name="T28">=</text:span></text:span><text:span text:style-name="Source_20_Text"><text:span text:style-name="T31">"index.html"</text:span></text:span><text:span text:style-name="Source_20_Text"><text:span text:style-name="T28">&gt;Home&lt;/</text:span></text:span><text:span text:style-name="Source_20_Text"><text:span text:style-name="T29">a</text:span></text:span><text:span text:style-name="Source_20_Text"><text:span text:style-name="T28">&gt;</text:span></text:span></text:p>
              <text:p text:style-name="P60"><text:span text:style-name="Source_20_Text"><text:span text:style-name="T36"><text:s text:c="4"/></text:span></text:span><text:span text:style-name="Source_20_Text"><text:span text:style-name="T28">&lt;</text:span></text:span><text:span text:style-name="Source_20_Text"><text:span text:style-name="T29">a</text:span></text:span><text:span text:style-name="Source_20_Text"><text:span text:style-name="T28"> </text:span></text:span><text:span text:style-name="Source_20_Text"><text:span text:style-name="T30">href</text:span></text:span><text:span text:style-name="Source_20_Text"><text:span text:style-name="T28">=</text:span></text:span><text:span text:style-name="Source_20_Text"><text:span text:style-name="T31">"facts.html"</text:span></text:span><text:span text:style-name="Source_20_Text"><text:span text:style-name="T28">&gt;Facts&lt;/</text:span></text:span><text:span text:style-name="Source_20_Text"><text:span text:style-name="T29">a</text:span></text:span><text:span text:style-name="Source_20_Text"><text:span text:style-name="T28">&gt;</text:span></text:span></text:p>
              <text:p text:style-name="P60"><text:soft-page-break/><text:span text:style-name="Source_20_Text"><text:span text:style-name="T36"><text:s text:c="4"/></text:span></text:span><text:span text:style-name="Source_20_Text"><text:span text:style-name="T28">&lt;</text:span></text:span><text:span text:style-name="Source_20_Text"><text:span text:style-name="T29">a</text:span></text:span><text:span text:style-name="Source_20_Text"><text:span text:style-name="T28"> </text:span></text:span><text:span text:style-name="Source_20_Text"><text:span text:style-name="T30">href</text:span></text:span><text:span text:style-name="Source_20_Text"><text:span text:style-name="T28">=</text:span></text:span><text:span text:style-name="Source_20_Text"><text:span text:style-name="T31">"#contact"</text:span></text:span><text:span text:style-name="Source_20_Text"><text:span text:style-name="T28">&gt;Contact&lt;/</text:span></text:span><text:span text:style-name="Source_20_Text"><text:span text:style-name="T29">a</text:span></text:span><text:span text:style-name="Source_20_Text"><text:span text:style-name="T28">&gt;</text:span></text:span></text:p>
              <text:p text:style-name="P60"><text:span text:style-name="Source_20_Text"><text:span text:style-name="T36"><text:s text:c="4"/></text:span></text:span><text:span text:style-name="Source_20_Text"><text:span text:style-name="T28">&lt;</text:span></text:span><text:span text:style-name="Source_20_Text"><text:span text:style-name="T29">a</text:span></text:span><text:span text:style-name="Source_20_Text"><text:span text:style-name="T28"> </text:span></text:span><text:span text:style-name="Source_20_Text"><text:span text:style-name="T30">href</text:span></text:span><text:span text:style-name="Source_20_Text"><text:span text:style-name="T28">=</text:span></text:span><text:span text:style-name="Source_20_Text"><text:span text:style-name="T31">"https://en.wikipedia.org/wiki/Elephant"</text:span></text:span><text:span text:style-name="Source_20_Text"><text:span text:style-name="T28"> </text:span></text:span><text:span text:style-name="Source_20_Text"><text:span text:style-name="T30">target</text:span></text:span><text:span text:style-name="Source_20_Text"><text:span text:style-name="T28">=</text:span></text:span><text:span text:style-name="Source_20_Text"><text:span text:style-name="T31">"_blank"</text:span></text:span><text:span text:style-name="Source_20_Text"><text:span text:style-name="T28">&gt;Wikipedia&lt;/</text:span></text:span><text:span text:style-name="Source_20_Text"><text:span text:style-name="T29">a</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nav</text:span></text:span><text:span text:style-name="Source_20_Text"><text:span text:style-name="T28">&gt;</text:span></text:span></text:p>
              <text:p text:style-name="P62"/>
              <text:p text:style-name="P60"><text:span text:style-name="Source_20_Text"><text:span text:style-name="T36"><text:s text:c="2"/></text:span></text:span><text:span text:style-name="Source_20_Text"><text:span text:style-name="T28">&lt;</text:span></text:span><text:span text:style-name="Source_20_Text"><text:span text:style-name="T29">main</text:span></text:span><text:span text:style-name="Source_20_Text"><text:span text:style-name="T28">&gt;</text:span></text:span></text:p>
              <text:p text:style-name="P60"><text:span text:style-name="Source_20_Text"><text:span text:style-name="T36"><text:s text:c="4"/></text:span></text:span><text:span text:style-name="Source_20_Text"><text:span text:style-name="T28">&lt;</text:span></text:span><text:span text:style-name="Source_20_Text"><text:span text:style-name="T29">ul</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Elephants are the largest land animals on Earth, weighing up to 12,000 pounds!&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They can live up to 70 years in the wild.&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Elephants use their trunks to smell, breathe, trumpet, drink, and grab things.&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They are highly intelligent and have excellent memories.&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African elephants have larger ears than Asian elephants.&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Elephants can recognize themselves in a mirror!&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The T-rex sound in Jurassic Park was actually a bull elephant.&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An elephant's trunk contains over 150,000 muscles and tendons.&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They can sense vibrations up to 50 miles away.&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They have the longest gestation period of any land animal — 22 months!&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Elephant tusks are actually teeth and they never stop growing!&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There are 3 species of elephant — African Savannah, African Forest, and Asian.&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An elephant creates one ton of poop every week.&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Elephants spend 12–18 hours every day eating.&lt;/</text:span></text:span><text:span text:style-name="Source_20_Text"><text:span text:style-name="T29">li</text:span></text:span><text:span text:style-name="Source_20_Text"><text:span text:style-name="T28">&gt;</text:span></text:span></text:p>
              <text:p text:style-name="P60"><text:span text:style-name="Source_20_Text"><text:span text:style-name="T36"><text:s text:c="6"/></text:span></text:span><text:span text:style-name="Source_20_Text"><text:span text:style-name="T28">&lt;</text:span></text:span><text:span text:style-name="Source_20_Text"><text:span text:style-name="T29">li</text:span></text:span><text:span text:style-name="Source_20_Text"><text:span text:style-name="T28">&gt;An elephant trunk can lift up to 700 lbs!&lt;/</text:span></text:span><text:span text:style-name="Source_20_Text"><text:span text:style-name="T29">li</text:span></text:span><text:span text:style-name="Source_20_Text"><text:span text:style-name="T28">&gt;</text:span></text:span></text:p>
              <text:p text:style-name="P60"><text:span text:style-name="Source_20_Text"><text:span text:style-name="T36"><text:s text:c="4"/></text:span></text:span><text:span text:style-name="Source_20_Text"><text:span text:style-name="T28">&lt;/</text:span></text:span><text:span text:style-name="Source_20_Text"><text:span text:style-name="T29">ul</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main</text:span></text:span><text:span text:style-name="Source_20_Text"><text:span text:style-name="T28">&gt;</text:span></text:span></text:p>
              <text:p text:style-name="P62"/>
              <text:p text:style-name="P60"><text:span text:style-name="Source_20_Text"><text:span text:style-name="T36"><text:s text:c="2"/></text:span></text:span><text:span text:style-name="Source_20_Text"><text:span text:style-name="T28">&lt;</text:span></text:span><text:span text:style-name="Source_20_Text"><text:span text:style-name="T29">footer</text:span></text:span><text:span text:style-name="Source_20_Text"><text:span text:style-name="T28">&gt;</text:span></text:span></text:p>
              <text:p text:style-name="P60"><text:span text:style-name="Source_20_Text"><text:span text:style-name="T36"><text:s text:c="4"/></text:span></text:span><text:span text:style-name="Source_20_Text"><text:span text:style-name="T28">&lt;</text:span></text:span><text:span text:style-name="Source_20_Text"><text:span text:style-name="T29">p</text:span></text:span><text:span text:style-name="Source_20_Text"><text:span text:style-name="T28">&gt;</text:span></text:span><text:span text:style-name="Source_20_Text"><text:span text:style-name="T34">&amp;copy;</text:span></text:span><text:span text:style-name="Source_20_Text"><text:span text:style-name="T28"> 2025 Elephant World&lt;/</text:span></text:span><text:span text:style-name="Source_20_Text"><text:span text:style-name="T29">p</text:span></text:span><text:span text:style-name="Source_20_Text"><text:span text:style-name="T28">&gt;</text:span></text:span></text:p>
              <text:p text:style-name="P60"><text:span text:style-name="Source_20_Text"><text:span text:style-name="T36"><text:s text:c="2"/></text:span></text:span><text:span text:style-name="Source_20_Text"><text:span text:style-name="T28">&lt;/</text:span></text:span><text:span text:style-name="Source_20_Text"><text:span text:style-name="T29">footer</text:span></text:span><text:span text:style-name="Source_20_Text"><text:span text:style-name="T28">&gt;</text:span></text:span></text:p>
              <text:p text:style-name="P62"><text:soft-page-break/></text:p>
              <text:p text:style-name="P60"><text:span text:style-name="Source_20_Text"><text:span text:style-name="T28">&lt;/</text:span></text:span><text:span text:style-name="Source_20_Text"><text:span text:style-name="T29">body</text:span></text:span><text:span text:style-name="Source_20_Text"><text:span text:style-name="T28">&gt;</text:span></text:span></text:p>
              <text:p text:style-name="P60"><text:span text:style-name="Source_20_Text"><text:span text:style-name="T28">&lt;/</text:span></text:span><text:span text:style-name="Source_20_Text"><text:span text:style-name="T29">html</text:span></text:span><text:span text:style-name="Source_20_Text"><text:span text:style-name="T28">&gt;</text:span></text:span></text:p>
              <text:p text:style-name="P14"/>
              <text:h text:style-name="P59" text:outline-level="3">✅ <text:span text:style-name="T5">Result</text:span></text:h>
              <text:p text:style-name="P53"><text:span text:style-name="T24">Now when you click the </text:span><text:span text:style-name="Strong_20_Emphasis"><text:span text:style-name="T25">Facts</text:span></text:span><text:span text:style-name="T24"> button:</text:span></text:p>
              <text:list text:style-name="L18">
                <text:list-item>
                  <text:p text:style-name="P63"><text:span text:style-name="T24">It opens </text:span><text:span text:style-name="Source_20_Text"><text:span text:style-name="T27">facts.html</text:span></text:span><text:span text:style-name="T24"> instead of scrolling on the same page.</text:span></text:p>
                </text:list-item>
                <text:list-item>
                  <text:p text:style-name="P64">The new page lists all your elephant facts with clean formatting and matching colors.</text:p>
                </text:list-item>
              </text:list>
              <text:p text:style-name="P14"/>
              <text:p text:style-name="P53"><text:span text:style-name="T24">Would you like me to make the </text:span><text:span text:style-name="Strong_20_Emphasis"><text:span text:style-name="T25">Facts page</text:span></text:span><text:span text:style-name="T24"> match the animated header style of the main site (with your Canva animation and blue header background), or keep it plain and static as described?</text:span></text:p>
              <text:section text:style-name="Sect2" text:name="Section5">
                <text:p text:style-name="P44"><text:bookmark text:name="thread-bottom-container"/></text:p>
                <text:section text:style-name="Sect2" text:name="Section6">
                  <text:p text:style-name="P44"><text:bookmark text:name="thread-bottom"/></text:p>
                  <text:section text:style-name="Sect2" text:name="prompt-textarea">
                    <text:p text:style-name="P44"/>
                  </text:section>
                </text:section>
                <text:p text:style-name="P65">ChatGPT can make mistakes. Check important info. See .<text:span text:style-name="T37"/></text:p>
              </text:section>
            </text:section>
            <text:p text:style-name="P66"><draw:frame draw:style-name="fr5" draw:name="live-region-assertive" text:anchor-type="char" svg:width="0.0161in" draw:z-index="30"><draw:text-box fo:min-height="0.0161in"><text:p text:style-name="P3"/></draw:text-box></draw:frame><text:line-break/></text:p>
          </text:section>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Variable Text" svg:font-family="'Segoe UI Variable Text', 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09:52:26.548541300</meta:creation-date>
    <dc:date>2025-10-06T10:20:21.323249700</dc:date>
    <meta:editing-duration>PT7M51S</meta:editing-duration>
    <meta:editing-cycles>2</meta:editing-cycles>
    <meta:generator>LibreOffice/25.2.5.2$Windows_X86_64 LibreOffice_project/03d19516eb2e1dd5d4ccd751a0d6f35f35e08022</meta:generator>
    <meta:document-statistic meta:table-count="0" meta:image-count="1" meta:object-count="0" meta:page-count="25" meta:paragraph-count="611" meta:word-count="4398" meta:character-count="32416" meta:non-whitespace-character-count="26931"/>
  </office:meta>
</office:document-meta>
</file>